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style:writing-mode="lr-tb"/>
    </style:style>
    <style:style style:name="P2" style:family="paragraph" style:parent-style-name="Standard">
      <style:paragraph-properties fo:text-align="center" fo:break-before="auto" style:writing-mode="lr-tb"/>
    </style:style>
    <style:style style:name="P3" style:family="paragraph" style:parent-style-name="Standard">
      <style:paragraph-properties fo:text-align="center" fo:break-before="auto" style:writing-mode="lr-tb"/>
    </style:style>
    <style:style style:name="P4" style:family="paragraph" style:parent-style-name="Standard">
      <style:paragraph-properties fo:text-align="center" fo:break-before="auto" style:writing-mode="lr-tb"/>
    </style:style>
    <style:style style:name="P5" style:family="paragraph" style:parent-style-name="Standard">
      <style:paragraph-properties fo:text-align="center" fo:break-before="auto" style:writing-mode="lr-tb"/>
    </style:style>
    <style:style style:name="P6" style:family="paragraph" style:parent-style-name="Standard">
      <style:paragraph-properties fo:text-align="center" fo:break-before="auto" style:writing-mode="lr-tb"/>
    </style:style>
    <style:style style:name="P7" style:family="paragraph" style:parent-style-name="Standard">
      <style:paragraph-properties fo:text-align="center" fo:break-before="auto" style:writing-mode="lr-tb"/>
    </style:style>
    <style:style style:name="P8" style:family="paragraph" style:parent-style-name="Standard">
      <style:paragraph-properties fo:text-align="center" fo:break-before="auto" style:writing-mode="lr-tb"/>
    </style:style>
    <style:style style:name="T8_1" style:family="text">
      <style:text-properties fo:font-size="18pt" style:font-size-asian="18pt" style:font-size-complex="18pt" fo:font-weight="bold" style:font-weight-asian="bold" style:font-weight-complex="bold"/>
    </style:style>
    <style:style style:name="T8_2" style:family="text">
      <style:text-properties fo:font-size="18pt" style:font-size-asian="18pt" style:font-size-complex="18pt" fo:font-weight="bold" style:font-weight-asian="bold" style:font-weight-complex="bold"/>
    </style:style>
    <style:style style:name="T8_3" style:family="text">
      <style:text-properties fo:font-size="18pt" style:font-size-asian="18pt" style:font-size-complex="18pt" fo:font-weight="bold" style:font-weight-asian="bold" style:font-weight-complex="bold"/>
    </style:style>
    <style:style style:name="T8_4" style:family="text">
      <style:text-properties fo:font-size="18pt" style:font-size-asian="18pt" style:font-size-complex="18pt" fo:font-weight="bold" style:font-weight-asian="bold" style:font-weight-complex="bold"/>
    </style:style>
    <style:style style:name="T8_5" style:family="text">
      <style:text-properties fo:font-size="18pt" style:font-size-asian="18pt" style:font-size-complex="18pt" fo:font-weight="bold" style:font-weight-asian="bold" style:font-weight-complex="bold"/>
    </style:style>
    <style:style style:name="T8_6" style:family="text">
      <style:text-properties fo:font-size="18pt" style:font-size-asian="18pt" style:font-size-complex="18pt" fo:font-weight="bold" style:font-weight-asian="bold" style:font-weight-complex="bold"/>
    </style:style>
    <style:style style:name="T8_7" style:family="text"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style:writing-mode="lr-tb"/>
    </style:style>
    <style:style style:name="T9_1" style:family="text">
      <style:text-properties fo:font-size="18pt" style:font-size-asian="18pt" style:font-size-complex="18pt"/>
    </style:style>
    <style:style style:name="T9_2" style:family="text"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fo:break-before="auto" style:writing-mode="lr-tb"/>
      <style:text-properties fo:font-size="18pt" style:font-size-asian="18pt" style:font-size-complex="18pt"/>
    </style:style>
    <style:style style:name="P11" style:family="paragraph" style:parent-style-name="Standard">
      <style:paragraph-properties fo:text-align="right" fo:break-before="auto" style:writing-mode="lr-tb"/>
    </style:style>
    <style:style style:name="P12" style:family="paragraph" style:parent-style-name="Standard">
      <style:paragraph-properties fo:text-align="right" fo:break-before="auto" style:writing-mode="lr-tb"/>
    </style:style>
    <style:style style:name="P13" style:family="paragraph" style:parent-style-name="Standard">
      <style:paragraph-properties fo:text-align="right" fo:break-before="auto" style:writing-mode="lr-tb"/>
    </style:style>
    <style:style style:name="P14" style:family="paragraph" style:parent-style-name="Standard">
      <style:paragraph-properties fo:text-align="right" fo:break-before="auto" style:writing-mode="lr-tb"/>
    </style:style>
    <style:style style:name="P15" style:family="paragraph" style:parent-style-name="Standard">
      <style:paragraph-properties fo:text-align="right" fo:break-before="auto" style:writing-mode="lr-tb"/>
    </style:style>
    <style:style style:name="P16" style:family="paragraph" style:parent-style-name="Standard">
      <style:paragraph-properties fo:text-align="right" fo:break-before="auto" style:writing-mode="lr-tb"/>
    </style:style>
    <style:style style:name="P17" style:family="paragraph" style:parent-style-name="Standard">
      <style:paragraph-properties fo:text-align="right" fo:break-before="auto" style:writing-mode="lr-tb"/>
    </style:style>
    <style:style style:name="P18" style:family="paragraph" style:parent-style-name="Standard">
      <style:paragraph-properties fo:text-align="right" fo:break-before="auto" style:writing-mode="lr-tb"/>
    </style:style>
    <style:style style:name="P19" style:family="paragraph" style:parent-style-name="Standard">
      <style:paragraph-properties fo:text-align="right" fo:break-before="auto" style:writing-mode="lr-tb"/>
    </style:style>
    <style:style style:name="P20" style:family="paragraph" style:parent-style-name="Standard">
      <style:paragraph-properties fo:text-align="right" fo:break-before="auto" style:writing-mode="lr-tb"/>
    </style:style>
    <style:style style:name="P21" style:family="paragraph" style:parent-style-name="Standard">
      <style:paragraph-properties fo:text-align="right" fo:break-before="auto" style:writing-mode="lr-tb"/>
    </style:style>
    <style:style style:name="P22" style:family="paragraph" style:parent-style-name="Standard">
      <style:paragraph-properties fo:text-align="right" fo:break-before="auto" style:writing-mode="lr-tb"/>
    </style:style>
    <style:style style:name="P23" style:family="paragraph" style:parent-style-name="Standard">
      <style:paragraph-properties fo:text-align="right" fo:break-before="auto" style:writing-mode="lr-tb"/>
    </style:style>
    <style:style style:name="P24" style:family="paragraph" style:parent-style-name="Standard">
      <style:paragraph-properties fo:text-align="right" fo:break-before="auto" style:writing-mode="lr-tb"/>
    </style:style>
    <style:style style:name="P25" style:family="paragraph" style:parent-style-name="Standard">
      <style:paragraph-properties fo:text-align="right"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text-align="right"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page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style:writing-mode="lr-tb">
        <style:tab-stops>
          <style:tab-stop style:type="left" style:leader-style="none" style:position="14.737cm"/>
        </style:tab-stops>
      </style:paragraph-properties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page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style:writing-mode="lr-tb"/>
    </style:style>
    <style:style style:name="P48" style:family="paragraph" style:parent-style-name="Standard">
      <style:paragraph-properties fo:break-before="auto" fo:text-indent="1.27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T48_143" style:family="text"/>
    <style:style style:name="T48_144" style:family="text"/>
    <style:style style:name="T48_145" style:family="text"/>
    <style:style style:name="T48_146" style:family="text"/>
    <style:style style:name="T48_147" style:family="text"/>
    <style:style style:name="T48_148" style:family="text"/>
    <style:style style:name="T48_149" style:family="text"/>
    <style:style style:name="T48_150" style:family="text"/>
    <style:style style:name="T48_151" style:family="text"/>
    <style:style style:name="T48_152" style:family="text"/>
    <style:style style:name="T48_153" style:family="text"/>
    <style:style style:name="T48_154" style:family="text"/>
    <style:style style:name="T48_155" style:family="text"/>
    <style:style style:name="T48_156" style:family="text"/>
    <style:style style:name="T48_157" style:family="text"/>
    <style:style style:name="T48_158" style:family="text"/>
    <style:style style:name="T48_159" style:family="text"/>
    <style:style style:name="T48_160" style:family="text"/>
    <style:style style:name="T48_161" style:family="text"/>
    <style:style style:name="T48_162" style:family="text"/>
    <style:style style:name="T48_163" style:family="text"/>
    <style:style style:name="T48_164" style:family="text"/>
    <style:style style:name="T48_165" style:family="text"/>
    <style:style style:name="T48_166" style:family="text"/>
    <style:style style:name="T48_167" style:family="text"/>
    <style:style style:name="T48_168" style:family="text"/>
    <style:style style:name="T48_169" style:family="text"/>
    <style:style style:name="T48_170" style:family="text"/>
    <style:style style:name="T48_171" style:family="text"/>
    <style:style style:name="T48_172" style:family="text"/>
    <style:style style:name="T48_173" style:family="text"/>
    <style:style style:name="T48_174" style:family="text"/>
    <style:style style:name="T48_175" style:family="text"/>
    <style:style style:name="T48_176" style:family="text"/>
    <style:style style:name="T48_177" style:family="text"/>
    <style:style style:name="T48_178" style:family="text"/>
    <style:style style:name="T48_179" style:family="text"/>
    <style:style style:name="T48_180" style:family="text"/>
    <style:style style:name="T48_181" style:family="text"/>
    <style:style style:name="T48_182" style:family="text"/>
    <style:style style:name="T48_183" style:family="text"/>
    <style:style style:name="T48_184" style:family="text"/>
    <style:style style:name="T48_185" style:family="text"/>
    <style:style style:name="T48_186" style:family="text"/>
    <style:style style:name="T48_187" style:family="text"/>
    <style:style style:name="T48_188" style:family="text"/>
    <style:style style:name="T48_189" style:family="text"/>
    <style:style style:name="T48_190" style:family="text"/>
    <style:style style:name="T48_191" style:family="text"/>
    <style:style style:name="T48_192" style:family="text"/>
    <style:style style:name="T48_193" style:family="text"/>
    <style:style style:name="T48_194" style:family="text"/>
    <style:style style:name="T48_195" style:family="text"/>
    <style:style style:name="T48_196" style:family="text"/>
    <style:style style:name="T48_197" style:family="text"/>
    <style:style style:name="T48_198" style:family="text"/>
    <style:style style:name="T48_199" style:family="text"/>
    <style:style style:name="T48_200" style:family="text"/>
    <style:style style:name="T48_201" style:family="text"/>
    <style:style style:name="T48_202" style:family="text"/>
    <style:style style:name="T48_203" style:family="text"/>
    <style:style style:name="T48_204" style:family="text"/>
    <style:style style:name="T48_205" style:family="text"/>
    <style:style style:name="T48_206" style:family="text"/>
    <style:style style:name="T48_207" style:family="text"/>
    <style:style style:name="T48_208" style:family="text"/>
    <style:style style:name="T48_209" style:family="text"/>
    <style:style style:name="T48_210" style:family="text"/>
    <style:style style:name="T48_211" style:family="text"/>
    <style:style style:name="T48_212" style:family="text"/>
    <style:style style:name="T48_213" style:family="text"/>
    <style:style style:name="T48_214" style:family="text"/>
    <style:style style:name="T48_215" style:family="text"/>
    <style:style style:name="T48_216" style:family="text"/>
    <style:style style:name="T48_217" style:family="text"/>
    <style:style style:name="T48_218" style:family="text"/>
    <style:style style:name="T48_219" style:family="text"/>
    <style:style style:name="T48_220" style:family="text"/>
    <style:style style:name="T48_221" style:family="text"/>
    <style:style style:name="T48_222" style:family="text"/>
    <style:style style:name="T48_223" style:family="text"/>
    <style:style style:name="T48_224" style:family="text"/>
    <style:style style:name="T48_225" style:family="text"/>
    <style:style style:name="T48_226" style:family="text"/>
    <style:style style:name="T48_227" style:family="text"/>
    <style:style style:name="T48_228" style:family="text"/>
    <style:style style:name="T48_229" style:family="text"/>
    <style:style style:name="T48_230" style:family="text"/>
    <style:style style:name="T48_231" style:family="text"/>
    <style:style style:name="T48_232" style:family="text"/>
    <style:style style:name="T48_233" style:family="text"/>
    <style:style style:name="T48_234" style:family="text"/>
    <style:style style:name="T48_235" style:family="text"/>
    <style:style style:name="T48_236" style:family="text"/>
    <style:style style:name="T48_237" style:family="text"/>
    <style:style style:name="T48_238" style:family="text"/>
    <style:style style:name="T48_239" style:family="text"/>
    <style:style style:name="T48_240" style:family="text"/>
    <style:style style:name="T48_241" style:family="text"/>
    <style:style style:name="T48_242" style:family="text"/>
    <style:style style:name="T48_243" style:family="text"/>
    <style:style style:name="T48_244" style:family="text"/>
    <style:style style:name="T48_245" style:family="text"/>
    <style:style style:name="T48_246" style:family="text"/>
    <style:style style:name="T48_247" style:family="text"/>
    <style:style style:name="T48_248" style:family="text"/>
    <style:style style:name="T48_249" style:family="text"/>
    <style:style style:name="T48_250" style:family="text"/>
    <style:style style:name="P49" style:family="paragraph" style:parent-style-name="Standard">
      <style:paragraph-properties fo:break-before="page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style:writing-mode="lr-tb"/>
    </style:style>
    <style:style style:name="P51" style:family="paragraph" style:parent-style-name="Standard">
      <style:paragraph-properties fo:break-before="auto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style:writing-mode="lr-tb"/>
    </style:style>
    <style:style style:name="P53" style:family="paragraph" style:parent-style-name="Standard">
      <style:paragraph-properties fo:break-before="auto" fo:text-indent="1.27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P54" style:family="paragraph" style:parent-style-name="Standard">
      <style:paragraph-properties fo:break-before="auto" fo:text-indent="0cm" fo:margin-left="0cm" style:writing-mode="lr-tb"/>
    </style:style>
    <style:style style:name="T54_1" style:family="text"/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T54_4" style:family="text">
      <style:text-properties fo:font-style="italic" style:font-style-asian="italic" style:font-style-complex="italic"/>
    </style:style>
    <style:style style:name="T54_5" style:family="text">
      <style:text-properties fo:font-style="italic" style:font-style-asian="italic" style:font-style-complex="italic"/>
    </style:style>
    <style:style style:name="T54_6" style:family="text">
      <style:text-properties fo:font-style="italic" style:font-style-asian="italic" style:font-style-complex="italic"/>
    </style:style>
    <style:style style:name="T54_7" style:family="text">
      <style:text-properties fo:font-style="italic" style:font-style-asian="italic" style:font-style-complex="italic"/>
    </style:style>
    <style:style style:name="T54_8" style:family="text">
      <style:text-properties fo:font-style="italic" style:font-style-asian="italic" style:font-style-complex="italic"/>
    </style:style>
    <style:style style:name="T54_9" style:family="text">
      <style:text-properties fo:font-style="italic" style:font-style-asian="italic" style:font-style-complex="italic"/>
    </style:style>
    <style:style style:name="T54_10" style:family="text">
      <style:text-properties fo:font-style="italic" style:font-style-asian="italic" style:font-style-complex="italic"/>
    </style:style>
    <style:style style:name="T54_11" style:family="text">
      <style:text-properties fo:font-style="italic" style:font-style-asian="italic" style:font-style-complex="italic"/>
    </style:style>
    <style:style style:name="T54_12" style:family="text">
      <style:text-properties fo:font-style="italic" style:font-style-asian="italic" style:font-style-complex="italic"/>
    </style:style>
    <style:style style:name="T54_13" style:family="text">
      <style:text-properties fo:font-style="italic" style:font-style-asian="italic" style:font-style-complex="italic"/>
    </style:style>
    <style:style style:name="T54_14" style:family="text">
      <style:text-properties fo:font-style="italic" style:font-style-asian="italic" style:font-style-complex="italic"/>
    </style:style>
    <style:style style:name="T54_15" style:family="text">
      <style:text-properties fo:font-style="italic" style:font-style-asian="italic" style:font-style-complex="italic"/>
    </style:style>
    <style:style style:name="T54_16" style:family="text">
      <style:text-properties fo:font-style="italic" style:font-style-asian="italic" style:font-style-complex="italic"/>
    </style:style>
    <style:style style:name="T54_17" style:family="text">
      <style:text-properties fo:font-style="italic" style:font-style-asian="italic" style:font-style-complex="italic"/>
    </style:style>
    <style:style style:name="T54_18" style:family="text">
      <style:text-properties fo:font-style="italic" style:font-style-asian="italic" style:font-style-complex="italic"/>
    </style:style>
    <style:style style:name="T54_19" style:family="text">
      <style:text-properties fo:font-style="italic" style:font-style-asian="italic" style:font-style-complex="italic"/>
    </style:style>
    <style:style style:name="T54_20" style:family="text">
      <style:text-properties fo:font-style="italic" style:font-style-asian="italic" style:font-style-complex="italic"/>
    </style:style>
    <style:style style:name="T54_21" style:family="text">
      <style:text-properties fo:font-style="italic" style:font-style-asian="italic" style:font-style-complex="italic"/>
    </style:style>
    <style:style style:name="T54_22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0cm" fo:margin-left="0cm" style:writing-mode="lr-tb"/>
    </style:style>
    <style:style style:name="P56" style:family="paragraph" style:parent-style-name="Standard">
      <style:paragraph-properties fo:break-before="auto" fo:text-indent="0cm" fo:margin-left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text-indent="0cm" fo:margin-left="0cm" style:writing-mode="lr-tb"/>
    </style:style>
    <style:style style:name="P58" style:family="paragraph" style:parent-style-name="Standard">
      <style:paragraph-properties fo:break-before="auto" fo:text-indent="0cm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P59" style:family="paragraph" style:parent-style-name="Standard">
      <style:paragraph-properties fo:break-before="auto" fo:text-indent="0cm" fo:margin-left="0cm" style:writing-mode="lr-tb"/>
    </style:style>
    <style:style style:name="T59_1" style:family="text"/>
    <style:style style:name="T59_2" style:family="text">
      <style:text-properties fo:font-style="italic" style:font-style-asian="italic" style:font-style-complex="italic"/>
    </style:style>
    <style:style style:name="T59_3" style:family="text">
      <style:text-properties fo:font-style="italic" style:font-style-asian="italic" style:font-style-complex="italic"/>
    </style:style>
    <style:style style:name="T59_4" style:family="text">
      <style:text-properties fo:font-style="italic" style:font-style-asian="italic" style:font-style-complex="italic"/>
    </style:style>
    <style:style style:name="T59_5" style:family="text">
      <style:text-properties fo:font-style="italic" style:font-style-asian="italic" style:font-style-complex="italic"/>
    </style:style>
    <style:style style:name="T59_6" style:family="text">
      <style:text-properties fo:font-style="italic" style:font-style-asian="italic" style:font-style-complex="italic"/>
    </style:style>
    <style:style style:name="T59_7" style:family="text">
      <style:text-properties fo:font-style="italic" style:font-style-asian="italic" style:font-style-complex="italic"/>
    </style:style>
    <style:style style:name="T59_8" style:family="text">
      <style:text-properties fo:font-style="italic" style:font-style-asian="italic" style:font-style-complex="italic"/>
    </style:style>
    <style:style style:name="T59_9" style:family="text">
      <style:text-properties fo:font-style="italic" style:font-style-asian="italic" style:font-style-complex="italic"/>
    </style:style>
    <style:style style:name="T59_10" style:family="text">
      <style:text-properties fo:font-style="italic" style:font-style-asian="italic" style:font-style-complex="italic"/>
    </style:style>
    <style:style style:name="T59_11" style:family="text">
      <style:text-properties fo:font-style="italic" style:font-style-asian="italic" style:font-style-complex="italic"/>
    </style:style>
    <style:style style:name="T59_12" style:family="text">
      <style:text-properties fo:font-style="italic" style:font-style-asian="italic" style:font-style-complex="italic"/>
    </style:style>
    <style:style style:name="T59_13" style:family="text">
      <style:text-properties fo:font-style="italic" style:font-style-asian="italic" style:font-style-complex="italic"/>
    </style:style>
    <style:style style:name="T59_14" style:family="text">
      <style:text-properties fo:font-style="italic" style:font-style-asian="italic" style:font-style-complex="italic"/>
    </style:style>
    <style:style style:name="P60" style:family="paragraph" style:parent-style-name="Standard">
      <style:paragraph-properties fo:break-before="auto" fo:text-indent="0cm" fo:margin-left="0cm" style:writing-mode="lr-tb"/>
    </style:style>
    <style:style style:name="T60_1" style:family="text">
      <style:text-properties fo:font-style="italic" style:font-style-asian="italic" style:font-style-complex="italic"/>
    </style:style>
    <style:style style:name="T60_2" style:family="text">
      <style:text-properties fo:font-style="italic" style:font-style-asian="italic" style:font-style-complex="italic"/>
    </style:style>
    <style:style style:name="T60_3" style:family="text">
      <style:text-properties fo:font-style="italic" style:font-style-asian="italic" style:font-style-complex="italic"/>
    </style:style>
    <style:style style:name="T60_4" style:family="text">
      <style:text-properties fo:font-style="italic" style:font-style-asian="italic" style:font-style-complex="italic"/>
    </style:style>
    <style:style style:name="T60_5" style:family="text">
      <style:text-properties fo:font-style="italic" style:font-style-asian="italic" style:font-style-complex="italic"/>
    </style:style>
    <style:style style:name="T60_6" style:family="text">
      <style:text-properties fo:font-style="italic" style:font-style-asian="italic" style:font-style-complex="italic"/>
    </style:style>
    <style:style style:name="T60_7" style:family="text">
      <style:text-properties fo:font-style="italic" style:font-style-asian="italic" style:font-style-complex="italic"/>
    </style:style>
    <style:style style:name="T60_8" style:family="text">
      <style:text-properties fo:font-style="italic" style:font-style-asian="italic" style:font-style-complex="italic"/>
    </style:style>
    <style:style style:name="P61" style:family="paragraph" style:parent-style-name="Standard">
      <style:paragraph-properties fo:break-before="auto" fo:text-indent="0cm" fo:margin-left="0cm" style:writing-mode="lr-tb"/>
    </style:style>
    <style:style style:name="T61_1" style:family="text">
      <style:text-properties fo:font-style="italic" style:font-style-asian="italic" style:font-style-complex="italic"/>
    </style:style>
    <style:style style:name="T61_2" style:family="text">
      <style:text-properties fo:font-style="italic" style:font-style-asian="italic" style:font-style-complex="italic"/>
    </style:style>
    <style:style style:name="T61_3" style:family="text">
      <style:text-properties fo:font-style="italic" style:font-style-asian="italic" style:font-style-complex="italic"/>
    </style:style>
    <style:style style:name="T61_4" style:family="text">
      <style:text-properties fo:font-style="italic" style:font-style-asian="italic" style:font-style-complex="italic"/>
    </style:style>
    <style:style style:name="T61_5" style:family="text">
      <style:text-properties fo:font-style="italic" style:font-style-asian="italic" style:font-style-complex="italic"/>
    </style:style>
    <style:style style:name="T61_6" style:family="text">
      <style:text-properties fo:font-style="italic" style:font-style-asian="italic" style:font-style-complex="italic"/>
    </style:style>
    <style:style style:name="T61_7" style:family="text">
      <style:text-properties fo:font-style="italic" style:font-style-asian="italic" style:font-style-complex="italic"/>
    </style:style>
    <style:style style:name="T61_8" style:family="text">
      <style:text-properties fo:font-style="italic" style:font-style-asian="italic" style:font-style-complex="italic"/>
    </style:style>
    <style:style style:name="T61_9" style:family="text">
      <style:text-properties fo:font-style="italic" style:font-style-asian="italic" style:font-style-complex="italic"/>
    </style:style>
    <style:style style:name="T61_10" style:family="text">
      <style:text-properties fo:font-style="italic" style:font-style-asian="italic" style:font-style-complex="italic"/>
    </style:style>
    <style:style style:name="T61_11" style:family="text">
      <style:text-properties fo:font-style="italic" style:font-style-asian="italic" style:font-style-complex="italic"/>
    </style:style>
    <style:style style:name="T61_12" style:family="text">
      <style:text-properties fo:font-style="italic" style:font-style-asian="italic" style:font-style-complex="italic"/>
    </style:style>
    <style:style style:name="T61_13" style:family="text">
      <style:text-properties fo:font-style="italic" style:font-style-asian="italic" style:font-style-complex="italic"/>
    </style:style>
    <style:style style:name="T61_14" style:family="text">
      <style:text-properties fo:font-style="italic" style:font-style-asian="italic" style:font-style-complex="italic"/>
    </style:style>
    <style:style style:name="P62" style:family="paragraph" style:parent-style-name="Standard">
      <style:paragraph-properties fo:break-before="auto" fo:text-indent="0cm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P63" style:family="paragraph" style:parent-style-name="Standard">
      <style:paragraph-properties fo:break-before="auto" fo:text-indent="0cm" fo:margin-lef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P64" style:family="paragraph" style:parent-style-name="Standard">
      <style:paragraph-properties fo:break-before="auto" fo:text-indent="1.27cm" fo:margin-left="0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margin-lef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break-before="auto" fo:text-indent="0cm" fo:margin-left="0cm" style:writing-mode="lr-tb"/>
    </style:style>
    <style:style style:name="T66_1" style:family="text"/>
    <style:style style:name="T66_2" style:family="text">
      <style:text-properties fo:font-style="italic" style:font-style-asian="italic" style:font-style-complex="italic"/>
    </style:style>
    <style:style style:name="T66_3" style:family="text">
      <style:text-properties fo:font-style="italic" style:font-style-asian="italic" style:font-style-complex="italic"/>
    </style:style>
    <style:style style:name="T66_4" style:family="text">
      <style:text-properties fo:font-style="italic" style:font-style-asian="italic" style:font-style-complex="italic"/>
    </style:style>
    <style:style style:name="T66_5" style:family="text">
      <style:text-properties fo:font-style="italic" style:font-style-asian="italic" style:font-style-complex="italic"/>
    </style:style>
    <style:style style:name="T66_6" style:family="text">
      <style:text-properties fo:font-style="italic" style:font-style-asian="italic" style:font-style-complex="italic"/>
    </style:style>
    <style:style style:name="T66_7" style:family="text">
      <style:text-properties fo:font-style="italic" style:font-style-asian="italic" style:font-style-complex="italic"/>
    </style:style>
    <style:style style:name="T66_8" style:family="text">
      <style:text-properties fo:font-style="italic" style:font-style-asian="italic" style:font-style-complex="italic"/>
    </style:style>
    <style:style style:name="T66_9" style:family="text">
      <style:text-properties fo:font-style="italic" style:font-style-asian="italic" style:font-style-complex="italic"/>
    </style:style>
    <style:style style:name="T66_10" style:family="text">
      <style:text-properties fo:font-style="italic" style:font-style-asian="italic" style:font-style-complex="italic"/>
    </style:style>
    <style:style style:name="T66_11" style:family="text">
      <style:text-properties fo:font-style="italic" style:font-style-asian="italic" style:font-style-complex="italic"/>
    </style:style>
    <style:style style:name="T66_12" style:family="text">
      <style:text-properties fo:font-style="italic" style:font-style-asian="italic" style:font-style-complex="italic"/>
    </style:style>
    <style:style style:name="T66_13" style:family="text">
      <style:text-properties fo:font-style="italic" style:font-style-asian="italic" style:font-style-complex="italic"/>
    </style:style>
    <style:style style:name="T66_14" style:family="text">
      <style:text-properties fo:font-style="italic" style:font-style-asian="italic" style:font-style-complex="italic"/>
    </style:style>
    <style:style style:name="T66_15" style:family="text">
      <style:text-properties fo:font-style="italic" style:font-style-asian="italic" style:font-style-complex="italic"/>
    </style:style>
    <style:style style:name="T66_16" style:family="text">
      <style:text-properties fo:font-style="italic" style:font-style-asian="italic" style:font-style-complex="italic"/>
    </style:style>
    <style:style style:name="P67" style:family="paragraph" style:parent-style-name="Standard">
      <style:paragraph-properties fo:break-before="auto" fo:text-indent="0cm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>
      <style:text-properties fo:font-style="italic" style:font-style-asian="italic" style:font-style-complex="italic"/>
    </style:style>
    <style:style style:name="T67_24" style:family="text">
      <style:text-properties fo:font-style="italic" style:font-style-asian="italic" style:font-style-complex="italic"/>
    </style:style>
    <style:style style:name="T67_25" style:family="text">
      <style:text-properties fo:font-style="italic" style:font-style-asian="italic" style:font-style-complex="italic"/>
    </style:style>
    <style:style style:name="T67_26" style:family="text">
      <style:text-properties fo:font-style="italic" style:font-style-asian="italic" style:font-style-complex="italic"/>
    </style:style>
    <style:style style:name="T67_27" style:family="text">
      <style:text-properties fo:font-style="italic" style:font-style-asian="italic" style:font-style-complex="italic"/>
    </style:style>
    <style:style style:name="T67_28" style:family="text">
      <style:text-properties fo:font-style="italic" style:font-style-asian="italic" style:font-style-complex="italic"/>
    </style:style>
    <style:style style:name="T67_29" style:family="text">
      <style:text-properties fo:font-style="italic" style:font-style-asian="italic" style:font-style-complex="italic"/>
    </style:style>
    <style:style style:name="T67_30" style:family="text">
      <style:text-properties fo:font-style="italic" style:font-style-asian="italic" style:font-style-complex="italic"/>
    </style:style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>
      <style:text-properties fo:font-style="italic" style:font-style-asian="italic" style:font-style-complex="italic"/>
    </style:style>
    <style:style style:name="T67_37" style:family="text">
      <style:text-properties fo:font-style="italic" style:font-style-asian="italic" style:font-style-complex="italic"/>
    </style:style>
    <style:style style:name="T67_38" style:family="text">
      <style:text-properties fo:font-style="italic" style:font-style-asian="italic" style:font-style-complex="italic"/>
    </style:style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P68" style:family="paragraph" style:parent-style-name="Standard">
      <style:paragraph-properties fo:break-before="page" fo:text-indent="0cm" fo:margin-left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text-indent="0cm" fo:margin-left="0cm" style:writing-mode="lr-tb"/>
    </style:style>
    <style:style style:name="P70" style:family="paragraph" style:parent-style-name="Standard">
      <style:paragraph-properties fo:break-before="auto" fo:text-indent="0cm" fo:margin-lef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T70_145" style:family="text"/>
    <style:style style:name="T70_146" style:family="text"/>
    <style:style style:name="T70_147" style:family="text"/>
    <style:style style:name="T70_148" style:family="text"/>
    <style:style style:name="T70_149" style:family="text"/>
    <style:style style:name="T70_150" style:family="text"/>
    <style:style style:name="T70_151" style:family="text"/>
    <style:style style:name="T70_152" style:family="text"/>
    <style:style style:name="T70_153" style:family="text"/>
    <style:style style:name="T70_154" style:family="text"/>
    <style:style style:name="T70_155" style:family="text"/>
    <style:style style:name="T70_156" style:family="text"/>
    <style:style style:name="T70_157" style:family="text"/>
    <style:style style:name="T70_158" style:family="text"/>
    <style:style style:name="T70_159" style:family="text"/>
    <style:style style:name="T70_160" style:family="text">
      <style:text-properties fo:font-style="italic" style:font-style-asian="italic" style:font-style-complex="italic"/>
    </style:style>
    <style:style style:name="T70_161" style:family="text">
      <style:text-properties fo:font-style="italic" style:font-style-asian="italic" style:font-style-complex="italic"/>
    </style:style>
    <style:style style:name="T70_162" style:family="text">
      <style:text-properties fo:font-style="italic" style:font-style-asian="italic" style:font-style-complex="italic"/>
    </style:style>
    <style:style style:name="T70_163" style:family="text">
      <style:text-properties fo:font-style="italic" style:font-style-asian="italic" style:font-style-complex="italic"/>
    </style:style>
    <style:style style:name="T70_164" style:family="text">
      <style:text-properties fo:font-style="italic" style:font-style-asian="italic" style:font-style-complex="italic"/>
    </style:style>
    <style:style style:name="T70_165" style:family="text"/>
    <style:style style:name="T70_166" style:family="text"/>
    <style:style style:name="T70_167" style:family="text"/>
    <style:style style:name="T70_168" style:family="text"/>
    <style:style style:name="T70_169" style:family="text"/>
    <style:style style:name="T70_170" style:family="text"/>
    <style:style style:name="T70_171" style:family="text"/>
    <style:style style:name="T70_172" style:family="text"/>
    <style:style style:name="T70_173" style:family="text"/>
    <style:style style:name="T70_174" style:family="text"/>
    <style:style style:name="T70_175" style:family="text"/>
    <style:style style:name="T70_176" style:family="text"/>
    <style:style style:name="T70_177" style:family="text"/>
    <style:style style:name="T70_178" style:family="text"/>
    <style:style style:name="T70_179" style:family="text"/>
    <style:style style:name="T70_180" style:family="text"/>
    <style:style style:name="T70_181" style:family="text"/>
    <style:style style:name="T70_182" style:family="text"/>
    <style:style style:name="T70_183" style:family="text"/>
    <style:style style:name="T70_184" style:family="text"/>
    <style:style style:name="T70_185" style:family="text"/>
    <style:style style:name="T70_186" style:family="text"/>
    <style:style style:name="T70_187" style:family="text"/>
    <style:style style:name="T70_188" style:family="text"/>
    <style:style style:name="T70_189" style:family="text"/>
    <style:style style:name="T70_190" style:family="text"/>
    <style:style style:name="T70_191" style:family="text"/>
    <style:style style:name="P71" style:family="paragraph" style:parent-style-name="Standard">
      <style:paragraph-properties fo:break-before="auto" fo:text-indent="0cm" fo:margin-left="0cm" style:writing-mode="lr-tb"/>
    </style:style>
    <style:style style:name="P72" style:family="paragraph" style:parent-style-name="Standard">
      <style:paragraph-properties fo:break-before="auto" fo:text-indent="0cm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3" style:family="paragraph" style:parent-style-name="Standard">
      <style:paragraph-properties fo:break-before="auto" fo:text-indent="0cm" fo:margin-left="0cm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text-indent="0cm" fo:margin-left="0cm" style:writing-mode="lr-tb"/>
    </style:style>
    <style:style style:name="P75" style:family="paragraph" style:parent-style-name="Standard">
      <style:paragraph-properties fo:break-before="auto" fo:text-indent="0cm" fo:margin-left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text-indent="0cm" fo:margin-left="0cm" style:writing-mode="lr-tb"/>
    </style:style>
    <style:style style:name="P77" style:family="paragraph" style:parent-style-name="Standard">
      <style:paragraph-properties fo:break-before="auto" fo:text-indent="0cm" fo:margin-lef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P78" style:family="paragraph" style:parent-style-name="Standard">
      <style:paragraph-properties fo:break-before="auto" fo:text-indent="0cm" fo:margin-left="0cm" style:writing-mode="lr-tb"/>
    </style:style>
    <style:style style:name="P79" style:family="paragraph" style:parent-style-name="Standard">
      <style:paragraph-properties fo:break-before="auto" fo:text-indent="0cm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0" style:family="paragraph" style:parent-style-name="Standard">
      <style:paragraph-properties fo:break-before="auto" fo:text-indent="0cm" fo:margin-left="0cm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text-indent="0cm" fo:margin-left="0cm" style:writing-mode="lr-tb"/>
    </style:style>
    <style:style style:name="P82" style:family="paragraph" style:parent-style-name="Standard">
      <style:paragraph-properties fo:break-before="auto" fo:text-indent="0cm" fo:margin-lef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>
      <style:text-properties fo:font-style="italic" style:font-style-asian="italic" style:font-style-complex="italic"/>
    </style:style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P83" style:family="paragraph" style:parent-style-name="Standard">
      <style:paragraph-properties fo:break-before="auto" fo:text-indent="0cm" fo:margin-left="0cm" style:writing-mode="lr-tb"/>
    </style:style>
    <style:style style:name="P84" style:family="paragraph" style:parent-style-name="Standard">
      <style:paragraph-properties fo:break-before="auto" fo:text-indent="0cm" fo:margin-lef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5" style:family="paragraph" style:parent-style-name="Standard">
      <style:paragraph-properties fo:break-before="auto" fo:text-indent="0cm" fo:margin-left="0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text-indent="0cm" fo:margin-left="0cm" style:writing-mode="lr-tb"/>
    </style:style>
    <style:style style:name="P87" style:family="paragraph" style:parent-style-name="Standard">
      <style:paragraph-properties fo:break-before="auto" fo:text-indent="0cm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P88" style:family="paragraph" style:parent-style-name="Standard">
      <style:paragraph-properties fo:break-before="auto" fo:text-indent="0cm" fo:margin-lef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9" style:family="paragraph" style:parent-style-name="Standard">
      <style:paragraph-properties fo:break-before="auto" fo:text-indent="0cm" fo:margin-left="0cm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text-indent="0cm" fo:margin-left="0cm" style:writing-mode="lr-tb"/>
    </style:style>
    <style:style style:name="P91" style:family="paragraph" style:parent-style-name="Standard">
      <style:paragraph-properties fo:break-before="auto" fo:text-indent="1.27cm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>
      <style:text-properties fo:font-style="italic" style:font-style-asian="italic" style:font-style-complex="italic"/>
    </style:style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P92" style:family="paragraph" style:parent-style-name="Standard">
      <style:paragraph-properties fo:break-before="auto" fo:text-indent="0cm" fo:margin-left="0cm" style:writing-mode="lr-tb"/>
    </style:style>
    <style:style style:name="P93" style:family="paragraph" style:parent-style-name="Standard">
      <style:paragraph-properties fo:break-before="auto" fo:text-indent="0cm" fo:margin-lef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4" style:family="paragraph" style:parent-style-name="Standard">
      <style:paragraph-properties fo:break-before="auto" fo:text-indent="0cm" fo:margin-left="0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text-indent="0cm" fo:margin-left="0cm" style:writing-mode="lr-tb"/>
    </style:style>
    <style:style style:name="P96" style:family="paragraph" style:parent-style-name="Standard">
      <style:paragraph-properties fo:break-before="auto" fo:text-indent="0cm" fo:margin-left="0cm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>
      <style:text-properties fo:font-weight="bold" style:font-weight-asian="bold" style:font-weight-complex="bold"/>
    </style:style>
    <style:style style:name="T96_5" style:family="text">
      <style:text-properties fo:font-weight="bold" style:font-weight-asian="bold" style:font-weight-complex="bold"/>
    </style:style>
    <style:style style:name="T96_6" style:family="text">
      <style:text-properties fo:font-weight="bold" style:font-weight-asian="bold" style:font-weight-complex="bold"/>
    </style:style>
    <style:style style:name="T96_7" style:family="text">
      <style:text-properties fo:font-weight="bold" style:font-weight-asian="bold" style:font-weight-complex="bold"/>
    </style:style>
    <style:style style:name="T96_8" style:family="text">
      <style:text-properties fo:font-weight="bold" style:font-weight-asian="bold" style:font-weight-complex="bold"/>
    </style:style>
    <style:style style:name="T96_9" style:family="text">
      <style:text-properties fo:font-weight="bold" style:font-weight-asian="bold" style:font-weight-complex="bold"/>
    </style:style>
    <style:style style:name="T96_10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text-indent="0cm" fo:margin-left="0cm" style:writing-mode="lr-tb"/>
    </style:style>
    <style:style style:name="P98" style:family="paragraph" style:parent-style-name="Standard">
      <style:paragraph-properties fo:break-before="auto" fo:text-indent="0cm" fo:margin-left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P99" style:family="paragraph" style:parent-style-name="Standard">
      <style:paragraph-properties fo:break-before="auto" fo:text-indent="0cm" fo:margin-left="0cm" style:writing-mode="lr-tb"/>
    </style:style>
    <style:style style:name="P100" style:family="paragraph" style:parent-style-name="Standard">
      <style:paragraph-properties fo:break-before="auto" fo:text-indent="0cm" fo:margin-lef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1" style:family="paragraph" style:parent-style-name="Standard">
      <style:paragraph-properties fo:break-before="auto" fo:text-indent="0cm" fo:margin-left="0cm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break-before="auto" fo:text-indent="0cm" fo:margin-left="0cm" style:writing-mode="lr-tb"/>
    </style:style>
    <style:style style:name="P103" style:family="paragraph" style:parent-style-name="Standard">
      <style:paragraph-properties fo:break-before="auto" fo:text-indent="0cm" fo:margin-lef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>
      <style:text-properties fo:font-style="italic" style:font-style-asian="italic" style:font-style-complex="italic"/>
    </style:style>
    <style:style style:name="T103_45" style:family="text">
      <style:text-properties fo:font-style="italic" style:font-style-asian="italic" style:font-style-complex="italic"/>
    </style:style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P104" style:family="paragraph" style:parent-style-name="Standard">
      <style:paragraph-properties fo:break-before="auto" fo:text-indent="0cm" fo:margin-left="0cm" style:writing-mode="lr-tb"/>
    </style:style>
    <style:style style:name="P105" style:family="paragraph" style:parent-style-name="Standard">
      <style:paragraph-properties fo:break-before="auto" fo:text-indent="0cm" fo:margin-lef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6" style:family="paragraph" style:parent-style-name="Standard">
      <style:paragraph-properties fo:break-before="auto" fo:text-indent="0cm" fo:margin-left="0cm" style:writing-mode="lr-tb"/>
    </style:style>
    <style:style style:name="T106_1" style:family="text"/>
    <style:style style:name="T106_2" style:family="text"/>
    <style:style style:name="P107" style:family="paragraph" style:parent-style-name="Standard">
      <style:paragraph-properties fo:break-before="auto" fo:text-indent="0cm" fo:margin-left="0cm" style:writing-mode="lr-tb"/>
    </style:style>
    <style:style style:name="P108" style:family="paragraph" style:parent-style-name="Standard">
      <style:paragraph-properties fo:break-before="auto" fo:text-indent="0cm" fo:margin-lef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>
      <style:text-properties fo:font-style="italic" style:font-style-asian="italic" style:font-style-complex="italic"/>
    </style:style>
    <style:style style:name="T108_9" style:family="text">
      <style:text-properties fo:font-style="italic" style:font-style-asian="italic" style:font-style-complex="italic"/>
    </style:style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>
      <style:text-properties fo:font-style="italic" style:font-style-asian="italic" style:font-style-complex="italic"/>
    </style:style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P109" style:family="paragraph" style:parent-style-name="Standard">
      <style:paragraph-properties fo:break-before="auto" fo:text-indent="0cm" fo:margin-left="0cm" style:writing-mode="lr-tb"/>
    </style:style>
    <style:style style:name="P110" style:family="paragraph" style:parent-style-name="Standard">
      <style:paragraph-properties fo:break-before="auto" fo:text-indent="0cm" fo:margin-left="0cm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text-indent="0cm" fo:margin-lef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>
      <style:text-properties fo:font-style="italic" style:font-style-asian="italic" style:font-style-complex="italic"/>
    </style:style>
    <style:style style:name="T112_37" style:family="text">
      <style:text-properties fo:font-style="italic" style:font-style-asian="italic" style:font-style-complex="italic"/>
    </style:style>
    <style:style style:name="T112_38" style:family="text">
      <style:text-properties fo:font-style="italic" style:font-style-asian="italic" style:font-style-complex="italic"/>
    </style:style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P113" style:family="paragraph" style:parent-style-name="Standard">
      <style:paragraph-properties fo:break-before="auto" fo:text-indent="0cm" fo:margin-lef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>
      <style:text-properties fo:font-style="italic" style:font-style-asian="italic" style:font-style-complex="italic"/>
    </style:style>
    <style:style style:name="T113_13" style:family="text">
      <style:text-properties fo:font-style="italic" style:font-style-asian="italic" style:font-style-complex="italic"/>
    </style:style>
    <style:style style:name="T113_14" style:family="text">
      <style:text-properties fo:font-style="italic" style:font-style-asian="italic" style:font-style-complex="italic"/>
    </style:style>
    <style:style style:name="T113_15" style:family="text">
      <style:text-properties fo:font-style="italic" style:font-style-asian="italic" style:font-style-complex="italic"/>
    </style:style>
    <style:style style:name="T113_16" style:family="text">
      <style:text-properties fo:font-style="italic" style:font-style-asian="italic" style:font-style-complex="italic"/>
    </style:style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>
      <style:text-properties fo:font-style="italic" style:font-style-asian="italic" style:font-style-complex="italic"/>
    </style:style>
    <style:style style:name="T113_63" style:family="text">
      <style:text-properties fo:font-style="italic" style:font-style-asian="italic" style:font-style-complex="italic"/>
    </style:style>
    <style:style style:name="T113_64" style:family="text">
      <style:text-properties fo:font-style="italic" style:font-style-asian="italic" style:font-style-complex="italic"/>
    </style:style>
    <style:style style:name="T113_65" style:family="text"/>
    <style:style style:name="P114" style:family="paragraph" style:parent-style-name="Standard">
      <style:paragraph-properties fo:break-before="auto" fo:text-indent="0cm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>
      <style:text-properties fo:font-style="italic" style:font-style-asian="italic" style:font-style-complex="italic"/>
    </style:style>
    <style:style style:name="T114_15" style:family="text">
      <style:text-properties fo:font-style="italic" style:font-style-asian="italic" style:font-style-complex="italic"/>
    </style:style>
    <style:style style:name="T114_16" style:family="text">
      <style:text-properties fo:font-style="italic" style:font-style-asian="italic" style:font-style-complex="italic"/>
    </style:style>
    <style:style style:name="T114_17" style:family="text">
      <style:text-properties fo:font-style="italic" style:font-style-asian="italic" style:font-style-complex="italic"/>
    </style:style>
    <style:style style:name="T114_18" style:family="text">
      <style:text-properties fo:font-style="italic" style:font-style-asian="italic" style:font-style-complex="italic"/>
    </style:style>
    <style:style style:name="T114_19" style:family="text"/>
    <style:style style:name="P115" style:family="paragraph" style:parent-style-name="Standard">
      <style:paragraph-properties fo:break-before="auto" fo:text-indent="0cm" fo:margin-lef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P116" style:family="paragraph" style:parent-style-name="Standard">
      <style:paragraph-properties fo:break-before="auto" fo:text-indent="0cm" fo:margin-left="0cm" style:writing-mode="lr-tb"/>
    </style:style>
    <style:style style:name="T116_1" style:family="text"/>
    <style:style style:name="T116_2" style:family="text">
      <style:text-properties fo:color="#1155cc" style:text-underline-style="solid" style:text-underline-color="font-color"/>
    </style:style>
    <style:style style:name="T116_3" style:family="text"/>
    <style:style style:name="T116_4" style:family="text">
      <style:text-properties fo:color="#1155cc" style:text-underline-style="solid" style:text-underline-color="font-color"/>
    </style:style>
    <style:style style:name="T116_5" style:family="text"/>
    <style:style style:name="T116_6" style:family="text">
      <style:text-properties fo:color="#1155cc" style:text-underline-style="solid" style:text-underline-color="font-color"/>
    </style:style>
    <style:style style:name="T116_7" style:family="text"/>
    <style:style style:name="T116_8" style:family="text">
      <style:text-properties fo:color="#1155cc" style:text-underline-style="solid" style:text-underline-color="font-color"/>
    </style:style>
    <style:style style:name="T116_9" style:family="text"/>
    <style:style style:name="T116_10" style:family="text">
      <style:text-properties fo:color="#1155cc" style:text-underline-style="solid" style:text-underline-color="font-color"/>
    </style:style>
    <style:style style:name="T116_11" style:family="text"/>
    <style:style style:name="T116_12" style:family="text">
      <style:text-properties fo:color="#1155cc" style:text-underline-style="solid" style:text-underline-color="font-color"/>
    </style:style>
    <style:style style:name="T116_13" style:family="text"/>
    <style:style style:name="T116_14" style:family="text">
      <style:text-properties fo:color="#1155cc" style:text-underline-style="solid" style:text-underline-color="font-color"/>
    </style:style>
    <style:style style:name="T116_15" style:family="text"/>
    <style:style style:name="T116_16" style:family="text">
      <style:text-properties fo:color="#1155cc" style:text-underline-style="solid" style:text-underline-color="font-color"/>
    </style:style>
    <style:style style:name="T116_17" style:family="text"/>
    <style:style style:name="T116_18" style:family="text">
      <style:text-properties fo:color="#1155cc" style:text-underline-style="solid" style:text-underline-color="font-color"/>
    </style:style>
    <style:style style:name="T116_19" style:family="text"/>
    <style:style style:name="T116_20" style:family="text">
      <style:text-properties fo:color="#1155cc" style:text-underline-style="solid" style:text-underline-color="font-color"/>
    </style:style>
    <style:style style:name="T116_21" style:family="text"/>
    <style:style style:name="T116_22" style:family="text">
      <style:text-properties fo:color="#1155cc" style:text-underline-style="solid" style:text-underline-color="font-color"/>
    </style:style>
    <style:style style:name="T116_23" style:family="text"/>
    <style:style style:name="T116_24" style:family="text">
      <style:text-properties fo:color="#1155cc" style:text-underline-style="solid" style:text-underline-color="font-color"/>
    </style:style>
    <style:style style:name="T116_25" style:family="text"/>
    <style:style style:name="T116_26" style:family="text">
      <style:text-properties fo:color="#1155cc" style:text-underline-style="solid" style:text-underline-color="font-color"/>
    </style:style>
    <style:style style:name="T116_27" style:family="text"/>
    <style:style style:name="T116_28" style:family="text">
      <style:text-properties fo:color="#1155cc" style:text-underline-style="solid" style:text-underline-color="font-color"/>
    </style:style>
    <style:style style:name="T116_29" style:family="text"/>
    <style:style style:name="T116_30" style:family="text">
      <style:text-properties fo:color="#1155cc" style:text-underline-style="solid" style:text-underline-color="font-color"/>
    </style:style>
    <style:style style:name="T116_31" style:family="text"/>
    <style:style style:name="T116_32" style:family="text">
      <style:text-properties fo:color="#1155cc" style:text-underline-style="solid" style:text-underline-color="font-color"/>
    </style:style>
    <style:style style:name="T116_33" style:family="text"/>
    <style:style style:name="T116_34" style:family="text">
      <style:text-properties fo:color="#1155cc" style:text-underline-style="solid" style:text-underline-color="font-color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>
      <style:text-properties fo:font-style="italic" style:font-style-asian="italic" style:font-style-complex="italic"/>
    </style:style>
    <style:style style:name="T117_41" style:family="text">
      <style:text-properties fo:font-style="italic" style:font-style-asian="italic" style:font-style-complex="italic"/>
    </style:style>
    <style:style style:name="T117_42" style:family="text">
      <style:text-properties fo:font-style="italic" style:font-style-asian="italic" style:font-style-complex="italic"/>
    </style:style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>
      <style:text-properties fo:font-style="italic" style:font-style-asian="italic" style:font-style-complex="italic"/>
    </style:style>
    <style:style style:name="T117_54" style:family="text">
      <style:text-properties fo:font-style="italic" style:font-style-asian="italic" style:font-style-complex="italic"/>
    </style:style>
    <style:style style:name="T117_55" style:family="text">
      <style:text-properties fo:font-style="italic" style:font-style-asian="italic" style:font-style-complex="italic"/>
    </style:style>
    <style:style style:name="T117_56" style:family="text"/>
    <style:style style:name="T117_57" style:family="text">
      <style:text-properties fo:font-style="italic" style:font-style-asian="italic" style:font-style-complex="italic"/>
    </style:style>
    <style:style style:name="T117_58" style:family="text">
      <style:text-properties fo:font-style="italic" style:font-style-asian="italic" style:font-style-complex="italic"/>
    </style:style>
    <style:style style:name="T117_59" style:family="text">
      <style:text-properties fo:font-style="italic" style:font-style-asian="italic" style:font-style-complex="italic"/>
    </style:style>
    <style:style style:name="T117_60" style:family="text"/>
    <style:style style:name="T117_61" style:family="text">
      <style:text-properties fo:font-style="italic" style:font-style-asian="italic" style:font-style-complex="italic"/>
    </style:style>
    <style:style style:name="T117_62" style:family="text">
      <style:text-properties fo:font-style="italic" style:font-style-asian="italic" style:font-style-complex="italic"/>
    </style:style>
    <style:style style:name="T117_63" style:family="text">
      <style:text-properties fo:font-style="italic" style:font-style-asian="italic" style:font-style-complex="italic"/>
    </style:style>
    <style:style style:name="T117_64" style:family="text"/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0_1" style:family="text"/>
    <style:style style:name="T120_2" style:family="text"/>
    <style:style style:name="P121" style:family="paragraph" style:parent-style-name="Standard">
      <style:paragraph-properties fo:break-before="auto" fo:text-indent="0cm" fo:margin-left="0cm" style:writing-mode="lr-tb"/>
    </style:style>
    <style:style style:name="P122" style:family="paragraph" style:parent-style-name="Standard">
      <style:paragraph-properties fo:break-before="auto" fo:text-indent="0cm" fo:margin-left="0cm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text-indent="0cm" fo:margin-left="0cm" style:writing-mode="lr-tb"/>
    </style:style>
    <style:style style:name="P124" style:family="paragraph" style:parent-style-name="Standard">
      <style:paragraph-properties fo:break-before="auto" fo:text-indent="0cm" fo:margin-lef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>
      <style:text-properties fo:font-style="italic" style:font-style-asian="italic" style:font-style-complex="italic"/>
    </style:style>
    <style:style style:name="T124_19" style:family="text">
      <style:text-properties fo:font-style="italic" style:font-style-asian="italic" style:font-style-complex="italic"/>
    </style:style>
    <style:style style:name="T124_20" style:family="text">
      <style:text-properties fo:font-style="italic" style:font-style-asian="italic" style:font-style-complex="italic"/>
    </style:style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>
      <style:text-properties fo:font-style="italic" style:font-style-asian="italic" style:font-style-complex="italic"/>
    </style:style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T124_143" style:family="text"/>
    <style:style style:name="T124_144" style:family="text"/>
    <style:style style:name="T124_145" style:family="text"/>
    <style:style style:name="T124_146" style:family="text"/>
    <style:style style:name="T124_147" style:family="text"/>
    <style:style style:name="T124_148" style:family="text"/>
    <style:style style:name="T124_149" style:family="text"/>
    <style:style style:name="T124_150" style:family="text"/>
    <style:style style:name="T124_151" style:family="text"/>
    <style:style style:name="T124_152" style:family="text"/>
    <style:style style:name="T124_153" style:family="text"/>
    <style:style style:name="T124_154" style:family="text"/>
    <style:style style:name="T124_155" style:family="text"/>
    <style:style style:name="T124_156" style:family="text"/>
    <style:style style:name="T124_157" style:family="text"/>
    <style:style style:name="T124_158" style:family="text"/>
    <style:style style:name="T124_159" style:family="text"/>
    <style:style style:name="T124_160" style:family="text"/>
    <style:style style:name="T124_161" style:family="text"/>
    <style:style style:name="T124_162" style:family="text"/>
    <style:style style:name="T124_163" style:family="text"/>
    <style:style style:name="T124_164" style:family="text"/>
    <style:style style:name="T124_165" style:family="text"/>
    <style:style style:name="T124_166" style:family="text"/>
    <style:style style:name="T124_167" style:family="text"/>
    <style:style style:name="T124_168" style:family="text"/>
    <style:style style:name="T124_169" style:family="text"/>
    <style:style style:name="T124_170" style:family="text"/>
    <style:style style:name="T124_171" style:family="text"/>
    <style:style style:name="T124_172" style:family="text"/>
    <style:style style:name="T124_173" style:family="text"/>
    <style:style style:name="T124_174" style:family="text"/>
    <style:style style:name="T124_175" style:family="text"/>
    <style:style style:name="T124_176" style:family="text"/>
    <style:style style:name="T124_177" style:family="text"/>
    <style:style style:name="T124_178" style:family="text"/>
    <style:style style:name="T124_179" style:family="text"/>
    <style:style style:name="T124_180" style:family="text"/>
    <style:style style:name="T124_181" style:family="text"/>
    <style:style style:name="T124_182" style:family="text"/>
    <style:style style:name="T124_183" style:family="text"/>
    <style:style style:name="T124_184" style:family="text"/>
    <style:style style:name="T124_185" style:family="text"/>
    <style:style style:name="T124_186" style:family="text"/>
    <style:style style:name="T124_187" style:family="text"/>
    <style:style style:name="T124_188" style:family="text"/>
    <style:style style:name="T124_189" style:family="text"/>
    <style:style style:name="T124_190" style:family="text"/>
    <style:style style:name="T124_191" style:family="text"/>
    <style:style style:name="T124_192" style:family="text"/>
    <style:style style:name="T124_193" style:family="text"/>
    <style:style style:name="T124_194" style:family="text"/>
    <style:style style:name="T124_195" style:family="text"/>
    <style:style style:name="T124_196" style:family="text"/>
    <style:style style:name="T124_197" style:family="text"/>
    <style:style style:name="T124_198" style:family="text"/>
    <style:style style:name="T124_199" style:family="text"/>
    <style:style style:name="T124_200" style:family="text"/>
    <style:style style:name="T124_201" style:family="text"/>
    <style:style style:name="T124_202" style:family="text"/>
    <style:style style:name="T124_203" style:family="text"/>
    <style:style style:name="T124_204" style:family="text"/>
    <style:style style:name="T124_205" style:family="text"/>
    <style:style style:name="T124_206" style:family="text"/>
    <style:style style:name="T124_207" style:family="text"/>
    <style:style style:name="T124_208" style:family="text"/>
    <style:style style:name="T124_209" style:family="text"/>
    <style:style style:name="T124_210" style:family="text"/>
    <style:style style:name="T124_211" style:family="text"/>
    <style:style style:name="P125" style:family="paragraph" style:parent-style-name="Standard">
      <style:paragraph-properties fo:break-before="auto" fo:text-indent="0cm" fo:margin-left="0cm" style:writing-mode="lr-tb"/>
    </style:style>
    <style:style style:name="P126" style:family="paragraph" style:parent-style-name="Standard">
      <style:paragraph-properties fo:break-before="auto" fo:text-indent="0cm" fo:margin-lef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7" style:family="paragraph" style:parent-style-name="Standard">
      <style:paragraph-properties fo:break-before="auto" fo:text-indent="0cm" fo:margin-left="0cm" style:writing-mode="lr-tb"/>
    </style:style>
    <style:style style:name="T127_1" style:family="text"/>
    <style:style style:name="T127_2" style:family="text"/>
    <style:style style:name="P128" style:family="paragraph" style:parent-style-name="Standard">
      <style:paragraph-properties fo:break-before="auto" fo:text-indent="0cm" fo:margin-left="0cm" style:writing-mode="lr-tb"/>
    </style:style>
    <style:style style:name="P129" style:family="paragraph" style:parent-style-name="Standard">
      <style:paragraph-properties fo:break-before="auto" fo:text-indent="0cm" fo:margin-left="0cm" style:writing-mode="lr-tb"/>
    </style:style>
    <style:style style:name="T129_1" style:family="text">
      <style:text-properties fo:font-weight="bold" style:font-weight-asian="bold" style:font-weight-complex="bold"/>
    </style:style>
    <style:style style:name="T129_2" style:family="text">
      <style:text-properties fo:font-weight="bold" style:font-weight-asian="bold" style:font-weight-complex="bold"/>
    </style:style>
    <style:style style:name="P130" style:family="paragraph" style:parent-style-name="Standard">
      <style:paragraph-properties fo:break-before="auto" fo:text-indent="0cm" fo:margin-left="0cm" style:writing-mode="lr-tb"/>
    </style:style>
    <style:style style:name="P131" style:family="paragraph" style:parent-style-name="Standard">
      <style:paragraph-properties fo:break-before="auto" fo:text-indent="0cm" fo:margin-lef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>
      <style:text-properties fo:font-style="italic" style:font-style-asian="italic" style:font-style-complex="italic"/>
    </style:style>
    <style:style style:name="T131_47" style:family="text">
      <style:text-properties fo:font-style="italic" style:font-style-asian="italic" style:font-style-complex="italic"/>
    </style:style>
    <style:style style:name="T131_48" style:family="text">
      <style:text-properties fo:font-style="italic" style:font-style-asian="italic" style:font-style-complex="italic"/>
    </style:style>
    <style:style style:name="T131_49" style:family="text">
      <style:text-properties fo:font-style="italic" style:font-style-asian="italic" style:font-style-complex="italic"/>
    </style:style>
    <style:style style:name="T131_50" style:family="text">
      <style:text-properties fo:font-style="italic" style:font-style-asian="italic" style:font-style-complex="italic"/>
    </style:style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>
      <style:text-properties fo:font-style="italic" style:font-style-asian="italic" style:font-style-complex="italic"/>
    </style:style>
    <style:style style:name="T131_153" style:family="text">
      <style:text-properties fo:font-style="italic" style:font-style-asian="italic" style:font-style-complex="italic"/>
    </style:style>
    <style:style style:name="T131_154" style:family="text">
      <style:text-properties fo:font-style="italic" style:font-style-asian="italic" style:font-style-complex="italic"/>
    </style:style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>
      <style:text-properties fo:font-style="italic" style:font-style-asian="italic" style:font-style-complex="italic"/>
    </style:style>
    <style:style style:name="T131_163" style:family="text">
      <style:text-properties fo:font-style="italic" style:font-style-asian="italic" style:font-style-complex="italic"/>
    </style:style>
    <style:style style:name="T131_164" style:family="text">
      <style:text-properties fo:font-style="italic" style:font-style-asian="italic" style:font-style-complex="italic"/>
    </style:style>
    <style:style style:name="T131_165" style:family="text">
      <style:text-properties fo:font-style="italic" style:font-style-asian="italic" style:font-style-complex="italic"/>
    </style:style>
    <style:style style:name="T131_166" style:family="text">
      <style:text-properties fo:font-style="italic" style:font-style-asian="italic" style:font-style-complex="italic"/>
    </style:style>
    <style:style style:name="T131_167" style:family="text">
      <style:text-properties fo:font-style="italic" style:font-style-asian="italic" style:font-style-complex="italic"/>
    </style:style>
    <style:style style:name="T131_168" style:family="text">
      <style:text-properties fo:font-style="italic" style:font-style-asian="italic" style:font-style-complex="italic"/>
    </style:style>
    <style:style style:name="T131_169" style:family="text">
      <style:text-properties fo:font-style="italic" style:font-style-asian="italic" style:font-style-complex="italic"/>
    </style:style>
    <style:style style:name="T131_170" style:family="text">
      <style:text-properties fo:font-style="italic" style:font-style-asian="italic" style:font-style-complex="italic"/>
    </style:style>
    <style:style style:name="T131_171" style:family="text">
      <style:text-properties fo:font-style="italic" style:font-style-asian="italic" style:font-style-complex="italic"/>
    </style:style>
    <style:style style:name="T131_172" style:family="text">
      <style:text-properties fo:font-style="italic" style:font-style-asian="italic" style:font-style-complex="italic"/>
    </style:style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P132" style:family="paragraph" style:parent-style-name="Standard">
      <style:paragraph-properties fo:break-before="auto" fo:text-indent="0cm" fo:margin-left="0cm" style:writing-mode="lr-tb"/>
    </style:style>
    <style:style style:name="P133" style:family="paragraph" style:parent-style-name="Standard">
      <style:paragraph-properties fo:break-before="auto" fo:text-indent="0cm" fo:margin-lef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4" style:family="paragraph" style:parent-style-name="Standard">
      <style:paragraph-properties fo:break-before="auto" fo:text-indent="0cm" fo:margin-left="0cm" style:writing-mode="lr-tb"/>
    </style:style>
    <style:style style:name="T134_1" style:family="text"/>
    <style:style style:name="T134_2" style:family="text"/>
    <style:style style:name="P135" style:family="paragraph" style:parent-style-name="Standard">
      <style:paragraph-properties fo:break-before="auto" fo:text-indent="0cm" fo:margin-left="0cm" style:writing-mode="lr-tb"/>
    </style:style>
    <style:style style:name="P136" style:family="paragraph" style:parent-style-name="Standard">
      <style:paragraph-properties fo:break-before="auto" fo:text-indent="0cm" fo:margin-left="0cm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text-indent="0cm" fo:margin-left="0cm" style:writing-mode="lr-tb"/>
    </style:style>
    <style:style style:name="P138" style:family="paragraph" style:parent-style-name="Standard">
      <style:paragraph-properties fo:break-before="auto" fo:text-indent="1.27cm" fo:margin-lef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P139" style:family="paragraph" style:parent-style-name="Standard">
      <style:paragraph-properties fo:break-before="auto" fo:text-indent="0cm" fo:margin-left="0cm" style:writing-mode="lr-tb"/>
    </style:style>
    <style:style style:name="P140" style:family="paragraph" style:parent-style-name="Standard">
      <style:paragraph-properties fo:break-before="auto" fo:text-indent="0cm" fo:margin-left="0cm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text-indent="0cm" fo:margin-left="0cm" style:writing-mode="lr-tb"/>
    </style:style>
    <style:style style:name="P142" style:family="paragraph" style:parent-style-name="Standard">
      <style:paragraph-properties fo:break-before="auto" fo:text-indent="0cm" fo:margin-lef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>
      <style:text-properties fo:font-style="italic" style:font-style-asian="italic" style:font-style-complex="italic"/>
    </style:style>
    <style:style style:name="T142_31" style:family="text">
      <style:text-properties fo:font-style="italic" style:font-style-asian="italic" style:font-style-complex="italic"/>
    </style:style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>
      <style:text-properties fo:font-style="italic" style:font-style-asian="italic" style:font-style-complex="italic"/>
    </style:style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>
      <style:text-properties fo:font-style="italic" style:font-style-asian="italic" style:font-style-complex="italic"/>
    </style:style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>
      <style:text-properties fo:font-style="italic" style:font-style-asian="italic" style:font-style-complex="italic"/>
    </style:style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>
      <style:text-properties fo:font-style="italic" style:font-style-asian="italic" style:font-style-complex="italic"/>
    </style:style>
    <style:style style:name="T142_118" style:family="text">
      <style:text-properties fo:font-style="italic" style:font-style-asian="italic" style:font-style-complex="italic"/>
    </style:style>
    <style:style style:name="T142_119" style:family="text">
      <style:text-properties fo:font-style="italic" style:font-style-asian="italic" style:font-style-complex="italic"/>
    </style:style>
    <style:style style:name="T142_120" style:family="text">
      <style:text-properties fo:font-style="italic" style:font-style-asian="italic" style:font-style-complex="italic"/>
    </style:style>
    <style:style style:name="T142_121" style:family="text"/>
    <style:style style:name="T142_122" style:family="text"/>
    <style:style style:name="T142_123" style:family="text"/>
    <style:style style:name="T142_124" style:family="text">
      <style:text-properties fo:font-style="italic" style:font-style-asian="italic" style:font-style-complex="italic"/>
    </style:style>
    <style:style style:name="T142_125" style:family="text"/>
    <style:style style:name="T142_126" style:family="text"/>
    <style:style style:name="T142_127" style:family="text"/>
    <style:style style:name="T142_128" style:family="text"/>
    <style:style style:name="T142_129" style:family="text"/>
    <style:style style:name="T142_130" style:family="text"/>
    <style:style style:name="T142_131" style:family="text"/>
    <style:style style:name="T142_132" style:family="text"/>
    <style:style style:name="T142_133" style:family="text"/>
    <style:style style:name="T142_134" style:family="text"/>
    <style:style style:name="T142_135" style:family="text"/>
    <style:style style:name="T142_136" style:family="text"/>
    <style:style style:name="T142_137" style:family="text"/>
    <style:style style:name="T142_138" style:family="text"/>
    <style:style style:name="T142_139" style:family="text"/>
    <style:style style:name="T142_140" style:family="text"/>
    <style:style style:name="T142_141" style:family="text"/>
    <style:style style:name="T142_142" style:family="text">
      <style:text-properties fo:font-style="italic" style:font-style-asian="italic" style:font-style-complex="italic"/>
    </style:style>
    <style:style style:name="T142_143" style:family="text">
      <style:text-properties fo:font-style="italic" style:font-style-asian="italic" style:font-style-complex="italic"/>
    </style:style>
    <style:style style:name="T142_144" style:family="text">
      <style:text-properties fo:font-style="italic" style:font-style-asian="italic" style:font-style-complex="italic"/>
    </style:style>
    <style:style style:name="T142_145" style:family="text">
      <style:text-properties fo:font-style="italic" style:font-style-asian="italic" style:font-style-complex="italic"/>
    </style:style>
    <style:style style:name="T142_146" style:family="text"/>
    <style:style style:name="T142_147" style:family="text"/>
    <style:style style:name="T142_148" style:family="text"/>
    <style:style style:name="T142_149" style:family="text">
      <style:text-properties fo:font-style="italic" style:font-style-asian="italic" style:font-style-complex="italic"/>
    </style:style>
    <style:style style:name="T142_150" style:family="text"/>
    <style:style style:name="T142_151" style:family="text"/>
    <style:style style:name="T142_152" style:family="text"/>
    <style:style style:name="T142_153" style:family="text"/>
    <style:style style:name="T142_154" style:family="text"/>
    <style:style style:name="T142_155" style:family="text"/>
    <style:style style:name="T142_156" style:family="text"/>
    <style:style style:name="T142_157" style:family="text"/>
    <style:style style:name="T142_158" style:family="text"/>
    <style:style style:name="T142_159" style:family="text"/>
    <style:style style:name="T142_160" style:family="text"/>
    <style:style style:name="T142_161" style:family="text"/>
    <style:style style:name="T142_162" style:family="text"/>
    <style:style style:name="T142_163" style:family="text"/>
    <style:style style:name="T142_164" style:family="text"/>
    <style:style style:name="T142_165" style:family="text"/>
    <style:style style:name="T142_166" style:family="text"/>
    <style:style style:name="T142_167" style:family="text"/>
    <style:style style:name="T142_168" style:family="text"/>
    <style:style style:name="T142_169" style:family="text"/>
    <style:style style:name="T142_170" style:family="text"/>
    <style:style style:name="T142_171" style:family="text"/>
    <style:style style:name="T142_172" style:family="text"/>
    <style:style style:name="T142_173" style:family="text"/>
    <style:style style:name="T142_174" style:family="text"/>
    <style:style style:name="T142_175" style:family="text"/>
    <style:style style:name="T142_176" style:family="text"/>
    <style:style style:name="T142_177" style:family="text"/>
    <style:style style:name="T142_178" style:family="text"/>
    <style:style style:name="T142_179" style:family="text"/>
    <style:style style:name="T142_180" style:family="text"/>
    <style:style style:name="P143" style:family="paragraph" style:parent-style-name="Standard">
      <style:paragraph-properties fo:break-before="auto" fo:text-indent="0cm" fo:margin-left="0cm" style:writing-mode="lr-tb"/>
    </style:style>
    <style:style style:name="P144" style:family="paragraph" style:parent-style-name="Standard">
      <style:paragraph-properties fo:break-before="auto" fo:text-indent="0cm" fo:margin-left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5" style:family="paragraph" style:parent-style-name="Standard">
      <style:paragraph-properties fo:break-before="auto" fo:text-indent="0cm" fo:margin-left="0cm" style:writing-mode="lr-tb"/>
    </style:style>
    <style:style style:name="T145_1" style:family="text"/>
    <style:style style:name="T145_2" style:family="text"/>
    <style:style style:name="P146" style:family="paragraph" style:parent-style-name="Standard">
      <style:paragraph-properties fo:break-before="auto" fo:text-indent="0cm" fo:margin-left="0cm" style:writing-mode="lr-tb"/>
    </style:style>
    <style:style style:name="P147" style:family="paragraph" style:parent-style-name="Standard">
      <style:paragraph-properties fo:break-before="auto" fo:text-indent="1.27cm" fo:margin-left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>
      <style:text-properties fo:font-style="italic" style:font-style-asian="italic" style:font-style-complex="italic"/>
    </style:style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>
      <style:text-properties fo:font-style="italic" style:font-style-asian="italic" style:font-style-complex="italic"/>
    </style:style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>
      <style:text-properties fo:font-style="italic" style:font-style-asian="italic" style:font-style-complex="italic"/>
    </style:style>
    <style:style style:name="T147_65" style:family="text">
      <style:text-properties fo:font-style="italic" style:font-style-asian="italic" style:font-style-complex="italic"/>
    </style:style>
    <style:style style:name="T147_66" style:family="text">
      <style:text-properties fo:font-style="italic" style:font-style-asian="italic" style:font-style-complex="italic"/>
    </style:style>
    <style:style style:name="T147_67" style:family="text"/>
    <style:style style:name="T147_68" style:family="text"/>
    <style:style style:name="T147_69" style:family="text"/>
    <style:style style:name="T147_70" style:family="text">
      <style:text-properties fo:font-style="italic" style:font-style-asian="italic" style:font-style-complex="italic"/>
    </style:style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>
      <style:text-properties fo:font-style="italic" style:font-style-asian="italic" style:font-style-complex="italic"/>
    </style:style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P148" style:family="paragraph" style:parent-style-name="Standard">
      <style:paragraph-properties fo:break-before="auto" fo:text-indent="0cm" fo:margin-left="0cm" style:writing-mode="lr-tb"/>
    </style:style>
    <style:style style:name="P149" style:family="paragraph" style:parent-style-name="Standard">
      <style:paragraph-properties fo:break-before="auto" fo:text-indent="0cm" fo:margin-lef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0" style:family="paragraph" style:parent-style-name="Standard">
      <style:paragraph-properties fo:break-before="auto" fo:text-indent="0cm" fo:margin-left="0cm" style:writing-mode="lr-tb"/>
    </style:style>
    <style:style style:name="T150_1" style:family="text"/>
    <style:style style:name="T150_2" style:family="text"/>
    <style:style style:name="P151" style:family="paragraph" style:parent-style-name="Standard">
      <style:paragraph-properties fo:break-before="page" style:writing-mode="lr-tb"/>
    </style:style>
    <style:style style:name="T151_1" style:family="text">
      <style:text-properties fo:font-weight="bold" style:font-weight-asian="bold" style:font-weight-complex="bold"/>
    </style:style>
    <style:style style:name="T151_2" style:family="text">
      <style:text-properties fo:font-weight="bold" style:font-weight-asian="bold" style:font-weight-complex="bold"/>
    </style:style>
    <style:style style:name="T151_3" style:family="text">
      <style:text-properties fo:font-weight="bold" style:font-weight-asian="bold" style:font-weight-complex="bold"/>
    </style:style>
    <style:style style:name="T151_4" style:family="text"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style:writing-mode="lr-tb"/>
    </style:style>
    <style:style style:name="P153" style:family="paragraph" style:parent-style-name="Standard">
      <style:paragraph-properties fo:break-before="auto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P154" style:family="paragraph" style:parent-style-name="Standard">
      <style:paragraph-properties fo:break-before="auto" fo:text-indent="1.27cm" style:writing-mode="lr-tb"/>
    </style:style>
    <style:style style:name="T154_1" style:family="text">
      <style:text-properties fo:font-style="italic" style:font-style-asian="italic" style:font-style-complex="italic"/>
    </style:style>
    <style:style style:name="T154_2" style:family="text">
      <style:text-properties fo:font-style="italic" style:font-style-asian="italic" style:font-style-complex="italic"/>
    </style:style>
    <style:style style:name="T154_3" style:family="text">
      <style:text-properties fo:font-style="italic" style:font-style-asian="italic" style:font-style-complex="italic"/>
    </style:style>
    <style:style style:name="T154_4" style:family="text">
      <style:text-properties fo:font-style="italic" style:font-style-asian="italic" style:font-style-complex="italic"/>
    </style:style>
    <style:style style:name="T154_5" style:family="text">
      <style:text-properties fo:font-style="italic" style:font-style-asian="italic" style:font-style-complex="italic"/>
    </style:style>
    <style:style style:name="T154_6" style:family="text">
      <style:text-properties fo:font-style="italic" style:font-style-asian="italic" style:font-style-complex="italic"/>
    </style:style>
    <style:style style:name="T154_7" style:family="text">
      <style:text-properties fo:font-style="italic" style:font-style-asian="italic" style:font-style-complex="italic"/>
    </style:style>
    <style:style style:name="T154_8" style:family="text">
      <style:text-properties fo:font-style="italic" style:font-style-asian="italic" style:font-style-complex="italic"/>
    </style:style>
    <style:style style:name="T154_9" style:family="text">
      <style:text-properties fo:font-style="italic" style:font-style-asian="italic" style:font-style-complex="italic"/>
    </style:style>
    <style:style style:name="T154_10" style:family="text">
      <style:text-properties fo:font-style="italic" style:font-style-asian="italic" style:font-style-complex="italic"/>
    </style:style>
    <style:style style:name="T154_11" style:family="text">
      <style:text-properties fo:font-style="italic" style:font-style-asian="italic" style:font-style-complex="italic"/>
    </style:style>
    <style:style style:name="T154_12" style:family="text">
      <style:text-properties fo:font-style="italic" style:font-style-asian="italic" style:font-style-complex="italic"/>
    </style:style>
    <style:style style:name="T154_13" style:family="text">
      <style:text-properties fo:font-style="italic" style:font-style-asian="italic" style:font-style-complex="italic"/>
    </style:style>
    <style:style style:name="P155" style:family="paragraph" style:parent-style-name="Standard">
      <style:paragraph-properties fo:break-before="auto" style:writing-mode="lr-tb"/>
    </style:style>
    <style:style style:name="T155_1" style:family="text">
      <style:text-properties fo:font-style="italic" style:font-style-asian="italic" style:font-style-complex="italic"/>
    </style:style>
    <style:style style:name="T155_2" style:family="text">
      <style:text-properties fo:font-style="italic" style:font-style-asian="italic" style:font-style-complex="italic"/>
    </style:style>
    <style:style style:name="T155_3" style:family="text">
      <style:text-properties fo:font-style="italic" style:font-style-asian="italic" style:font-style-complex="italic"/>
    </style:style>
    <style:style style:name="T155_4" style:family="text">
      <style:text-properties fo:font-style="italic" style:font-style-asian="italic" style:font-style-complex="italic"/>
    </style:style>
    <style:style style:name="T155_5" style:family="text">
      <style:text-properties fo:font-style="italic" style:font-style-asian="italic" style:font-style-complex="italic"/>
    </style:style>
    <style:style style:name="T155_6" style:family="text">
      <style:text-properties fo:font-style="italic" style:font-style-asian="italic" style:font-style-complex="italic"/>
    </style:style>
    <style:style style:name="T155_7" style:family="text">
      <style:text-properties fo:font-style="italic" style:font-style-asian="italic" style:font-style-complex="italic"/>
    </style:style>
    <style:style style:name="T155_8" style:family="text">
      <style:text-properties fo:font-style="italic" style:font-style-asian="italic" style:font-style-complex="italic"/>
    </style:style>
    <style:style style:name="P156" style:family="paragraph" style:parent-style-name="Standard">
      <style:paragraph-properties fo:break-before="auto" style:writing-mode="lr-tb"/>
    </style:style>
    <style:style style:name="T156_1" style:family="text">
      <style:text-properties fo:font-style="italic" style:font-style-asian="italic" style:font-style-complex="italic"/>
    </style:style>
    <style:style style:name="T156_2" style:family="text">
      <style:text-properties fo:font-style="italic" style:font-style-asian="italic" style:font-style-complex="italic"/>
    </style:style>
    <style:style style:name="T156_3" style:family="text">
      <style:text-properties fo:font-style="italic" style:font-style-asian="italic" style:font-style-complex="italic"/>
    </style:style>
    <style:style style:name="T156_4" style:family="text">
      <style:text-properties fo:font-style="italic" style:font-style-asian="italic" style:font-style-complex="italic"/>
    </style:style>
    <style:style style:name="T156_5" style:family="text">
      <style:text-properties fo:font-style="italic" style:font-style-asian="italic" style:font-style-complex="italic"/>
    </style:style>
    <style:style style:name="T156_6" style:family="text">
      <style:text-properties fo:font-style="italic" style:font-style-asian="italic" style:font-style-complex="italic"/>
    </style:style>
    <style:style style:name="T156_7" style:family="text">
      <style:text-properties fo:font-style="italic" style:font-style-asian="italic" style:font-style-complex="italic"/>
    </style:style>
    <style:style style:name="T156_8" style:family="text">
      <style:text-properties fo:font-style="italic" style:font-style-asian="italic" style:font-style-complex="italic"/>
    </style:style>
    <style:style style:name="T156_9" style:family="text">
      <style:text-properties fo:font-style="italic" style:font-style-asian="italic" style:font-style-complex="italic"/>
    </style:style>
    <style:style style:name="T156_10" style:family="text">
      <style:text-properties fo:font-style="italic" style:font-style-asian="italic" style:font-style-complex="italic"/>
    </style:style>
    <style:style style:name="P157" style:family="paragraph" style:parent-style-name="Standard">
      <style:paragraph-properties fo:break-before="auto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P158" style:family="paragraph" style:parent-style-name="Standard">
      <style:paragraph-properties fo:break-before="auto" style:writing-mode="lr-tb"/>
    </style:style>
    <style:style style:name="T158_1" style:family="text">
      <style:text-properties fo:font-style="italic" style:font-style-asian="italic" style:font-style-complex="italic"/>
    </style:style>
    <style:style style:name="T158_2" style:family="text">
      <style:text-properties fo:font-style="italic" style:font-style-asian="italic" style:font-style-complex="italic"/>
    </style:style>
    <style:style style:name="T158_3" style:family="text">
      <style:text-properties fo:font-style="italic" style:font-style-asian="italic" style:font-style-complex="italic"/>
    </style:style>
    <style:style style:name="T158_4" style:family="text">
      <style:text-properties fo:font-style="italic" style:font-style-asian="italic" style:font-style-complex="italic"/>
    </style:style>
    <style:style style:name="T158_5" style:family="text">
      <style:text-properties fo:font-style="italic" style:font-style-asian="italic" style:font-style-complex="italic"/>
    </style:style>
    <style:style style:name="T158_6" style:family="text">
      <style:text-properties fo:font-style="italic" style:font-style-asian="italic" style:font-style-complex="italic"/>
    </style:style>
    <style:style style:name="T158_7" style:family="text">
      <style:text-properties fo:font-style="italic" style:font-style-asian="italic" style:font-style-complex="italic"/>
    </style:style>
    <style:style style:name="T158_8" style:family="text">
      <style:text-properties fo:font-style="italic" style:font-style-asian="italic" style:font-style-complex="italic"/>
    </style:style>
    <style:style style:name="T158_9" style:family="text">
      <style:text-properties fo:font-style="italic" style:font-style-asian="italic" style:font-style-complex="italic"/>
    </style:style>
    <style:style style:name="T158_10" style:family="text">
      <style:text-properties fo:font-style="italic" style:font-style-asian="italic" style:font-style-complex="italic"/>
    </style:style>
    <style:style style:name="T158_11" style:family="text">
      <style:text-properties fo:font-style="italic" style:font-style-asian="italic" style:font-style-complex="italic"/>
    </style:style>
    <style:style style:name="T158_12" style:family="text">
      <style:text-properties fo:font-style="italic" style:font-style-asian="italic" style:font-style-complex="italic"/>
    </style:style>
    <style:style style:name="T158_13" style:family="text">
      <style:text-properties fo:font-style="italic" style:font-style-asian="italic" style:font-style-complex="italic"/>
    </style:style>
    <style:style style:name="T158_14" style:family="text">
      <style:text-properties fo:font-style="italic" style:font-style-asian="italic" style:font-style-complex="italic"/>
    </style:style>
    <style:style style:name="T158_15" style:family="text">
      <style:text-properties fo:font-style="italic" style:font-style-asian="italic" style:font-style-complex="italic"/>
    </style:style>
    <style:style style:name="P159" style:family="paragraph" style:parent-style-name="Standard">
      <style:paragraph-properties fo:break-before="auto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>
      <style:text-properties fo:font-style="italic" style:font-style-asian="italic" style:font-style-complex="italic"/>
    </style:style>
    <style:style style:name="T159_6" style:family="text">
      <style:text-properties fo:font-style="italic" style:font-style-asian="italic" style:font-style-complex="italic"/>
    </style:style>
    <style:style style:name="T159_7" style:family="text">
      <style:text-properties fo:font-style="italic" style:font-style-asian="italic" style:font-style-complex="italic"/>
    </style:style>
    <style:style style:name="T159_8" style:family="text">
      <style:text-properties fo:font-style="italic" style:font-style-asian="italic" style:font-style-complex="italic"/>
    </style:style>
    <style:style style:name="T159_9" style:family="text">
      <style:text-properties fo:font-style="italic" style:font-style-asian="italic" style:font-style-complex="italic"/>
    </style:style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>
      <style:text-properties fo:font-style="italic" style:font-style-asian="italic" style:font-style-complex="italic"/>
    </style:style>
    <style:style style:name="T159_30" style:family="text">
      <style:text-properties fo:font-style="italic" style:font-style-asian="italic" style:font-style-complex="italic"/>
    </style:style>
    <style:style style:name="T159_31" style:family="text">
      <style:text-properties fo:font-style="italic" style:font-style-asian="italic" style:font-style-complex="italic"/>
    </style:style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P160" style:family="paragraph" style:parent-style-name="Standard">
      <style:paragraph-properties fo:break-before="auto" style:writing-mode="lr-tb"/>
    </style:style>
    <style:style style:name="P161" style:family="paragraph" style:parent-style-name="Standard">
      <style:paragraph-properties fo:break-before="auto" style:writing-mode="lr-tb"/>
    </style:style>
    <style:style style:name="T161_1" style:family="text">
      <style:text-properties fo:font-weight="bold" style:font-weight-asian="bold" style:font-weight-complex="bold"/>
    </style:style>
    <style:style style:name="T161_2" style:family="text">
      <style:text-properties fo:font-weight="bold" style:font-weight-asian="bold" style:font-weight-complex="bold"/>
    </style:style>
    <style:style style:name="T161_3" style:family="text">
      <style:text-properties fo:font-weight="bold" style:font-weight-asian="bold" style:font-weight-complex="bold"/>
    </style:style>
    <style:style style:name="T161_4" style:family="text">
      <style:text-properties fo:font-weight="bold" style:font-weight-asian="bold" style:font-weight-complex="bold"/>
    </style:style>
    <style:style style:name="P162" style:family="paragraph" style:parent-style-name="Standard">
      <style:paragraph-properties fo:break-before="auto" style:writing-mode="lr-tb"/>
    </style:style>
    <style:style style:name="P163" style:family="paragraph" style:parent-style-name="Standard">
      <style:paragraph-properties fo:break-before="auto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>
      <style:text-properties fo:font-style="italic" style:font-style-asian="italic" style:font-style-complex="italic"/>
    </style:style>
    <style:style style:name="T163_19" style:family="text">
      <style:text-properties fo:font-style="italic" style:font-style-asian="italic" style:font-style-complex="italic"/>
    </style:style>
    <style:style style:name="T163_20" style:family="text">
      <style:text-properties fo:font-style="italic" style:font-style-asian="italic" style:font-style-complex="italic"/>
    </style:style>
    <style:style style:name="T163_21" style:family="text">
      <style:text-properties fo:font-style="italic" style:font-style-asian="italic" style:font-style-complex="italic"/>
    </style:style>
    <style:style style:name="T163_22" style:family="text">
      <style:text-properties fo:font-style="italic" style:font-style-asian="italic" style:font-style-complex="italic"/>
    </style:style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P164" style:family="paragraph" style:parent-style-name="Standard">
      <style:paragraph-properties fo:break-before="auto" style:writing-mode="lr-tb"/>
    </style:style>
    <style:style style:name="T164_1" style:family="text"/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>
      <style:text-properties fo:font-style="italic" style:font-style-asian="italic" style:font-style-complex="italic"/>
    </style:style>
    <style:style style:name="P165" style:family="paragraph" style:parent-style-name="Standard">
      <style:paragraph-properties fo:break-before="auto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T165_101" style:family="text"/>
    <style:style style:name="T165_102" style:family="text"/>
    <style:style style:name="T165_103" style:family="text"/>
    <style:style style:name="T165_104" style:family="text"/>
    <style:style style:name="T165_105" style:family="text"/>
    <style:style style:name="T165_106" style:family="text"/>
    <style:style style:name="T165_107" style:family="text"/>
    <style:style style:name="T165_108" style:family="text"/>
    <style:style style:name="T165_109" style:family="text"/>
    <style:style style:name="T165_110" style:family="text"/>
    <style:style style:name="T165_111" style:family="text"/>
    <style:style style:name="T165_112" style:family="text"/>
    <style:style style:name="T165_113" style:family="text"/>
    <style:style style:name="T165_114" style:family="text"/>
    <style:style style:name="T165_115" style:family="text"/>
    <style:style style:name="T165_116" style:family="text"/>
    <style:style style:name="T165_117" style:family="text"/>
    <style:style style:name="T165_118" style:family="text"/>
    <style:style style:name="T165_119" style:family="text"/>
    <style:style style:name="T165_120" style:family="text"/>
    <style:style style:name="T165_121" style:family="text"/>
    <style:style style:name="T165_122" style:family="text"/>
    <style:style style:name="P166" style:family="paragraph" style:parent-style-name="Standard">
      <style:paragraph-properties fo:break-before="auto" style:writing-mode="lr-tb"/>
    </style:style>
    <style:style style:name="P167" style:family="paragraph" style:parent-style-name="Standard">
      <style:paragraph-properties fo:break-before="auto" style:writing-mode="lr-tb"/>
    </style:style>
    <style:style style:name="T167_1" style:family="text">
      <style:text-properties fo:font-weight="bold" style:font-weight-asian="bold" style:font-weight-complex="bold"/>
    </style:style>
    <style:style style:name="T167_2" style:family="text">
      <style:text-properties fo:font-weight="bold" style:font-weight-asian="bold" style:font-weight-complex="bold"/>
    </style:style>
    <style:style style:name="P168" style:family="paragraph" style:parent-style-name="Standard">
      <style:paragraph-properties fo:break-before="auto" style:writing-mode="lr-tb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0_1" style:family="text"/>
    <style:style style:name="T170_2" style:family="text">
      <style:text-properties fo:font-style="italic" style:font-style-asian="italic" style:font-style-complex="italic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>
      <style:text-properties fo:font-style="italic" style:font-style-asian="italic" style:font-style-complex="italic"/>
    </style:style>
    <style:style style:name="T171_34" style:family="text">
      <style:text-properties fo:font-style="italic" style:font-style-asian="italic" style:font-style-complex="italic"/>
    </style:style>
    <style:style style:name="T171_35" style:family="text">
      <style:text-properties fo:font-style="italic" style:font-style-asian="italic" style:font-style-complex="italic"/>
    </style:style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P1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3_1" style:family="text"/>
    <style:style style:name="T173_2" style:family="text">
      <style:text-properties fo:font-style="italic" style:font-style-asian="italic" style:font-style-complex="italic"/>
    </style:style>
    <style:style style:name="T173_3" style:family="text">
      <style:text-properties fo:font-style="italic" style:font-style-asian="italic" style:font-style-complex="italic"/>
    </style:style>
    <style:style style:name="T173_4" style:family="text">
      <style:text-properties fo:font-style="italic" style:font-style-asian="italic" style:font-style-complex="italic"/>
    </style:style>
    <style:style style:name="T173_5" style:family="text">
      <style:text-properties fo:font-style="italic" style:font-style-asian="italic" style:font-style-complex="italic"/>
    </style:style>
    <style:style style:name="T173_6" style:family="text">
      <style:text-properties fo:font-style="italic" style:font-style-asian="italic" style:font-style-complex="italic"/>
    </style:style>
    <style:style style:name="T173_7" style:family="text">
      <style:text-properties fo:font-style="italic" style:font-style-asian="italic" style:font-style-complex="italic"/>
    </style:style>
    <style:style style:name="T173_8" style:family="text">
      <style:text-properties fo:font-style="italic" style:font-style-asian="italic" style:font-style-complex="italic"/>
    </style:style>
    <style:style style:name="T173_9" style:family="text">
      <style:text-properties fo:font-style="italic" style:font-style-asian="italic" style:font-style-complex="italic"/>
    </style:style>
    <style:style style:name="T173_10" style:family="text">
      <style:text-properties fo:font-style="italic" style:font-style-asian="italic" style:font-style-complex="italic"/>
    </style:style>
    <style:style style:name="T173_11" style:family="text">
      <style:text-properties fo:font-style="italic" style:font-style-asian="italic" style:font-style-complex="italic"/>
    </style:style>
    <style:style style:name="T173_12" style:family="text">
      <style:text-properties fo:font-style="italic" style:font-style-asian="italic" style:font-style-complex="italic"/>
    </style:style>
    <style:style style:name="T173_13" style:family="text">
      <style:text-properties fo:font-style="italic" style:font-style-asian="italic" style:font-style-complex="italic"/>
    </style:style>
    <style:style style:name="T173_14" style:family="text">
      <style:text-properties fo:font-style="italic" style:font-style-asian="italic" style:font-style-complex="italic"/>
    </style:style>
    <style:style style:name="T173_15" style:family="text">
      <style:text-properties fo:font-style="italic" style:font-style-asian="italic" style:font-style-complex="italic"/>
    </style:style>
    <style:style style:name="T173_16" style:family="text">
      <style:text-properties fo:font-style="italic" style:font-style-asian="italic" style:font-style-complex="italic"/>
    </style:style>
    <style:style style:name="T173_17" style:family="text">
      <style:text-properties fo:font-style="italic" style:font-style-asian="italic" style:font-style-complex="italic"/>
    </style:style>
    <style:style style:name="T173_18" style:family="text">
      <style:text-properties fo:font-style="italic" style:font-style-asian="italic" style:font-style-complex="italic"/>
    </style:style>
    <style:style style:name="T173_19" style:family="text">
      <style:text-properties fo:font-style="italic" style:font-style-asian="italic" style:font-style-complex="italic"/>
    </style:style>
    <style:style style:name="T173_20" style:family="text">
      <style:text-properties fo:font-style="italic" style:font-style-asian="italic" style:font-style-complex="italic"/>
    </style:style>
    <style:style style:name="T173_21" style:family="text">
      <style:text-properties fo:font-style="italic" style:font-style-asian="italic" style:font-style-complex="italic"/>
    </style:style>
    <style:style style:name="T173_22" style:family="text">
      <style:text-properties fo:font-style="italic" style:font-style-asian="italic" style:font-style-complex="italic"/>
    </style:style>
    <style:style style:name="T173_23" style:family="text">
      <style:text-properties fo:font-style="italic" style:font-style-asian="italic" style:font-style-complex="italic"/>
    </style:style>
    <style:style style:name="T173_24" style:family="text">
      <style:text-properties fo:font-style="italic" style:font-style-asian="italic" style:font-style-complex="italic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>
      <style:text-properties fo:font-style="italic" style:font-style-asian="italic" style:font-style-complex="italic"/>
    </style:style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P175" style:family="paragraph" style:parent-style-name="Standard">
      <style:paragraph-properties fo:break-before="page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style:writing-mode="lr-tb"/>
    </style:style>
    <style:style style:name="P177" style:family="paragraph" style:parent-style-name="Standard">
      <style:paragraph-properties fo:break-before="auto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P178" style:family="paragraph" style:parent-style-name="Standard">
      <style:paragraph-properties fo:break-before="auto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P179" style:family="paragraph" style:parent-style-name="Standard">
      <style:paragraph-properties fo:break-before="auto" style:writing-mode="lr-tb"/>
    </style:style>
    <style:style style:name="P180" style:family="paragraph" style:parent-style-name="Standard">
      <style:paragraph-properties fo:break-before="auto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P181" style:family="paragraph" style:parent-style-name="Standard">
      <style:paragraph-properties fo:break-before="auto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P182" style:family="paragraph" style:parent-style-name="Standard">
      <style:paragraph-properties fo:break-before="page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style:writing-mode="lr-tb"/>
    </style:style>
    <style:style style:name="P1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P1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6_1" style:family="text"/>
    <style:style style:name="T186_2" style:family="text"/>
    <style:style style:name="P1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Dynamics</text:span><text:span text:style-name="T8_2"><text:s/></text:span><text:span text:style-name="T8_3">PyMOL</text:span><text:span text:style-name="T8_4"><text:s/></text:span><text:span text:style-name="T8_5">Plugin</text:span><text:span text:style-name="T8_6"><text:s/></text:span><text:span text:style-name="T8_7">Manual</text:span></text:p>
      <text:p text:style-name="P9"><text:span text:style-name="T9_1">v</text:span><text:span text:style-name="T9_2">.<text:s/>1.0.0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5_1">University</text:span><text:span text:style-name="T25_2"><text:s/></text:span><text:span text:style-name="T25_3">of</text:span><text:span text:style-name="T25_4"><text:s/></text:span><text:span text:style-name="T25_5">Gdansk</text:span></text:p>
      <text:p text:style-name="P26"><text:span text:style-name="T26_1">Laboratory</text:span><text:span text:style-name="T26_2"><text:s/></text:span><text:span text:style-name="T26_3">of</text:span><text:span text:style-name="T26_4"><text:s/></text:span><text:span text:style-name="T26_5">Biomolecular</text:span><text:span text:style-name="T26_6"><text:s/></text:span><text:span text:style-name="T26_7">Systems</text:span><text:span text:style-name="T26_8"><text:s/></text:span><text:span text:style-name="T26_9">Simulation</text:span></text:p>
      <text:p text:style-name="P27"><text:span text:style-name="T27_1">Table</text:span><text:span text:style-name="T27_2"><text:s/></text:span><text:span text:style-name="T27_3">of</text:span><text:span text:style-name="T27_4"><text:s/></text:span><text:span text:style-name="T27_5">Content</text:span><text:span text:style-name="T27_6">:</text:span></text:p>
      <text:p text:style-name="P28"/>
      <text:p text:style-name="P29"><text:span text:style-name="T29_1">1.<text:s/></text:span><text:span text:style-name="T29_2">Introduction</text:span><text:span text:style-name="T29_3"><text:tab/>3</text:span></text:p>
      <text:p text:style-name="P30"><text:span text:style-name="T30_1">2.<text:s/></text:span><text:span text:style-name="T30_2">Requirements</text:span><text:span text:style-name="T30_3"><text:s/></text:span><text:span text:style-name="T30_4">and</text:span><text:span text:style-name="T30_5"><text:s/></text:span><text:span text:style-name="T30_6">Installation</text:span><text:span text:style-name="T30_7"><text:tab/>4</text:span></text:p>
      <text:p text:style-name="P31"><text:span text:style-name="T31_1">2.1.<text:s/></text:span><text:span text:style-name="T31_2">Requirements</text:span><text:span text:style-name="T31_3"><text:tab/>4</text:span></text:p>
      <text:p text:style-name="P32"><text:span text:style-name="T32_1">2.2.<text:s/></text:span><text:span text:style-name="T32_2">Installation</text:span><text:span text:style-name="T32_3"><text:tab/>4</text:span></text:p>
      <text:p text:style-name="P33"><text:span text:style-name="T33_1">3.<text:s/></text:span><text:span text:style-name="T33_2">Instruction</text:span><text:span text:style-name="T33_3"><text:tab/>5</text:span></text:p>
      <text:p text:style-name="P34"><text:span text:style-name="T34_1">3.1.<text:s/></text:span><text:span text:style-name="T34_2">Molecule</text:span><text:span text:style-name="T34_3"><text:tab/>5</text:span></text:p>
      <text:p text:style-name="P35"><text:span text:style-name="T35_1">3.2.<text:s/></text:span><text:span text:style-name="T35_2">Force</text:span><text:span text:style-name="T35_3"><text:s/></text:span><text:span text:style-name="T35_4">Field</text:span><text:span text:style-name="T35_5"><text:s/></text:span><text:span text:style-name="T35_6">and</text:span><text:span text:style-name="T35_7"><text:s/></text:span><text:span text:style-name="T35_8">Water</text:span><text:span text:style-name="T35_9"><text:s/></text:span><text:span text:style-name="T35_10">Model</text:span><text:span text:style-name="T35_11"><text:tab/>8</text:span></text:p>
      <text:p text:style-name="P36"><text:span text:style-name="T36_1">3.3.<text:s/></text:span><text:span text:style-name="T36_2">Configuration</text:span><text:span text:style-name="T36_3"><text:tab/>9</text:span></text:p>
      <text:p text:style-name="P37"><text:span text:style-name="T37_1">3.4.<text:s/></text:span><text:span text:style-name="T37_2">Restraints</text:span><text:span text:style-name="T37_3"><text:tab/>10</text:span></text:p>
      <text:p text:style-name="P38"><text:span text:style-name="T38_1">3.5.<text:s/></text:span><text:span text:style-name="T38_2">Jobs</text:span><text:span text:style-name="T38_3"><text:tab/>11</text:span></text:p>
      <text:p text:style-name="P39"><text:span text:style-name="T39_1">3.6.<text:s/></text:span><text:span text:style-name="T39_2">Command</text:span><text:span text:style-name="T39_3"><text:s/></text:span><text:span text:style-name="T39_4">line</text:span><text:span text:style-name="T39_5"><text:tab/>12</text:span></text:p>
      <text:p text:style-name="P40"><text:span text:style-name="T40_1">3.7.<text:s/></text:span><text:span text:style-name="T40_2">Additional</text:span><text:span text:style-name="T40_3"><text:s/></text:span><text:span text:style-name="T40_4">Buttons</text:span><text:span text:style-name="T40_5"><text:tab/>12</text:span></text:p>
      <text:p text:style-name="P41"><text:span text:style-name="T41_1">4.<text:s/></text:span><text:span text:style-name="T41_2">Standalone</text:span><text:span text:style-name="T41_3"><text:s/></text:span><text:span text:style-name="T41_4">Application</text:span><text:span text:style-name="T41_5"><text:tab/>14</text:span></text:p>
      <text:p text:style-name="P42"><text:span text:style-name="T42_1">4.1.<text:s/></text:span><text:span text:style-name="T42_2">pyDynamics</text:span><text:span text:style-name="T42_3">-</text:span><text:span text:style-name="T42_4">gui</text:span><text:span text:style-name="T42_5"><text:tab/>14</text:span></text:p>
      <text:p text:style-name="P43"><text:span text:style-name="T43_1">4.2.<text:s/></text:span><text:span text:style-name="T43_2">pyDynamics</text:span><text:span text:style-name="T43_3"><text:tab/>14</text:span></text:p>
      <text:p text:style-name="P44"><text:span text:style-name="T44_1">5.<text:s/></text:span><text:span text:style-name="T44_2">Changelog</text:span><text:span text:style-name="T44_3"><text:tab/>15</text:span></text:p>
      <text:p text:style-name="P45"><text:span text:style-name="T45_1">6.<text:s/></text:span><text:span text:style-name="T45_2">Copyright</text:span><text:span text:style-name="T45_3"><text:tab/>16</text:span></text:p>
      <text:p text:style-name="P46"><text:span text:style-name="T46_1">1.<text:s/></text:span><text:span text:style-name="T46_2">Introduction</text:span></text:p>
      <text:p text:style-name="P47"/>
      <text:p text:style-name="P48"><text:span text:style-name="T48_1">PyMOL</text:span><text:span text:style-name="T48_2"><text:s/></text:span><text:span text:style-name="T48_3">is</text:span><text:span text:style-name="T48_4"><text:s/></text:span><text:span text:style-name="T48_5">powerful</text:span><text:span text:style-name="T48_6"><text:s/></text:span><text:span text:style-name="T48_7">and</text:span><text:span text:style-name="T48_8"><text:s/></text:span><text:span text:style-name="T48_9">easy</text:span><text:span text:style-name="T48_10"><text:s/></text:span><text:span text:style-name="T48_11">to</text:span><text:span text:style-name="T48_12"><text:s/></text:span><text:span text:style-name="T48_13">use</text:span><text:span text:style-name="T48_14"><text:s/></text:span><text:span text:style-name="T48_15">open</text:span><text:span text:style-name="T48_16"><text:s/></text:span><text:span text:style-name="T48_17">source</text:span><text:span text:style-name="T48_18"><text:s/></text:span><text:span text:style-name="T48_19">tool</text:span><text:span text:style-name="T48_20"><text:s/></text:span><text:span text:style-name="T48_21">for</text:span><text:span text:style-name="T48_22"><text:s/></text:span><text:span text:style-name="T48_23">viewing</text:span><text:span text:style-name="T48_24"><text:s/></text:span><text:span text:style-name="T48_25">and</text:span><text:span text:style-name="T48_26"><text:s/></text:span><text:span text:style-name="T48_27">manipulating</text:span><text:span text:style-name="T48_28"><text:s/></text:span><text:span text:style-name="T48_29">molecules</text:span><text:span text:style-name="T48_30">.<text:s/></text:span><text:span text:style-name="T48_31">Thanks</text:span><text:span text:style-name="T48_32"><text:s/></text:span><text:span text:style-name="T48_33">to</text:span><text:span text:style-name="T48_34"><text:s/></text:span><text:span text:style-name="T48_35">its</text:span><text:span text:style-name="T48_36"><text:s/></text:span><text:span text:style-name="T48_37">API</text:span><text:span text:style-name="T48_38"><text:s/></text:span><text:span text:style-name="T48_39">capabilities</text:span><text:span text:style-name="T48_40"><text:s/></text:span><text:span text:style-name="T48_41">it</text:span><text:span text:style-name="T48_42"><text:s/></text:span><text:span text:style-name="T48_43">can</text:span><text:span text:style-name="T48_44"><text:s/></text:span><text:span text:style-name="T48_45">be</text:span><text:span text:style-name="T48_46"><text:s/></text:span><text:span text:style-name="T48_47">extended</text:span><text:span text:style-name="T48_48"><text:s/></text:span><text:span text:style-name="T48_49">by</text:span><text:span text:style-name="T48_50"><text:s/></text:span><text:span text:style-name="T48_51">developing</text:span><text:span text:style-name="T48_52"><text:s/></text:span><text:span text:style-name="T48_53">third</text:span><text:span text:style-name="T48_54"><text:s/></text:span><text:span text:style-name="T48_55">party</text:span><text:span text:style-name="T48_56"><text:s/></text:span><text:span text:style-name="T48_57">plugins</text:span><text:span text:style-name="T48_58"><text:s/></text:span><text:span text:style-name="T48_59">in</text:span><text:span text:style-name="T48_60"><text:s/></text:span><text:span text:style-name="T48_61">high</text:span><text:span text:style-name="T48_62"><text:s/></text:span><text:span text:style-name="T48_63">level</text:span><text:span text:style-name="T48_64"><text:s/></text:span><text:span text:style-name="T48_65">programing</text:span><text:span text:style-name="T48_66"><text:s/></text:span><text:span text:style-name="T48_67">language</text:span><text:span text:style-name="T48_68"><text:s/></text:span><text:span text:style-name="T48_69">Python</text:span><text:span text:style-name="T48_70">.<text:s/></text:span><text:span text:style-name="T48_71">This</text:span><text:span text:style-name="T48_72"><text:s/></text:span><text:span text:style-name="T48_73">project</text:span><text:span text:style-name="T48_74"><text:s/></text:span><text:span text:style-name="T48_75">is</text:span><text:span text:style-name="T48_76"><text:s/></text:span><text:span text:style-name="T48_77">focused</text:span><text:span text:style-name="T48_78"><text:s/></text:span><text:span text:style-name="T48_79">on</text:span><text:span text:style-name="T48_80"><text:s/></text:span><text:span text:style-name="T48_81">developing</text:span><text:span text:style-name="T48_82"><text:s/></text:span><text:span text:style-name="T48_83">plugin</text:span><text:span text:style-name="T48_84"><text:s/></text:span><text:span text:style-name="T48_85">for</text:span><text:span text:style-name="T48_86"><text:s/></text:span><text:span text:style-name="T48_87">PyMOL</text:span><text:span text:style-name="T48_88">,<text:s/></text:span><text:span text:style-name="T48_89">which</text:span><text:span text:style-name="T48_90"><text:s/></text:span><text:span text:style-name="T48_91">add</text:span><text:span text:style-name="T48_92"><text:s/></text:span><text:span text:style-name="T48_93">molecular</text:span><text:span text:style-name="T48_94"><text:s/></text:span><text:span text:style-name="T48_95">dynamics</text:span><text:span text:style-name="T48_96"><text:s/></text:span><text:span text:style-name="T48_97">simulation</text:span><text:span text:style-name="T48_98"><text:s/></text:span><text:span text:style-name="T48_99">feature</text:span><text:span text:style-name="T48_100">.<text:s/></text:span><text:span text:style-name="T48_101">It</text:span><text:span text:style-name="T48_102"><text:s/></text:span><text:span text:style-name="T48_103">is</text:span><text:span text:style-name="T48_104"><text:s/></text:span><text:span text:style-name="T48_105">meant</text:span><text:span text:style-name="T48_106"><text:s/></text:span><text:span text:style-name="T48_107">to</text:span><text:span text:style-name="T48_108"><text:s/></text:span><text:span text:style-name="T48_109">be</text:span><text:span text:style-name="T48_110"><text:s/></text:span><text:span text:style-name="T48_111">easy</text:span><text:span text:style-name="T48_112"><text:s/></text:span><text:span text:style-name="T48_113">to</text:span><text:span text:style-name="T48_114"><text:s/></text:span><text:span text:style-name="T48_115">use</text:span><text:span text:style-name="T48_116">.<text:s/></text:span><text:span text:style-name="T48_117">The</text:span><text:span text:style-name="T48_118"><text:s/></text:span><text:span text:style-name="T48_119">plugin</text:span><text:span text:style-name="T48_120"><text:s/></text:span><text:span text:style-name="T48_121">uses</text:span><text:span text:style-name="T48_122"><text:s/></text:span><text:span text:style-name="T48_123">GROMACS</text:span><text:span text:style-name="T48_124"><text:s/></text:span><text:span text:style-name="T48_125">tools</text:span><text:span text:style-name="T48_126"><text:s/></text:span><text:span text:style-name="T48_127">as</text:span><text:span text:style-name="T48_128"><text:s/></text:span><text:span text:style-name="T48_129">a</text:span><text:span text:style-name="T48_130"><text:s/></text:span><text:span text:style-name="T48_131">back</text:span><text:span text:style-name="T48_132">-</text:span><text:span text:style-name="T48_133">end</text:span><text:span text:style-name="T48_134">.<text:s/></text:span><text:span text:style-name="T48_135">Project</text:span><text:span text:style-name="T48_136"><text:s/></text:span><text:span text:style-name="T48_137">is</text:span><text:span text:style-name="T48_138"><text:s/></text:span><text:span text:style-name="T48_139">developed</text:span><text:span text:style-name="T48_140"><text:s/></text:span><text:span text:style-name="T48_141">as</text:span><text:span text:style-name="T48_142"><text:s/></text:span><text:span text:style-name="T48_143">a</text:span><text:span text:style-name="T48_144"><text:s/></text:span><text:span text:style-name="T48_145">open</text:span><text:span text:style-name="T48_146"><text:s/></text:span><text:span text:style-name="T48_147">source</text:span><text:span text:style-name="T48_148"><text:s/></text:span><text:span text:style-name="T48_149">and</text:span><text:span text:style-name="T48_150"><text:s/></text:span><text:span text:style-name="T48_151">as</text:span><text:span text:style-name="T48_152"><text:s/></text:span><text:span text:style-name="T48_153">such</text:span><text:span text:style-name="T48_154"><text:s/></text:span><text:span text:style-name="T48_155">create</text:span><text:span text:style-name="T48_156"><text:s/></text:span><text:span text:style-name="T48_157">full</text:span><text:span text:style-name="T48_158"><text:s/></text:span><text:span text:style-name="T48_159">open</text:span><text:span text:style-name="T48_160"><text:s/></text:span><text:span text:style-name="T48_161">source</text:span><text:span text:style-name="T48_162"><text:s/></text:span><text:span text:style-name="T48_163">stack</text:span><text:span text:style-name="T48_164"><text:s/></text:span><text:span text:style-name="T48_165">together</text:span><text:span text:style-name="T48_166"><text:s/></text:span><text:span text:style-name="T48_167">with</text:span><text:span text:style-name="T48_168"><text:s/></text:span><text:span text:style-name="T48_169">PyMOL</text:span><text:span text:style-name="T48_170"><text:s/></text:span><text:span text:style-name="T48_171">and</text:span><text:span text:style-name="T48_172"><text:s/></text:span><text:span text:style-name="T48_173">GROMACS</text:span><text:span text:style-name="T48_174">.<text:s/></text:span><text:span text:style-name="T48_175">Because</text:span><text:span text:style-name="T48_176"><text:s/></text:span><text:span text:style-name="T48_177">GROMACS</text:span><text:span text:style-name="T48_178"><text:s/></text:span><text:span text:style-name="T48_179">can</text:span><text:span text:style-name="T48_180"><text:s/></text:span><text:span text:style-name="T48_181">compile</text:span><text:span text:style-name="T48_182"><text:s/></text:span><text:span text:style-name="T48_183">easily</text:span><text:span text:style-name="T48_184"><text:s/></text:span><text:span text:style-name="T48_185">only</text:span><text:span text:style-name="T48_186"><text:s/></text:span><text:span text:style-name="T48_187">on</text:span><text:span text:style-name="T48_188"><text:s/></text:span><text:span text:style-name="T48_189">Unix</text:span><text:span text:style-name="T48_190"><text:s/></text:span><text:span text:style-name="T48_191">like</text:span><text:span text:style-name="T48_192"><text:s/></text:span><text:span text:style-name="T48_193">systems</text:span><text:span text:style-name="T48_194">,<text:s/></text:span><text:span text:style-name="T48_195">the</text:span><text:span text:style-name="T48_196"><text:s/></text:span><text:span text:style-name="T48_197">plugin</text:span><text:span text:style-name="T48_198"><text:s/></text:span><text:span text:style-name="T48_199">also</text:span><text:span text:style-name="T48_200"><text:s/></text:span><text:span text:style-name="T48_201">keep</text:span><text:span text:style-name="T48_202"><text:s/></text:span><text:span text:style-name="T48_203">compatibility</text:span><text:span text:style-name="T48_204"><text:s/></text:span><text:span text:style-name="T48_205">only</text:span><text:span text:style-name="T48_206"><text:s/></text:span><text:span text:style-name="T48_207">with</text:span><text:span text:style-name="T48_208"><text:s/></text:span><text:span text:style-name="T48_209">those</text:span><text:span text:style-name="T48_210">.<text:s/></text:span><text:span text:style-name="T48_211">No</text:span><text:span text:style-name="T48_212"><text:s/></text:span><text:span text:style-name="T48_213">Windows</text:span><text:span text:style-name="T48_214"><text:s/></text:span><text:span text:style-name="T48_215">port</text:span><text:span text:style-name="T48_216"><text:s/></text:span><text:span text:style-name="T48_217">is</text:span><text:span text:style-name="T48_218"><text:s/></text:span><text:span text:style-name="T48_219">expected</text:span><text:span text:style-name="T48_220">.<text:s/></text:span><text:span text:style-name="T48_221">Plugin</text:span><text:span text:style-name="T48_222"><text:s/></text:span><text:span text:style-name="T48_223">is</text:span><text:span text:style-name="T48_224"><text:s/></text:span><text:span text:style-name="T48_225">developed</text:span><text:span text:style-name="T48_226"><text:s/></text:span><text:span text:style-name="T48_227">and</text:span><text:span text:style-name="T48_228"><text:s/></text:span><text:span text:style-name="T48_229">maintained</text:span><text:span text:style-name="T48_230"><text:s/></text:span><text:span text:style-name="T48_231">by</text:span><text:span text:style-name="T48_232"><text:s/></text:span><text:span text:style-name="T48_233">Laboratory</text:span><text:span text:style-name="T48_234"><text:s/></text:span><text:span text:style-name="T48_235">of</text:span><text:span text:style-name="T48_236"><text:s/></text:span><text:span text:style-name="T48_237">Biomolecular</text:span><text:span text:style-name="T48_238"><text:s/></text:span><text:span text:style-name="T48_239">Systems</text:span><text:span text:style-name="T48_240"><text:s/></text:span><text:span text:style-name="T48_241">Simulation</text:span><text:span text:style-name="T48_242"><text:s/></text:span><text:span text:style-name="T48_243">at</text:span><text:span text:style-name="T48_244"><text:s/></text:span><text:span text:style-name="T48_245">University</text:span><text:span text:style-name="T48_246"><text:s/></text:span><text:span text:style-name="T48_247">of</text:span><text:span text:style-name="T48_248"><text:s/></text:span><text:span text:style-name="T48_249">Gdansk</text:span><text:span text:style-name="T48_250">.</text:span></text:p>
      <text:p text:style-name="P49"><text:span text:style-name="T49_1">2.<text:s/></text:span><text:span text:style-name="T49_2">Requirements</text:span><text:span text:style-name="T49_3"><text:s/></text:span><text:span text:style-name="T49_4">and</text:span><text:span text:style-name="T49_5"><text:s/></text:span><text:span text:style-name="T49_6">Installation</text:span></text:p>
      <text:p text:style-name="P50"/>
      <text:p text:style-name="P51"><text:span text:style-name="T51_1">2.1.<text:s/></text:span><text:span text:style-name="T51_2">Requirements</text:span></text:p>
      <text:p text:style-name="P52"/>
      <text:p text:style-name="P53"><text:span text:style-name="T53_1">The</text:span><text:span text:style-name="T53_2"><text:s/></text:span><text:span text:style-name="T53_3">plugin</text:span><text:span text:style-name="T53_4"><text:s/></text:span><text:span text:style-name="T53_5">should</text:span><text:span text:style-name="T53_6"><text:s/></text:span><text:span text:style-name="T53_7">work</text:span><text:span text:style-name="T53_8"><text:s/></text:span><text:span text:style-name="T53_9">on</text:span><text:span text:style-name="T53_10"><text:s/></text:span><text:span text:style-name="T53_11">all</text:span><text:span text:style-name="T53_12"><text:s/></text:span><text:span text:style-name="T53_13">variety</text:span><text:span text:style-name="T53_14"><text:s/></text:span><text:span text:style-name="T53_15">of</text:span><text:span text:style-name="T53_16"><text:s/></text:span><text:span text:style-name="T53_17">Unix</text:span><text:span text:style-name="T53_18"><text:s/></text:span><text:span text:style-name="T53_19">like</text:span><text:span text:style-name="T53_20"><text:s/></text:span><text:span text:style-name="T53_21">systems</text:span><text:span text:style-name="T53_22">.<text:s/></text:span><text:span text:style-name="T53_23">Most</text:span><text:span text:style-name="T53_24"><text:s/></text:span><text:span text:style-name="T53_25">of</text:span><text:span text:style-name="T53_26"><text:s/></text:span><text:span text:style-name="T53_27">the</text:span><text:span text:style-name="T53_28"><text:s/></text:span><text:span text:style-name="T53_29">test</text:span><text:span text:style-name="T53_30"><text:s/></text:span><text:span text:style-name="T53_31">are</text:span><text:span text:style-name="T53_32"><text:s/></text:span><text:span text:style-name="T53_33">performed</text:span><text:span text:style-name="T53_34"><text:s/></text:span><text:span text:style-name="T53_35">on</text:span><text:span text:style-name="T53_36"><text:s/></text:span><text:span text:style-name="T53_37">Ubuntu</text:span><text:span text:style-name="T53_38"><text:s/></text:span><text:span text:style-name="T53_39">Linux</text:span><text:span text:style-name="T53_40">,<text:s/></text:span><text:span text:style-name="T53_41">which</text:span><text:span text:style-name="T53_42"><text:s/></text:span><text:span text:style-name="T53_43">is</text:span><text:span text:style-name="T53_44"><text:s/></text:span><text:span text:style-name="T53_45">treated</text:span><text:span text:style-name="T53_46"><text:s/></text:span><text:span text:style-name="T53_47">as</text:span><text:span text:style-name="T53_48"><text:s/></text:span><text:span text:style-name="T53_49">a</text:span><text:span text:style-name="T53_50"><text:s/></text:span><text:span text:style-name="T53_51">reference</text:span><text:span text:style-name="T53_52"><text:s/></text:span><text:span text:style-name="T53_53">platform</text:span><text:span text:style-name="T53_54">.<text:s/></text:span><text:span text:style-name="T53_55">To</text:span><text:span text:style-name="T53_56"><text:s/></text:span><text:span text:style-name="T53_57">work</text:span><text:span text:style-name="T53_58"><text:s/></text:span><text:span text:style-name="T53_59">properly</text:span><text:span text:style-name="T53_60"><text:s/></text:span><text:span text:style-name="T53_61">plugin</text:span><text:span text:style-name="T53_62"><text:s/></text:span><text:span text:style-name="T53_63">require</text:span><text:span text:style-name="T53_64"><text:s/></text:span><text:span text:style-name="T53_65">Bash</text:span><text:span text:style-name="T53_66">,<text:s/></text:span><text:span text:style-name="T53_67">Python</text:span><text:span text:style-name="T53_68"><text:s/></text:span><text:span text:style-name="T53_69">with</text:span><text:span text:style-name="T53_70"><text:s/></text:span><text:span text:style-name="T53_71">TkInter</text:span><text:span text:style-name="T53_72">,<text:s/></text:span><text:span text:style-name="T53_73">Tix</text:span><text:span text:style-name="T53_74">,<text:s/></text:span><text:span text:style-name="T53_75">PyMOL</text:span><text:span text:style-name="T53_76">,<text:s/></text:span><text:span text:style-name="T53_77">GROMACS</text:span><text:span text:style-name="T53_78"><text:s/></text:span><text:span text:style-name="T53_79">and</text:span><text:span text:style-name="T53_80"><text:s/></text:span><text:span text:style-name="T53_81">X</text:span><text:span text:style-name="T53_82">-</text:span><text:span text:style-name="T53_83">Window</text:span><text:span text:style-name="T53_84"><text:s/></text:span><text:span text:style-name="T53_85">system</text:span><text:span text:style-name="T53_86"><text:s/></text:span><text:span text:style-name="T53_87">for</text:span><text:span text:style-name="T53_88"><text:s/></text:span><text:span text:style-name="T53_89">GUI</text:span><text:span text:style-name="T53_90">.<text:s/></text:span><text:span text:style-name="T53_91">To</text:span><text:span text:style-name="T53_92"><text:s/></text:span><text:span text:style-name="T53_93">satisfy</text:span><text:span text:style-name="T53_94"><text:s/></text:span><text:span text:style-name="T53_95">those</text:span><text:span text:style-name="T53_96"><text:s/></text:span><text:span text:style-name="T53_97">requirements</text:span><text:span text:style-name="T53_98"><text:s/></text:span><text:span text:style-name="T53_99">on</text:span><text:span text:style-name="T53_100"><text:s/></text:span><text:span text:style-name="T53_101">Ubuntu</text:span><text:span text:style-name="T53_102"><text:s/></text:span><text:span text:style-name="T53_103">do</text:span><text:span text:style-name="T53_104"><text:s/></text:span><text:span text:style-name="T53_105">following</text:span><text:span text:style-name="T53_106"><text:s/></text:span><text:span text:style-name="T53_107">command</text:span><text:span text:style-name="T53_108">:</text:span></text:p>
      <text:p text:style-name="P54"><text:span text:style-name="T54_1"><text:tab/></text:span><text:span text:style-name="T54_2">sudo</text:span><text:span text:style-name="T54_3"><text:s/></text:span><text:span text:style-name="T54_4">apt</text:span><text:span text:style-name="T54_5">-</text:span><text:span text:style-name="T54_6">get</text:span><text:span text:style-name="T54_7"><text:s/></text:span><text:span text:style-name="T54_8">install</text:span><text:span text:style-name="T54_9"><text:s/></text:span><text:span text:style-name="T54_10">python</text:span><text:span text:style-name="T54_11">-</text:span><text:span text:style-name="T54_12">tk</text:span><text:span text:style-name="T54_13"><text:s/></text:span><text:span text:style-name="T54_14">python</text:span><text:span text:style-name="T54_15">-</text:span><text:span text:style-name="T54_16">pmw</text:span><text:span text:style-name="T54_17"><text:s/></text:span><text:span text:style-name="T54_18">tix</text:span><text:span text:style-name="T54_19"><text:s/></text:span><text:span text:style-name="T54_20">pymol</text:span><text:span text:style-name="T54_21"><text:s/></text:span><text:span text:style-name="T54_22">gromacs</text:span></text:p>
      <text:p text:style-name="P55"/>
      <text:p text:style-name="P56"><text:span text:style-name="T56_1">2.2.<text:s/></text:span><text:span text:style-name="T56_2">Installation</text:span></text:p>
      <text:p text:style-name="P57"/>
      <text:p text:style-name="P58"><text:span text:style-name="T58_1"><text:tab/></text:span><text:span text:style-name="T58_2">There</text:span><text:span text:style-name="T58_3"><text:s/></text:span><text:span text:style-name="T58_4">are</text:span><text:span text:style-name="T58_5"><text:s/></text:span><text:span text:style-name="T58_6">two</text:span><text:span text:style-name="T58_7"><text:s/></text:span><text:span text:style-name="T58_8">ways</text:span><text:span text:style-name="T58_9"><text:s/></text:span><text:span text:style-name="T58_10">to</text:span><text:span text:style-name="T58_11"><text:s/></text:span><text:span text:style-name="T58_12">install</text:span><text:span text:style-name="T58_13"><text:s/></text:span><text:span text:style-name="T58_14">plugin</text:span><text:span text:style-name="T58_15">.<text:s/></text:span><text:span text:style-name="T58_16">If</text:span><text:span text:style-name="T58_17"><text:s/></text:span><text:span text:style-name="T58_18">you</text:span><text:span text:style-name="T58_19"><text:s/></text:span><text:span text:style-name="T58_20">are</text:span><text:span text:style-name="T58_21"><text:s/></text:span><text:span text:style-name="T58_22">Ubuntu</text:span><text:span text:style-name="T58_23"><text:s/></text:span><text:span text:style-name="T58_24">user</text:span><text:span text:style-name="T58_25">,<text:s/></text:span><text:span text:style-name="T58_26">than</text:span><text:span text:style-name="T58_27"><text:s/></text:span><text:span text:style-name="T58_28">you</text:span><text:span text:style-name="T58_29"><text:s/></text:span><text:span text:style-name="T58_30">can</text:span><text:span text:style-name="T58_31"><text:s/></text:span><text:span text:style-name="T58_32">just</text:span><text:span text:style-name="T58_33"><text:s/></text:span><text:span text:style-name="T58_34">add</text:span><text:span text:style-name="T58_35"><text:s/></text:span><text:span text:style-name="T58_36">repository</text:span><text:span text:style-name="T58_37"><text:s/></text:span><text:span text:style-name="T58_38">and</text:span><text:span text:style-name="T58_39"><text:s/></text:span><text:span text:style-name="T58_40">install</text:span><text:span text:style-name="T58_41"><text:s/></text:span><text:span text:style-name="T58_42">package</text:span><text:span text:style-name="T58_43">:</text:span></text:p>
      <text:p text:style-name="P59"><text:span text:style-name="T59_1"><text:tab/></text:span><text:span text:style-name="T59_2">sudo</text:span><text:span text:style-name="T59_3"><text:s/></text:span><text:span text:style-name="T59_4">add</text:span><text:span text:style-name="T59_5">-</text:span><text:span text:style-name="T59_6">apt</text:span><text:span text:style-name="T59_7">-</text:span><text:span text:style-name="T59_8">repository</text:span><text:span text:style-name="T59_9"><text:s/></text:span><text:span text:style-name="T59_10">ppa</text:span><text:span text:style-name="T59_11">:</text:span><text:span text:style-name="T59_12">tomaszm</text:span><text:span text:style-name="T59_13">/</text:span><text:span text:style-name="T59_14">dynamics</text:span></text:p>
      <text:p text:style-name="P60"><text:span text:style-name="T60_1"><text:tab/></text:span><text:span text:style-name="T60_2">sudo</text:span><text:span text:style-name="T60_3"><text:s/></text:span><text:span text:style-name="T60_4">apt</text:span><text:span text:style-name="T60_5">-</text:span><text:span text:style-name="T60_6">get</text:span><text:span text:style-name="T60_7"><text:s/></text:span><text:span text:style-name="T60_8">update</text:span></text:p>
      <text:p text:style-name="P61"><text:span text:style-name="T61_1"><text:tab/></text:span><text:span text:style-name="T61_2">sudo</text:span><text:span text:style-name="T61_3"><text:s/></text:span><text:span text:style-name="T61_4">apt</text:span><text:span text:style-name="T61_5">-</text:span><text:span text:style-name="T61_6">get</text:span><text:span text:style-name="T61_7"><text:s/></text:span><text:span text:style-name="T61_8">install</text:span><text:span text:style-name="T61_9"><text:s/></text:span><text:span text:style-name="T61_10">dynamics</text:span><text:span text:style-name="T61_11">-</text:span><text:span text:style-name="T61_12">pymol</text:span><text:span text:style-name="T61_13">-</text:span><text:span text:style-name="T61_14">plugin</text:span></text:p>
      <text:p text:style-name="P62"><text:span text:style-name="T62_1">All</text:span><text:span text:style-name="T62_2"><text:s/></text:span><text:span text:style-name="T62_3">required</text:span><text:span text:style-name="T62_4"><text:s/></text:span><text:span text:style-name="T62_5">libraries</text:span><text:span text:style-name="T62_6"><text:s/></text:span><text:span text:style-name="T62_7">will</text:span><text:span text:style-name="T62_8"><text:s/></text:span><text:span text:style-name="T62_9">be</text:span><text:span text:style-name="T62_10"><text:s/></text:span><text:span text:style-name="T62_11">downloaded</text:span><text:span text:style-name="T62_12"><text:s/></text:span><text:span text:style-name="T62_13">as</text:span><text:span text:style-name="T62_14"><text:s/></text:span><text:span text:style-name="T62_15">a</text:span><text:span text:style-name="T62_16"><text:s/></text:span><text:span text:style-name="T62_17">dependencies</text:span><text:span text:style-name="T62_18">.<text:s/></text:span><text:span text:style-name="T62_19">Supported</text:span><text:span text:style-name="T62_20"><text:s/></text:span><text:span text:style-name="T62_21">versions</text:span><text:span text:style-name="T62_22"><text:s/></text:span><text:span text:style-name="T62_23">of</text:span><text:span text:style-name="T62_24"><text:s/></text:span><text:span text:style-name="T62_25">Ubuntu</text:span><text:span text:style-name="T62_26"><text:s/></text:span><text:span text:style-name="T62_27">are</text:span><text:span text:style-name="T62_28"><text:s/></text:span><text:span text:style-name="T62_29">latest</text:span><text:span text:style-name="T62_30"><text:s/></text:span><text:span text:style-name="T62_31">stable</text:span><text:span text:style-name="T62_32"><text:s/></text:span><text:span text:style-name="T62_33">and</text:span><text:span text:style-name="T62_34"><text:s/></text:span><text:span text:style-name="T62_35">latest</text:span><text:span text:style-name="T62_36"><text:s/></text:span><text:span text:style-name="T62_37">LTS</text:span><text:span text:style-name="T62_38">.</text:span></text:p>
      <text:p text:style-name="P63"><text:span text:style-name="T63_1"><text:tab/></text:span><text:span text:style-name="T63_2">The</text:span><text:span text:style-name="T63_3"><text:s/></text:span><text:span text:style-name="T63_4">second</text:span><text:span text:style-name="T63_5"><text:s/></text:span><text:span text:style-name="T63_6">way</text:span><text:span text:style-name="T63_7"><text:s/></text:span><text:span text:style-name="T63_8">for</text:span><text:span text:style-name="T63_9"><text:s/></text:span><text:span text:style-name="T63_10">all</text:span><text:span text:style-name="T63_11"><text:s/></text:span><text:span text:style-name="T63_12">other</text:span><text:span text:style-name="T63_13"><text:s/></text:span><text:span text:style-name="T63_14">platforms</text:span><text:span text:style-name="T63_15"><text:s/></text:span><text:span text:style-name="T63_16">or</text:span><text:span text:style-name="T63_17"><text:s/></text:span><text:span text:style-name="T63_18">Ubuntu</text:span><text:span text:style-name="T63_19"><text:s/></text:span><text:span text:style-name="T63_20">as</text:span><text:span text:style-name="T63_21"><text:s/></text:span><text:span text:style-name="T63_22">well</text:span><text:span text:style-name="T63_23"><text:s/></text:span><text:span text:style-name="T63_24">is</text:span><text:span text:style-name="T63_25"><text:s/></text:span><text:span text:style-name="T63_26">to</text:span><text:span text:style-name="T63_27"><text:s/></text:span><text:span text:style-name="T63_28">install</text:span><text:span text:style-name="T63_29"><text:s/></text:span><text:span text:style-name="T63_30">plugin</text:span><text:span text:style-name="T63_31"><text:s/></text:span><text:span text:style-name="T63_32">directly</text:span><text:span text:style-name="T63_33"><text:s/></text:span><text:span text:style-name="T63_34">from</text:span><text:span text:style-name="T63_35"><text:s/></text:span><text:span text:style-name="T63_36">its</text:span><text:span text:style-name="T63_37"><text:s/></text:span><text:span text:style-name="T63_38">GitHub</text:span><text:span text:style-name="T63_39"><text:s/></text:span><text:span text:style-name="T63_40">repository</text:span><text:span text:style-name="T63_41">:</text:span></text:p>
      <text:p text:style-name="P64"><text:span text:style-name="T64_1"><text:a xlink:type="simple" xlink:href="https://github.com/tomaszmakarewicz/Dynamics"><text:span text:style-name="T64_2">https</text:span></text:a></text:span><text:span text:style-name="T64_3"><text:a xlink:type="simple" xlink:href="https://github.com/tomaszmakarewicz/Dynamics"><text:span text:style-name="T64_4">://</text:span></text:a></text:span><text:span text:style-name="T64_5"><text:a xlink:type="simple" xlink:href="https://github.com/tomaszmakarewicz/Dynamics"><text:span text:style-name="T64_6">github</text:span></text:a></text:span><text:span text:style-name="T64_7"><text:a xlink:type="simple" xlink:href="https://github.com/tomaszmakarewicz/Dynamics"><text:span text:style-name="T64_8">.</text:span></text:a></text:span><text:span text:style-name="T64_9"><text:a xlink:type="simple" xlink:href="https://github.com/tomaszmakarewicz/Dynamics"><text:span text:style-name="T64_10">com</text:span></text:a></text:span><text:span text:style-name="T64_11"><text:a xlink:type="simple" xlink:href="https://github.com/tomaszmakarewicz/Dynamics"><text:span text:style-name="T64_12">/</text:span></text:a></text:span><text:span text:style-name="T64_13"><text:a xlink:type="simple" xlink:href="https://github.com/tomaszmakarewicz/Dynamics"><text:span text:style-name="T64_14">tomaszmakarewicz</text:span></text:a></text:span><text:span text:style-name="T64_15"><text:a xlink:type="simple" xlink:href="https://github.com/tomaszmakarewicz/Dynamics"><text:span text:style-name="T64_16">/</text:span></text:a></text:span><text:span text:style-name="T64_17"><text:a xlink:type="simple" xlink:href="https://github.com/tomaszmakarewicz/Dynamics"><text:span text:style-name="T64_18">Dynamics</text:span></text:a></text:span></text:p>
      <text:p text:style-name="P65"><text:span text:style-name="T65_1">You</text:span><text:span text:style-name="T65_2"><text:s/></text:span><text:span text:style-name="T65_3">can</text:span><text:span text:style-name="T65_4"><text:s/></text:span><text:span text:style-name="T65_5">download</text:span><text:span text:style-name="T65_6"><text:s/></text:span><text:span text:style-name="T65_7">latest</text:span><text:span text:style-name="T65_8"><text:s/></text:span><text:span text:style-name="T65_9">master</text:span><text:span text:style-name="T65_10"><text:s/></text:span><text:span text:style-name="T65_11">snapshot</text:span><text:span text:style-name="T65_12"><text:s/></text:span><text:span text:style-name="T65_13">by</text:span><text:span text:style-name="T65_14"><text:s/></text:span><text:span text:style-name="T65_15">command</text:span><text:span text:style-name="T65_16">:</text:span></text:p>
      <text:p text:style-name="P66"><text:span text:style-name="T66_1"><text:tab/></text:span><text:span text:style-name="T66_2">git</text:span><text:span text:style-name="T66_3"><text:s/></text:span><text:span text:style-name="T66_4">clone</text:span><text:span text:style-name="T66_5"><text:s/></text:span><text:span text:style-name="T66_6">git</text:span><text:span text:style-name="T66_7">://</text:span><text:span text:style-name="T66_8">github</text:span><text:span text:style-name="T66_9">.</text:span><text:span text:style-name="T66_10">com</text:span><text:span text:style-name="T66_11">/</text:span><text:span text:style-name="T66_12">tomaszmakarewicz</text:span><text:span text:style-name="T66_13">/</text:span><text:span text:style-name="T66_14">Dynamics</text:span><text:span text:style-name="T66_15">.</text:span><text:span text:style-name="T66_16">git</text:span></text:p>
      <text:p text:style-name="P67"><text:span text:style-name="T67_1">Than</text:span><text:span text:style-name="T67_2"><text:s/></text:span><text:span text:style-name="T67_3">run</text:span><text:span text:style-name="T67_4"><text:s/></text:span><text:span text:style-name="T67_5">PyMOL</text:span><text:span text:style-name="T67_6"><text:s/></text:span><text:span text:style-name="T67_7">as</text:span><text:span text:style-name="T67_8"><text:s/></text:span><text:span text:style-name="T67_9">a</text:span><text:span text:style-name="T67_10"><text:s/></text:span><text:span text:style-name="T67_11">root</text:span><text:span text:style-name="T67_12">.<text:s/></text:span><text:span text:style-name="T67_13">On</text:span><text:span text:style-name="T67_14"><text:s/></text:span><text:span text:style-name="T67_15">the</text:span><text:span text:style-name="T67_16"><text:s/></text:span><text:span text:style-name="T67_17">top</text:span><text:span text:style-name="T67_18"><text:s/></text:span><text:span text:style-name="T67_19">Menu</text:span><text:span text:style-name="T67_20"><text:s/></text:span><text:span text:style-name="T67_21">choose</text:span><text:span text:style-name="T67_22"><text:s/></text:span><text:span text:style-name="T67_23">Plugin</text:span><text:span text:style-name="T67_24">-&gt;</text:span><text:span text:style-name="T67_25">Manage</text:span><text:span text:style-name="T67_26"><text:s/></text:span><text:span text:style-name="T67_27">Plugins</text:span><text:span text:style-name="T67_28">-&gt;</text:span><text:span text:style-name="T67_29">Install</text:span><text:span text:style-name="T67_30">...</text:span><text:span text:style-name="T67_31"><text:s/></text:span><text:span text:style-name="T67_32">Than</text:span><text:span text:style-name="T67_33"><text:s/></text:span><text:span text:style-name="T67_34">choose</text:span><text:span text:style-name="T67_35"><text:s/></text:span><text:span text:style-name="T67_36">dynamics</text:span><text:span text:style-name="T67_37">.</text:span><text:span text:style-name="T67_38">py</text:span><text:span text:style-name="T67_39"><text:s/></text:span><text:span text:style-name="T67_40">file</text:span><text:span text:style-name="T67_41">.<text:s/></text:span><text:span text:style-name="T67_42">After</text:span><text:span text:style-name="T67_43"><text:s/></text:span><text:span text:style-name="T67_44">installation</text:span><text:span text:style-name="T67_45"><text:s/></text:span><text:span text:style-name="T67_46">restart</text:span><text:span text:style-name="T67_47"><text:s/></text:span><text:span text:style-name="T67_48">PyMOL</text:span><text:span text:style-name="T67_49"><text:s/></text:span><text:span text:style-name="T67_50">with</text:span><text:span text:style-name="T67_51"><text:s/></text:span><text:span text:style-name="T67_52">normal</text:span><text:span text:style-name="T67_53"><text:s/></text:span><text:span text:style-name="T67_54">user</text:span><text:span text:style-name="T67_55"><text:s/></text:span><text:span text:style-name="T67_56">privilege</text:span><text:span text:style-name="T67_57">.</text:span></text:p>
      <text:p text:style-name="P68"><text:span text:style-name="T68_1">3.<text:s/></text:span><text:span text:style-name="T68_2">Instruction</text:span></text:p>
      <text:p text:style-name="P69"/>
      <text:p text:style-name="P70"><text:span text:style-name="T70_1"><text:tab/></text:span><text:span text:style-name="T70_2">Dynamics</text:span><text:span text:style-name="T70_3"><text:s/></text:span><text:span text:style-name="T70_4">PyMOL</text:span><text:span text:style-name="T70_5"><text:s/></text:span><text:span text:style-name="T70_6">plugin</text:span><text:span text:style-name="T70_7"><text:s/></text:span><text:span text:style-name="T70_8">is</text:span><text:span text:style-name="T70_9"><text:s/></text:span><text:span text:style-name="T70_10">meant</text:span><text:span text:style-name="T70_11"><text:s/></text:span><text:span text:style-name="T70_12">to</text:span><text:span text:style-name="T70_13"><text:s/></text:span><text:span text:style-name="T70_14">be</text:span><text:span text:style-name="T70_15"><text:s/></text:span><text:span text:style-name="T70_16">as</text:span><text:span text:style-name="T70_17"><text:s/></text:span><text:span text:style-name="T70_18">easy</text:span><text:span text:style-name="T70_19"><text:s/></text:span><text:span text:style-name="T70_20">to</text:span><text:span text:style-name="T70_21"><text:s/></text:span><text:span text:style-name="T70_22">use</text:span><text:span text:style-name="T70_23"><text:s/></text:span><text:span text:style-name="T70_24">as</text:span><text:span text:style-name="T70_25"><text:s/></text:span><text:span text:style-name="T70_26">it</text:span><text:span text:style-name="T70_27"><text:s/></text:span><text:span text:style-name="T70_28">is</text:span><text:span text:style-name="T70_29"><text:s/></text:span><text:span text:style-name="T70_30">possible</text:span><text:span text:style-name="T70_31">.<text:s/></text:span><text:span text:style-name="T70_32">As</text:span><text:span text:style-name="T70_33"><text:s/></text:span><text:span text:style-name="T70_34">an</text:span><text:span text:style-name="T70_35"><text:s/></text:span><text:span text:style-name="T70_36">input</text:span><text:span text:style-name="T70_37"><text:s/></text:span><text:span text:style-name="T70_38">it</text:span><text:span text:style-name="T70_39"><text:s/></text:span><text:span text:style-name="T70_40">takes</text:span><text:span text:style-name="T70_41"><text:s/></text:span><text:span text:style-name="T70_42">PDB</text:span><text:span text:style-name="T70_43"><text:s/></text:span><text:span text:style-name="T70_44">molecule</text:span><text:span text:style-name="T70_45"><text:s/></text:span><text:span text:style-name="T70_46">model</text:span><text:span text:style-name="T70_47">.<text:s/></text:span><text:span text:style-name="T70_48">As</text:span><text:span text:style-name="T70_49"><text:s/></text:span><text:span text:style-name="T70_50">an</text:span><text:span text:style-name="T70_51"><text:s/></text:span><text:span text:style-name="T70_52">output</text:span><text:span text:style-name="T70_53"><text:s/></text:span><text:span text:style-name="T70_54">it</text:span><text:span text:style-name="T70_55"><text:s/></text:span><text:span text:style-name="T70_56">creates</text:span><text:span text:style-name="T70_57"><text:s/></text:span><text:span text:style-name="T70_58">PDB</text:span><text:span text:style-name="T70_59"><text:s/></text:span><text:span text:style-name="T70_60">multimodel</text:span><text:span text:style-name="T70_61"><text:s/></text:span><text:span text:style-name="T70_62">molecule</text:span><text:span text:style-name="T70_63">,<text:s/></text:span><text:span text:style-name="T70_64">which</text:span><text:span text:style-name="T70_65"><text:s/></text:span><text:span text:style-name="T70_66">could</text:span><text:span text:style-name="T70_67"><text:s/></text:span><text:span text:style-name="T70_68">be</text:span><text:span text:style-name="T70_69"><text:s/></text:span><text:span text:style-name="T70_70">easily</text:span><text:span text:style-name="T70_71"><text:s/></text:span><text:span text:style-name="T70_72">stored</text:span><text:span text:style-name="T70_73"><text:s/></text:span><text:span text:style-name="T70_74">and</text:span><text:span text:style-name="T70_75"><text:s/></text:span><text:span text:style-name="T70_76">viewed</text:span><text:span text:style-name="T70_77">.<text:s/></text:span><text:span text:style-name="T70_78">After</text:span><text:span text:style-name="T70_79"><text:s/></text:span><text:span text:style-name="T70_80">starting</text:span><text:span text:style-name="T70_81"><text:s/></text:span><text:span text:style-name="T70_82">PyMOL</text:span><text:span text:style-name="T70_83"><text:s/></text:span><text:span text:style-name="T70_84">load</text:span><text:span text:style-name="T70_85"><text:s/></text:span><text:span text:style-name="T70_86">PDB</text:span><text:span text:style-name="T70_87"><text:s/></text:span><text:span text:style-name="T70_88">file</text:span><text:span text:style-name="T70_89"><text:s/></text:span><text:span text:style-name="T70_90">for</text:span><text:span text:style-name="T70_91"><text:s/></text:span><text:span text:style-name="T70_92">which</text:span><text:span text:style-name="T70_93"><text:s/></text:span><text:span text:style-name="T70_94">molecular</text:span><text:span text:style-name="T70_95"><text:s/></text:span><text:span text:style-name="T70_96">dynamics</text:span><text:span text:style-name="T70_97"><text:s/></text:span><text:span text:style-name="T70_98">simulation</text:span><text:span text:style-name="T70_99"><text:s/></text:span><text:span text:style-name="T70_100">needs</text:span><text:span text:style-name="T70_101"><text:s/></text:span><text:span text:style-name="T70_102">to</text:span><text:span text:style-name="T70_103"><text:s/></text:span><text:span text:style-name="T70_104">be</text:span><text:span text:style-name="T70_105"><text:s/></text:span><text:span text:style-name="T70_106">performed</text:span><text:span text:style-name="T70_107">.<text:s/></text:span><text:span text:style-name="T70_108">If</text:span><text:span text:style-name="T70_109"><text:s/></text:span><text:span text:style-name="T70_110">you</text:span><text:span text:style-name="T70_111"><text:s/></text:span><text:span text:style-name="T70_112">want</text:span><text:span text:style-name="T70_113"><text:s/></text:span><text:span text:style-name="T70_114">some</text:span><text:span text:style-name="T70_115"><text:s/></text:span><text:span text:style-name="T70_116">specific</text:span><text:span text:style-name="T70_117"><text:s/></text:span><text:span text:style-name="T70_118">atoms</text:span><text:span text:style-name="T70_119"><text:s/></text:span><text:span text:style-name="T70_120">to</text:span><text:span text:style-name="T70_121"><text:s/></text:span><text:span text:style-name="T70_122">restraints</text:span><text:span text:style-name="T70_123"><text:s/></text:span><text:span text:style-name="T70_124">just</text:span><text:span text:style-name="T70_125"><text:s/></text:span><text:span text:style-name="T70_126">select</text:span><text:span text:style-name="T70_127"><text:s/></text:span><text:span text:style-name="T70_128">them</text:span><text:span text:style-name="T70_129"><text:s/></text:span><text:span text:style-name="T70_130">on</text:span><text:span text:style-name="T70_131"><text:s/></text:span><text:span text:style-name="T70_132">displayed</text:span><text:span text:style-name="T70_133"><text:s/></text:span><text:span text:style-name="T70_134">molecule</text:span><text:span text:style-name="T70_135"><text:s/></text:span><text:span text:style-name="T70_136">model</text:span><text:span text:style-name="T70_137">.<text:s/></text:span><text:span text:style-name="T70_138">Now</text:span><text:span text:style-name="T70_139"><text:s/></text:span><text:span text:style-name="T70_140">all</text:span><text:span text:style-name="T70_141"><text:s/></text:span><text:span text:style-name="T70_142">you</text:span><text:span text:style-name="T70_143"><text:s/></text:span><text:span text:style-name="T70_144">need</text:span><text:span text:style-name="T70_145"><text:s/></text:span><text:span text:style-name="T70_146">to</text:span><text:span text:style-name="T70_147"><text:s/></text:span><text:span text:style-name="T70_148">do</text:span><text:span text:style-name="T70_149"><text:s/></text:span><text:span text:style-name="T70_150">is</text:span><text:span text:style-name="T70_151"><text:s/></text:span><text:span text:style-name="T70_152">to</text:span><text:span text:style-name="T70_153"><text:s/></text:span><text:span text:style-name="T70_154">click</text:span><text:span text:style-name="T70_155"><text:s/></text:span><text:span text:style-name="T70_156">on</text:span><text:span text:style-name="T70_157"><text:s/></text:span><text:span text:style-name="T70_158">top</text:span><text:span text:style-name="T70_159"><text:s/></text:span><text:span text:style-name="T70_160">Menu</text:span><text:span text:style-name="T70_161">-&gt;</text:span><text:span text:style-name="T70_162">Plugin</text:span><text:span text:style-name="T70_163">-&gt;</text:span><text:span text:style-name="T70_164">dynamics</text:span><text:span text:style-name="T70_165"><text:s/></text:span><text:span text:style-name="T70_166">and</text:span><text:span text:style-name="T70_167"><text:s/></text:span><text:span text:style-name="T70_168">plugin</text:span><text:span text:style-name="T70_169"><text:s/></text:span><text:span text:style-name="T70_170">menu</text:span><text:span text:style-name="T70_171"><text:s/></text:span><text:span text:style-name="T70_172">should</text:span><text:span text:style-name="T70_173"><text:s/></text:span><text:span text:style-name="T70_174">open</text:span><text:span text:style-name="T70_175">.<text:s/></text:span><text:span text:style-name="T70_176">All</text:span><text:span text:style-name="T70_177"><text:s/></text:span><text:span text:style-name="T70_178">available</text:span><text:span text:style-name="T70_179"><text:s/></text:span><text:span text:style-name="T70_180">options</text:span><text:span text:style-name="T70_181"><text:s/></text:span><text:span text:style-name="T70_182">are</text:span><text:span text:style-name="T70_183"><text:s/></text:span><text:span text:style-name="T70_184">described</text:span><text:span text:style-name="T70_185"><text:s/></text:span><text:span text:style-name="T70_186">in</text:span><text:span text:style-name="T70_187"><text:s/></text:span><text:span text:style-name="T70_188">this</text:span><text:span text:style-name="T70_189"><text:s/></text:span><text:span text:style-name="T70_190">chapter</text:span><text:span text:style-name="T70_191">.</text:span></text:p>
      <text:p text:style-name="P71"/>
      <text:p text:style-name="P72"><draw:frame svg:x="0cm" svg:y="0cm" svg:width="18.415cm" svg:height="8.705cm" draw:style-name="FR1" text:anchor-type="as-char" draw:z-index="0"><draw:image xlink:href="Pictures/image1.png" xlink:type="simple" xlink:show="embed" xlink:actuate="onLoad"/></draw:frame></text:p>
      <text:p text:style-name="P73"><text:span text:style-name="T73_1">Picture</text:span><text:span text:style-name="T73_2"><text:s/>1.</text:span></text:p>
      <text:p text:style-name="P74"/>
      <text:p text:style-name="P75"><text:span text:style-name="T75_1">3.1.<text:s/></text:span><text:span text:style-name="T75_2">Molecule</text:span></text:p>
      <text:p text:style-name="P76"/>
      <text:p text:style-name="P77"><text:span text:style-name="T77_1"><text:tab/></text:span><text:span text:style-name="T77_2">There</text:span><text:span text:style-name="T77_3"><text:s/></text:span><text:span text:style-name="T77_4">are</text:span><text:span text:style-name="T77_5"><text:s/></text:span><text:span text:style-name="T77_6">three</text:span><text:span text:style-name="T77_7"><text:s/></text:span><text:span text:style-name="T77_8">columns</text:span><text:span text:style-name="T77_9"><text:s/></text:span><text:span text:style-name="T77_10">in</text:span><text:span text:style-name="T77_11"><text:s/></text:span><text:span text:style-name="T77_12">the</text:span><text:span text:style-name="T77_13"><text:s/></text:span><text:span text:style-name="T77_14">plugin</text:span><text:span text:style-name="T77_15"><text:s/></text:span><text:span text:style-name="T77_16">menu</text:span><text:span text:style-name="T77_17">.<text:s/></text:span><text:span text:style-name="T77_18">The</text:span><text:span text:style-name="T77_19"><text:s/></text:span><text:span text:style-name="T77_20">left</text:span><text:span text:style-name="T77_21"><text:s/></text:span><text:span text:style-name="T77_22">one</text:span><text:span text:style-name="T77_23"><text:s/></text:span><text:span text:style-name="T77_24">is</text:span><text:span text:style-name="T77_25"><text:s/></text:span><text:span text:style-name="T77_26">used</text:span><text:span text:style-name="T77_27"><text:s/></text:span><text:span text:style-name="T77_28">to</text:span><text:span text:style-name="T77_29"><text:s/></text:span><text:span text:style-name="T77_30">choose</text:span><text:span text:style-name="T77_31"><text:s/></text:span><text:span text:style-name="T77_32">molecule</text:span><text:span text:style-name="T77_33"><text:s/></text:span><text:span text:style-name="T77_34">for</text:span><text:span text:style-name="T77_35"><text:s/></text:span><text:span text:style-name="T77_36">dynamics</text:span><text:span text:style-name="T77_37"><text:s/></text:span><text:span text:style-name="T77_38">simulation</text:span><text:span text:style-name="T77_39">.<text:s/></text:span><text:span text:style-name="T77_40">If</text:span><text:span text:style-name="T77_41"><text:s/></text:span><text:span text:style-name="T77_42">you</text:span><text:span text:style-name="T77_43"><text:s/></text:span><text:span text:style-name="T77_44">have</text:span><text:span text:style-name="T77_45"><text:s/></text:span><text:span text:style-name="T77_46">loaded</text:span><text:span text:style-name="T77_47"><text:s/></text:span><text:span text:style-name="T77_48">any</text:span><text:span text:style-name="T77_49"><text:s/></text:span><text:span text:style-name="T77_50">molecule</text:span><text:span text:style-name="T77_51"><text:s/></text:span><text:span text:style-name="T77_52">in</text:span><text:span text:style-name="T77_53"><text:s/></text:span><text:span text:style-name="T77_54">PyMOL</text:span><text:span text:style-name="T77_55"><text:s/></text:span><text:span text:style-name="T77_56">the</text:span><text:span text:style-name="T77_57"><text:s/></text:span><text:span text:style-name="T77_58">list</text:span><text:span text:style-name="T77_59"><text:s/></text:span><text:span text:style-name="T77_60">of</text:span><text:span text:style-name="T77_61"><text:s/></text:span><text:span text:style-name="T77_62">those</text:span><text:span text:style-name="T77_63"><text:s/></text:span><text:span text:style-name="T77_64">should</text:span><text:span text:style-name="T77_65"><text:s/></text:span><text:span text:style-name="T77_66">appear</text:span><text:span text:style-name="T77_67">.<text:s/></text:span><text:span text:style-name="T77_68">Chose</text:span><text:span text:style-name="T77_69"><text:s/></text:span><text:span text:style-name="T77_70">one</text:span><text:span text:style-name="T77_71">,<text:s/></text:span><text:span text:style-name="T77_72">for</text:span><text:span text:style-name="T77_73"><text:s/></text:span><text:span text:style-name="T77_74">which</text:span><text:span text:style-name="T77_75"><text:s/></text:span><text:span text:style-name="T77_76">you</text:span><text:span text:style-name="T77_77"><text:s/></text:span><text:span text:style-name="T77_78">want</text:span><text:span text:style-name="T77_79"><text:s/></text:span><text:span text:style-name="T77_80">perform</text:span><text:span text:style-name="T77_81"><text:s/></text:span><text:span text:style-name="T77_82">simulation</text:span><text:span text:style-name="T77_83">.</text:span></text:p>
      <text:p text:style-name="P78"/>
      <text:p text:style-name="P79"><draw:frame svg:x="0cm" svg:y="0cm" svg:width="2.778cm" svg:height="10.239cm" draw:style-name="FR2" text:anchor-type="as-char" draw:z-index="0"><draw:image xlink:href="Pictures/image2.png" xlink:type="simple" xlink:show="embed" xlink:actuate="onLoad"/></draw:frame></text:p>
      <text:p text:style-name="P80"><text:span text:style-name="T80_1">Picture</text:span><text:span text:style-name="T80_2"><text:s/>2.</text:span></text:p>
      <text:p text:style-name="P81"/>
      <text:p text:style-name="P82"><text:span text:style-name="T82_1"><text:tab/></text:span><text:span text:style-name="T82_2">If</text:span><text:span text:style-name="T82_3"><text:s/></text:span><text:span text:style-name="T82_4">you</text:span><text:span text:style-name="T82_5"><text:s/></text:span><text:span text:style-name="T82_6">haven</text:span><text:span text:style-name="T82_7">'</text:span><text:span text:style-name="T82_8">t</text:span><text:span text:style-name="T82_9"><text:s/></text:span><text:span text:style-name="T82_10">loaded</text:span><text:span text:style-name="T82_11"><text:s/></text:span><text:span text:style-name="T82_12">any</text:span><text:span text:style-name="T82_13"><text:s/></text:span><text:span text:style-name="T82_14">molecule</text:span><text:span text:style-name="T82_15"><text:s/></text:span><text:span text:style-name="T82_16">in</text:span><text:span text:style-name="T82_17"><text:s/></text:span><text:span text:style-name="T82_18">PyMOL</text:span><text:span text:style-name="T82_19">.<text:s/></text:span><text:span text:style-name="T82_20">The</text:span><text:span text:style-name="T82_21"><text:s/></text:span><text:span text:style-name="T82_22">Browse</text:span><text:span text:style-name="T82_23"><text:s/></text:span><text:span text:style-name="T82_24">button</text:span><text:span text:style-name="T82_25"><text:s/></text:span><text:span text:style-name="T82_26">should</text:span><text:span text:style-name="T82_27"><text:s/></text:span><text:span text:style-name="T82_28">appear</text:span><text:span text:style-name="T82_29">.<text:s/></text:span><text:span text:style-name="T82_30">You</text:span><text:span text:style-name="T82_31"><text:s/></text:span><text:span text:style-name="T82_32">can</text:span><text:span text:style-name="T82_33"><text:s/></text:span><text:span text:style-name="T82_34">use</text:span><text:span text:style-name="T82_35"><text:s/></text:span><text:span text:style-name="T82_36">it</text:span><text:span text:style-name="T82_37"><text:s/></text:span><text:span text:style-name="T82_38">to</text:span><text:span text:style-name="T82_39"><text:s/></text:span><text:span text:style-name="T82_40">select</text:span><text:span text:style-name="T82_41"><text:s/></text:span><text:span text:style-name="T82_42">PDB</text:span><text:span text:style-name="T82_43"><text:s/></text:span><text:span text:style-name="T82_44">file</text:span><text:span text:style-name="T82_45"><text:s/></text:span><text:span text:style-name="T82_46">for</text:span><text:span text:style-name="T82_47"><text:s/></text:span><text:span text:style-name="T82_48">molecular</text:span><text:span text:style-name="T82_49"><text:s/></text:span><text:span text:style-name="T82_50">dynamics</text:span><text:span text:style-name="T82_51"><text:s/></text:span><text:span text:style-name="T82_52">simulation</text:span><text:span text:style-name="T82_53">.</text:span></text:p>
      <text:p text:style-name="P83"/>
      <text:p text:style-name="P84"><draw:frame svg:x="0cm" svg:y="0cm" svg:width="4.339cm" svg:height="8.864cm" draw:style-name="FR3" text:anchor-type="as-char" draw:z-index="0"><draw:image xlink:href="Pictures/image3.png" xlink:type="simple" xlink:show="embed" xlink:actuate="onLoad"/></draw:frame></text:p>
      <text:p text:style-name="P85"><text:span text:style-name="T85_1">Picture</text:span><text:span text:style-name="T85_2"><text:s/>3.</text:span></text:p>
      <text:p text:style-name="P86"/>
      <text:p text:style-name="P87"><text:span text:style-name="T87_1"><text:tab/></text:span><text:span text:style-name="T87_2">If</text:span><text:span text:style-name="T87_3"><text:s/></text:span><text:span text:style-name="T87_4">you</text:span><text:span text:style-name="T87_5"><text:s/></text:span><text:span text:style-name="T87_6">have</text:span><text:span text:style-name="T87_7"><text:s/></text:span><text:span text:style-name="T87_8">earlier</text:span><text:span text:style-name="T87_9"><text:s/></text:span><text:span text:style-name="T87_10">perform</text:span><text:span text:style-name="T87_11"><text:s/></text:span><text:span text:style-name="T87_12">any</text:span><text:span text:style-name="T87_13"><text:s/></text:span><text:span text:style-name="T87_14">simulations</text:span><text:span text:style-name="T87_15"><text:s/></text:span><text:span text:style-name="T87_16">using</text:span><text:span text:style-name="T87_17"><text:s/></text:span><text:span text:style-name="T87_18">this</text:span><text:span text:style-name="T87_19"><text:s/></text:span><text:span text:style-name="T87_20">plugin</text:span><text:span text:style-name="T87_21">,<text:s/></text:span><text:span text:style-name="T87_22">the</text:span><text:span text:style-name="T87_23"><text:s/></text:span><text:span text:style-name="T87_24">additional</text:span><text:span text:style-name="T87_25"><text:s/></text:span><text:span text:style-name="T87_26">list</text:span><text:span text:style-name="T87_27"><text:s/></text:span><text:span text:style-name="T87_28">should</text:span><text:span text:style-name="T87_29"><text:s/></text:span><text:span text:style-name="T87_30">appear</text:span><text:span text:style-name="T87_31">.<text:s/></text:span><text:span text:style-name="T87_32">It</text:span><text:span text:style-name="T87_33"><text:s/></text:span><text:span text:style-name="T87_34">will</text:span><text:span text:style-name="T87_35"><text:s/></text:span><text:span text:style-name="T87_36">allow</text:span><text:span text:style-name="T87_37"><text:s/></text:span><text:span text:style-name="T87_38">you</text:span><text:span text:style-name="T87_39"><text:s/></text:span><text:span text:style-name="T87_40">to</text:span><text:span text:style-name="T87_41"><text:s/></text:span><text:span text:style-name="T87_42">select</text:span><text:span text:style-name="T87_43"><text:s/></text:span><text:span text:style-name="T87_44">any</text:span><text:span text:style-name="T87_45"><text:s/></text:span><text:span text:style-name="T87_46">of</text:span><text:span text:style-name="T87_47"><text:s/></text:span><text:span text:style-name="T87_48">previous</text:span><text:span text:style-name="T87_49"><text:s/></text:span><text:span text:style-name="T87_50">molecules</text:span><text:span text:style-name="T87_51">.</text:span></text:p>
      <text:p text:style-name="P88"><draw:frame svg:x="0cm" svg:y="0cm" svg:width="2.752cm" svg:height="9.71cm" draw:style-name="FR4" text:anchor-type="as-char" draw:z-index="0"><draw:image xlink:href="Pictures/image4.png" xlink:type="simple" xlink:show="embed" xlink:actuate="onLoad"/></draw:frame></text:p>
      <text:p text:style-name="P89"><text:span text:style-name="T89_1">Picture</text:span><text:span text:style-name="T89_2"><text:s/>4.</text:span></text:p>
      <text:p text:style-name="P90"/>
      <text:p text:style-name="P91"><text:span text:style-name="T91_1">The</text:span><text:span text:style-name="T91_2"><text:s/></text:span><text:span text:style-name="T91_3">last</text:span><text:span text:style-name="T91_4"><text:s/></text:span><text:span text:style-name="T91_5">list</text:span><text:span text:style-name="T91_6"><text:s/></text:span><text:span text:style-name="T91_7">in</text:span><text:span text:style-name="T91_8"><text:s/></text:span><text:span text:style-name="T91_9">this</text:span><text:span text:style-name="T91_10"><text:s/></text:span><text:span text:style-name="T91_11">column</text:span><text:span text:style-name="T91_12"><text:s/></text:span><text:span text:style-name="T91_13">determine</text:span><text:span text:style-name="T91_14"><text:s/></text:span><text:span text:style-name="T91_15">which</text:span><text:span text:style-name="T91_16"><text:s/></text:span><text:span text:style-name="T91_17">part</text:span><text:span text:style-name="T91_18"><text:s/></text:span><text:span text:style-name="T91_19">of</text:span><text:span text:style-name="T91_20"><text:s/></text:span><text:span text:style-name="T91_21">molecule</text:span><text:span text:style-name="T91_22"><text:s/></text:span><text:span text:style-name="T91_23">should</text:span><text:span text:style-name="T91_24"><text:s/></text:span><text:span text:style-name="T91_25">be</text:span><text:span text:style-name="T91_26"><text:s/></text:span><text:span text:style-name="T91_27">displayed</text:span><text:span text:style-name="T91_28"><text:s/></text:span><text:span text:style-name="T91_29">as</text:span><text:span text:style-name="T91_30"><text:s/></text:span><text:span text:style-name="T91_31">a</text:span><text:span text:style-name="T91_32"><text:s/></text:span><text:span text:style-name="T91_33">final</text:span><text:span text:style-name="T91_34"><text:s/></text:span><text:span text:style-name="T91_35">result</text:span><text:span text:style-name="T91_36">.<text:s/></text:span><text:span text:style-name="T91_37">It</text:span><text:span text:style-name="T91_38"><text:s/></text:span><text:span text:style-name="T91_39">does</text:span><text:span text:style-name="T91_40"><text:s/></text:span><text:span text:style-name="T91_41">not</text:span><text:span text:style-name="T91_42"><text:s/></text:span><text:span text:style-name="T91_43">affect</text:span><text:span text:style-name="T91_44"><text:s/></text:span><text:span text:style-name="T91_45">any</text:span><text:span text:style-name="T91_46"><text:s/></text:span><text:span text:style-name="T91_47">calculations</text:span><text:span text:style-name="T91_48">.<text:s/></text:span><text:span text:style-name="T91_49">The</text:span><text:span text:style-name="T91_50"><text:s/></text:span><text:span text:style-name="T91_51">default</text:span><text:span text:style-name="T91_52"><text:s/></text:span><text:span text:style-name="T91_53">selection</text:span><text:span text:style-name="T91_54"><text:s/></text:span><text:span text:style-name="T91_55">is</text:span><text:span text:style-name="T91_56"><text:s/></text:span><text:span text:style-name="T91_57">whole</text:span><text:span text:style-name="T91_58"><text:s/></text:span><text:span text:style-name="T91_59">Protein</text:span><text:span text:style-name="T91_60">,<text:s/></text:span><text:span text:style-name="T91_61">as</text:span><text:span text:style-name="T91_62"><text:s/></text:span><text:span text:style-name="T91_63">it</text:span><text:span text:style-name="T91_64"><text:s/></text:span><text:span text:style-name="T91_65">is</text:span><text:span text:style-name="T91_66"><text:s/></text:span><text:span text:style-name="T91_67">suggested</text:span><text:span text:style-name="T91_68"><text:s/></text:span><text:span text:style-name="T91_69">by</text:span><text:span text:style-name="T91_70"><text:s/></text:span><text:span text:style-name="T91_71">GROMACS</text:span><text:span text:style-name="T91_72">.</text:span></text:p>
      <text:p text:style-name="P92"/>
      <text:p text:style-name="P93"><draw:frame svg:x="0cm" svg:y="0cm" svg:width="2.514cm" svg:height="7.117cm" draw:style-name="FR5" text:anchor-type="as-char" draw:z-index="0"><draw:image xlink:href="Pictures/image5.png" xlink:type="simple" xlink:show="embed" xlink:actuate="onLoad"/></draw:frame></text:p>
      <text:p text:style-name="P94"><text:span text:style-name="T94_1">Picture</text:span><text:span text:style-name="T94_2"><text:s/>5.</text:span></text:p>
      <text:p text:style-name="P95"/>
      <text:p text:style-name="P96"><text:span text:style-name="T96_1">3.2.<text:s/></text:span><text:span text:style-name="T96_2">Force</text:span><text:span text:style-name="T96_3"><text:s/></text:span><text:span text:style-name="T96_4">Field</text:span><text:span text:style-name="T96_5"><text:s/></text:span><text:span text:style-name="T96_6">and</text:span><text:span text:style-name="T96_7"><text:s/></text:span><text:span text:style-name="T96_8">Water</text:span><text:span text:style-name="T96_9"><text:s/></text:span><text:span text:style-name="T96_10">Model</text:span></text:p>
      <text:p text:style-name="P97"/>
      <text:p text:style-name="P98"><text:span text:style-name="T98_1"><text:tab/></text:span><text:span text:style-name="T98_2">The</text:span><text:span text:style-name="T98_3"><text:s/></text:span><text:span text:style-name="T98_4">middle</text:span><text:span text:style-name="T98_5"><text:s/></text:span><text:span text:style-name="T98_6">column</text:span><text:span text:style-name="T98_7"><text:s/></text:span><text:span text:style-name="T98_8">is</text:span><text:span text:style-name="T98_9"><text:s/></text:span><text:span text:style-name="T98_10">focused</text:span><text:span text:style-name="T98_11"><text:s/></text:span><text:span text:style-name="T98_12">on</text:span><text:span text:style-name="T98_13"><text:s/></text:span><text:span text:style-name="T98_14">force</text:span><text:span text:style-name="T98_15"><text:s/></text:span><text:span text:style-name="T98_16">fields</text:span><text:span text:style-name="T98_17"><text:s/></text:span><text:span text:style-name="T98_18">and</text:span><text:span text:style-name="T98_19"><text:s/></text:span><text:span text:style-name="T98_20">water</text:span><text:span text:style-name="T98_21"><text:s/></text:span><text:span text:style-name="T98_22">models</text:span><text:span text:style-name="T98_23"><text:s/></text:span><text:span text:style-name="T98_24">for</text:span><text:span text:style-name="T98_25"><text:s/></text:span><text:span text:style-name="T98_26">molecular</text:span><text:span text:style-name="T98_27"><text:s/></text:span><text:span text:style-name="T98_28">dynamics</text:span><text:span text:style-name="T98_29"><text:s/></text:span><text:span text:style-name="T98_30">simulation</text:span><text:span text:style-name="T98_31">.<text:s/></text:span><text:span text:style-name="T98_32">The</text:span><text:span text:style-name="T98_33"><text:s/></text:span><text:span text:style-name="T98_34">first</text:span><text:span text:style-name="T98_35"><text:s/></text:span><text:span text:style-name="T98_36">radiobuttons</text:span><text:span text:style-name="T98_37"><text:s/></text:span><text:span text:style-name="T98_38">list</text:span><text:span text:style-name="T98_39"><text:s/></text:span><text:span text:style-name="T98_40">allows</text:span><text:span text:style-name="T98_41"><text:s/></text:span><text:span text:style-name="T98_42">you</text:span><text:span text:style-name="T98_43"><text:s/></text:span><text:span text:style-name="T98_44">to</text:span><text:span text:style-name="T98_45"><text:s/></text:span><text:span text:style-name="T98_46">choose</text:span><text:span text:style-name="T98_47"><text:s/></text:span><text:span text:style-name="T98_48">force</text:span><text:span text:style-name="T98_49"><text:s/></text:span><text:span text:style-name="T98_50">fields</text:span><text:span text:style-name="T98_51"><text:s/></text:span><text:span text:style-name="T98_52">provided</text:span><text:span text:style-name="T98_53"><text:s/></text:span><text:span text:style-name="T98_54">by</text:span><text:span text:style-name="T98_55"><text:s/></text:span><text:span text:style-name="T98_56">GROMACS</text:span><text:span text:style-name="T98_57"><text:s/></text:span><text:span text:style-name="T98_58">tool</text:span><text:span text:style-name="T98_59">.<text:s/></text:span><text:span text:style-name="T98_60">Note</text:span><text:span text:style-name="T98_61"><text:s/></text:span><text:span text:style-name="T98_62">that</text:span><text:span text:style-name="T98_63"><text:s/></text:span><text:span text:style-name="T98_64">not</text:span><text:span text:style-name="T98_65"><text:s/></text:span><text:span text:style-name="T98_66">all</text:span><text:span text:style-name="T98_67"><text:s/></text:span><text:span text:style-name="T98_68">force</text:span><text:span text:style-name="T98_69"><text:s/></text:span><text:span text:style-name="T98_70">fields</text:span><text:span text:style-name="T98_71"><text:s/></text:span><text:span text:style-name="T98_72">can</text:span><text:span text:style-name="T98_73"><text:s/></text:span><text:span text:style-name="T98_74">perform</text:span><text:span text:style-name="T98_75"><text:s/></text:span><text:span text:style-name="T98_76">full</text:span><text:span text:style-name="T98_77"><text:s/></text:span><text:span text:style-name="T98_78">molecular</text:span><text:span text:style-name="T98_79"><text:s/></text:span><text:span text:style-name="T98_80">dynamics</text:span><text:span text:style-name="T98_81"><text:s/></text:span><text:span text:style-name="T98_82">simulation</text:span><text:span text:style-name="T98_83"><text:s/></text:span><text:span text:style-name="T98_84">for</text:span><text:span text:style-name="T98_85"><text:s/></text:span><text:span text:style-name="T98_86">given</text:span><text:span text:style-name="T98_87"><text:s/></text:span><text:span text:style-name="T98_88">molecule</text:span><text:span text:style-name="T98_89">.</text:span></text:p>
      <text:p text:style-name="P99"/>
      <text:p text:style-name="P100"><draw:frame svg:x="0cm" svg:y="0cm" svg:width="13.864cm" svg:height="10.186cm" draw:style-name="FR6" text:anchor-type="as-char" draw:z-index="0"><draw:image xlink:href="Pictures/image6.png" xlink:type="simple" xlink:show="embed" xlink:actuate="onLoad"/></draw:frame></text:p>
      <text:p text:style-name="P101"><text:span text:style-name="T101_1">Picture</text:span><text:span text:style-name="T101_2"><text:s/>6.</text:span></text:p>
      <text:p text:style-name="P102"/>
      <text:p text:style-name="P103"><text:span text:style-name="T103_1"><text:tab/></text:span><text:span text:style-name="T103_2">Below</text:span><text:span text:style-name="T103_3"><text:s/></text:span><text:span text:style-name="T103_4">force</text:span><text:span text:style-name="T103_5"><text:s/></text:span><text:span text:style-name="T103_6">field</text:span><text:span text:style-name="T103_7"><text:s/></text:span><text:span text:style-name="T103_8">there</text:span><text:span text:style-name="T103_9"><text:s/></text:span><text:span text:style-name="T103_10">is</text:span><text:span text:style-name="T103_11"><text:s/></text:span><text:span text:style-name="T103_12">a</text:span><text:span text:style-name="T103_13"><text:s/></text:span><text:span text:style-name="T103_14">label</text:span><text:span text:style-name="T103_15"><text:s/></text:span><text:span text:style-name="T103_16">with</text:span><text:span text:style-name="T103_17"><text:s/></text:span><text:span text:style-name="T103_18">default</text:span><text:span text:style-name="T103_19"><text:s/></text:span><text:span text:style-name="T103_20">water</text:span><text:span text:style-name="T103_21"><text:s/></text:span><text:span text:style-name="T103_22">model</text:span><text:span text:style-name="T103_23"><text:s/></text:span><text:span text:style-name="T103_24">for</text:span><text:span text:style-name="T103_25"><text:s/></text:span><text:span text:style-name="T103_26">chosen</text:span><text:span text:style-name="T103_27"><text:s/></text:span><text:span text:style-name="T103_28">force</text:span><text:span text:style-name="T103_29"><text:s/></text:span><text:span text:style-name="T103_30">field</text:span><text:span text:style-name="T103_31">.<text:s/></text:span><text:span text:style-name="T103_32">You</text:span><text:span text:style-name="T103_33"><text:s/></text:span><text:span text:style-name="T103_34">can</text:span><text:span text:style-name="T103_35"><text:s/></text:span><text:span text:style-name="T103_36">change</text:span><text:span text:style-name="T103_37"><text:s/></text:span><text:span text:style-name="T103_38">it</text:span><text:span text:style-name="T103_39"><text:s/></text:span><text:span text:style-name="T103_40">by</text:span><text:span text:style-name="T103_41"><text:s/></text:span><text:span text:style-name="T103_42">clicking</text:span><text:span text:style-name="T103_43"><text:s/></text:span><text:span text:style-name="T103_44">Choose</text:span><text:span text:style-name="T103_45">...</text:span><text:span text:style-name="T103_46"><text:s/></text:span><text:span text:style-name="T103_47">button</text:span><text:span text:style-name="T103_48">.<text:s/></text:span><text:span text:style-name="T103_49">Note</text:span><text:span text:style-name="T103_50"><text:s/></text:span><text:span text:style-name="T103_51">that</text:span><text:span text:style-name="T103_52"><text:s/></text:span><text:span text:style-name="T103_53">every</text:span><text:span text:style-name="T103_54"><text:s/></text:span><text:span text:style-name="T103_55">force</text:span><text:span text:style-name="T103_56"><text:s/></text:span><text:span text:style-name="T103_57">field</text:span><text:span text:style-name="T103_58"><text:s/></text:span><text:span text:style-name="T103_59">may</text:span><text:span text:style-name="T103_60"><text:s/></text:span><text:span text:style-name="T103_61">have</text:span><text:span text:style-name="T103_62"><text:s/></text:span><text:span text:style-name="T103_63">different</text:span><text:span text:style-name="T103_64"><text:s/></text:span><text:span text:style-name="T103_65">available</text:span><text:span text:style-name="T103_66"><text:s/></text:span><text:span text:style-name="T103_67">list</text:span><text:span text:style-name="T103_68"><text:s/></text:span><text:span text:style-name="T103_69">of</text:span><text:span text:style-name="T103_70"><text:s/></text:span><text:span text:style-name="T103_71">water</text:span><text:span text:style-name="T103_72"><text:s/></text:span><text:span text:style-name="T103_73">models</text:span><text:span text:style-name="T103_74">.</text:span></text:p>
      <text:p text:style-name="P104"/>
      <text:p text:style-name="P105"><draw:frame svg:x="0cm" svg:y="0cm" svg:width="6.006cm" svg:height="3.519cm" draw:style-name="FR7" text:anchor-type="as-char" draw:z-index="0"><draw:image xlink:href="Pictures/image7.png" xlink:type="simple" xlink:show="embed" xlink:actuate="onLoad"/></draw:frame></text:p>
      <text:p text:style-name="P106"><text:span text:style-name="T106_1">Picture</text:span><text:span text:style-name="T106_2"><text:s/>7.</text:span></text:p>
      <text:p text:style-name="P107"/>
      <text:p text:style-name="P108"><text:span text:style-name="T108_1"><text:tab/></text:span><text:span text:style-name="T108_2">Next</text:span><text:span text:style-name="T108_3"><text:s/></text:span><text:span text:style-name="T108_4">to</text:span><text:span text:style-name="T108_5"><text:s/></text:span><text:span text:style-name="T108_6">the</text:span><text:span text:style-name="T108_7"><text:s/></text:span><text:span text:style-name="T108_8">Choose</text:span><text:span text:style-name="T108_9">...</text:span><text:span text:style-name="T108_10"><text:s/></text:span><text:span text:style-name="T108_11">button</text:span><text:span text:style-name="T108_12"><text:s/></text:span><text:span text:style-name="T108_13">there</text:span><text:span text:style-name="T108_14"><text:s/></text:span><text:span text:style-name="T108_15">is</text:span><text:span text:style-name="T108_16"><text:s/></text:span><text:span text:style-name="T108_17">a</text:span><text:span text:style-name="T108_18"><text:s/></text:span><text:span text:style-name="T108_19">Configure</text:span><text:span text:style-name="T108_20"><text:s/></text:span><text:span text:style-name="T108_21">button</text:span><text:span text:style-name="T108_22">,<text:s/></text:span><text:span text:style-name="T108_23">which</text:span><text:span text:style-name="T108_24"><text:s/></text:span><text:span text:style-name="T108_25">allows</text:span><text:span text:style-name="T108_26"><text:s/></text:span><text:span text:style-name="T108_27">you</text:span><text:span text:style-name="T108_28"><text:s/></text:span><text:span text:style-name="T108_29">to</text:span><text:span text:style-name="T108_30"><text:s/></text:span><text:span text:style-name="T108_31">customise</text:span><text:span text:style-name="T108_32"><text:s/></text:span><text:span text:style-name="T108_33">water</text:span><text:span text:style-name="T108_34"><text:s/></text:span><text:span text:style-name="T108_35">box</text:span><text:span text:style-name="T108_36"><text:s/></text:span><text:span text:style-name="T108_37">details</text:span><text:span text:style-name="T108_38">.<text:s/></text:span><text:span text:style-name="T108_39">Here</text:span><text:span text:style-name="T108_40"><text:s/></text:span><text:span text:style-name="T108_41">you</text:span><text:span text:style-name="T108_42"><text:s/></text:span><text:span text:style-name="T108_43">can</text:span><text:span text:style-name="T108_44"><text:s/></text:span><text:span text:style-name="T108_45">change</text:span><text:span text:style-name="T108_46"><text:s/></text:span><text:span text:style-name="T108_47">shape</text:span><text:span text:style-name="T108_48"><text:s/></text:span><text:span text:style-name="T108_49">of</text:span><text:span text:style-name="T108_50"><text:s/></text:span><text:span text:style-name="T108_51">the</text:span><text:span text:style-name="T108_52"><text:s/></text:span><text:span text:style-name="T108_53">box</text:span><text:span text:style-name="T108_54">,<text:s/></text:span><text:span text:style-name="T108_55">water</text:span><text:span text:style-name="T108_56"><text:s/></text:span><text:span text:style-name="T108_57">density</text:span><text:span text:style-name="T108_58"><text:s/></text:span><text:span text:style-name="T108_59">which</text:span><text:span text:style-name="T108_60"><text:s/></text:span><text:span text:style-name="T108_61">is</text:span><text:span text:style-name="T108_62"><text:s/></text:span><text:span text:style-name="T108_63">given</text:span><text:span text:style-name="T108_64"><text:s/></text:span><text:span text:style-name="T108_65">in</text:span><text:span text:style-name="T108_66"><text:s/></text:span><text:span text:style-name="T108_67">g</text:span><text:span text:style-name="T108_68">/</text:span><text:span text:style-name="T108_69">L</text:span><text:span text:style-name="T108_70"><text:s/></text:span><text:span text:style-name="T108_71">unit</text:span><text:span text:style-name="T108_72">.<text:s/></text:span><text:span text:style-name="T108_73">You</text:span><text:span text:style-name="T108_74"><text:s/></text:span><text:span text:style-name="T108_75">can</text:span><text:span text:style-name="T108_76"><text:s/></text:span><text:span text:style-name="T108_77">also</text:span><text:span text:style-name="T108_78"><text:s/></text:span><text:span text:style-name="T108_79">determine</text:span><text:span text:style-name="T108_80"><text:s/></text:span><text:span text:style-name="T108_81">here</text:span><text:span text:style-name="T108_82"><text:s/></text:span><text:span text:style-name="T108_83">size</text:span><text:span text:style-name="T108_84"><text:s/></text:span><text:span text:style-name="T108_85">of</text:span><text:span text:style-name="T108_86"><text:s/></text:span><text:span text:style-name="T108_87">the</text:span><text:span text:style-name="T108_88"><text:s/></text:span><text:span text:style-name="T108_89">water</text:span><text:span text:style-name="T108_90"><text:s/></text:span><text:span text:style-name="T108_91">box</text:span><text:span text:style-name="T108_92">,<text:s/></text:span><text:span text:style-name="T108_93">which</text:span><text:span text:style-name="T108_94"><text:s/></text:span><text:span text:style-name="T108_95">is</text:span><text:span text:style-name="T108_96"><text:s/></text:span><text:span text:style-name="T108_97">given</text:span><text:span text:style-name="T108_98"><text:s/></text:span><text:span text:style-name="T108_99">in</text:span><text:span text:style-name="T108_100"><text:s/></text:span><text:span text:style-name="T108_101">multiple</text:span><text:span text:style-name="T108_102"><text:s/></text:span><text:span text:style-name="T108_103">of</text:span><text:span text:style-name="T108_104"><text:s/></text:span><text:span text:style-name="T108_105">molecule</text:span><text:span text:style-name="T108_106"><text:s/></text:span><text:span text:style-name="T108_107">size</text:span><text:span text:style-name="T108_108">.</text:span></text:p>
      <text:p text:style-name="P109"/>
      <text:p text:style-name="P110"><text:span text:style-name="T110_1">3.3.<text:s/></text:span><text:span text:style-name="T110_2">Configuration</text:span></text:p>
      <text:p text:style-name="P111"/>
      <text:p text:style-name="P112"><text:span text:style-name="T112_1"><text:tab/></text:span><text:span text:style-name="T112_2">The</text:span><text:span text:style-name="T112_3"><text:s/></text:span><text:span text:style-name="T112_4">right</text:span><text:span text:style-name="T112_5"><text:s/></text:span><text:span text:style-name="T112_6">column</text:span><text:span text:style-name="T112_7"><text:s/></text:span><text:span text:style-name="T112_8">of</text:span><text:span text:style-name="T112_9"><text:s/></text:span><text:span text:style-name="T112_10">plugin</text:span><text:span text:style-name="T112_11"><text:s/></text:span><text:span text:style-name="T112_12">menu</text:span><text:span text:style-name="T112_13"><text:s/></text:span><text:span text:style-name="T112_14">is</text:span><text:span text:style-name="T112_15"><text:s/></text:span><text:span text:style-name="T112_16">devoted</text:span><text:span text:style-name="T112_17"><text:s/></text:span><text:span text:style-name="T112_18">for</text:span><text:span text:style-name="T112_19"><text:s/></text:span><text:span text:style-name="T112_20">advanced</text:span><text:span text:style-name="T112_21"><text:s/></text:span><text:span text:style-name="T112_22">configuration</text:span><text:span text:style-name="T112_23">.<text:s/></text:span><text:span text:style-name="T112_24">The</text:span><text:span text:style-name="T112_25"><text:s/></text:span><text:span text:style-name="T112_26">first</text:span><text:span text:style-name="T112_27"><text:s/></text:span><text:span text:style-name="T112_28">configuration</text:span><text:span text:style-name="T112_29"><text:s/></text:span><text:span text:style-name="T112_30">options</text:span><text:span text:style-name="T112_31"><text:s/></text:span><text:span text:style-name="T112_32">are</text:span><text:span text:style-name="T112_33"><text:s/></text:span><text:span text:style-name="T112_34">for</text:span><text:span text:style-name="T112_35"><text:s/></text:span><text:span text:style-name="T112_36">Energy</text:span><text:span text:style-name="T112_37"><text:s/></text:span><text:span text:style-name="T112_38">Minimalisation</text:span><text:span text:style-name="T112_39">.<text:s/></text:span><text:span text:style-name="T112_40">This</text:span><text:span text:style-name="T112_41"><text:s/></text:span><text:span text:style-name="T112_42">step</text:span><text:span text:style-name="T112_43"><text:s/></text:span><text:span text:style-name="T112_44">is</text:span><text:span text:style-name="T112_45"><text:s/></text:span><text:span text:style-name="T112_46">performed</text:span><text:span text:style-name="T112_47"><text:s/></text:span><text:span text:style-name="T112_48">after</text:span><text:span text:style-name="T112_49"><text:s/></text:span><text:span text:style-name="T112_50">adding</text:span><text:span text:style-name="T112_51"><text:s/></text:span><text:span text:style-name="T112_52">molecule</text:span><text:span text:style-name="T112_53"><text:s/></text:span><text:span text:style-name="T112_54">to</text:span><text:span text:style-name="T112_55"><text:s/></text:span><text:span text:style-name="T112_56">water</text:span><text:span text:style-name="T112_57"><text:s/></text:span><text:span text:style-name="T112_58">box</text:span><text:span text:style-name="T112_59">.<text:s/></text:span><text:span text:style-name="T112_60">Some</text:span><text:span text:style-name="T112_61"><text:s/></text:span><text:span text:style-name="T112_62">atoms</text:span><text:span text:style-name="T112_63"><text:s/></text:span><text:span text:style-name="T112_64">in</text:span><text:span text:style-name="T112_65"><text:s/></text:span><text:span text:style-name="T112_66">that</text:span><text:span text:style-name="T112_67"><text:s/></text:span><text:span text:style-name="T112_68">system</text:span><text:span text:style-name="T112_69"><text:s/></text:span><text:span text:style-name="T112_70">may</text:span><text:span text:style-name="T112_71"><text:s/></text:span><text:span text:style-name="T112_72">collide</text:span><text:span text:style-name="T112_73">.<text:s/></text:span><text:span text:style-name="T112_74">The</text:span><text:span text:style-name="T112_75"><text:s/></text:span><text:span text:style-name="T112_76">purpose</text:span><text:span text:style-name="T112_77"><text:s/></text:span><text:span text:style-name="T112_78">is</text:span><text:span text:style-name="T112_79"><text:s/></text:span><text:span text:style-name="T112_80">to</text:span><text:span text:style-name="T112_81"><text:s/></text:span><text:span text:style-name="T112_82">move</text:span><text:span text:style-name="T112_83"><text:s/></text:span><text:span text:style-name="T112_84">water</text:span><text:span text:style-name="T112_85"><text:s/></text:span><text:span text:style-name="T112_86">atoms</text:span><text:span text:style-name="T112_87"><text:s/></text:span><text:span text:style-name="T112_88">a</text:span><text:span text:style-name="T112_89"><text:s/></text:span><text:span text:style-name="T112_90">bit</text:span><text:span text:style-name="T112_91">,<text:s/></text:span><text:span text:style-name="T112_92">so</text:span><text:span text:style-name="T112_93"><text:s/></text:span><text:span text:style-name="T112_94">dynamics</text:span><text:span text:style-name="T112_95"><text:s/></text:span><text:span text:style-name="T112_96">simulation</text:span><text:span text:style-name="T112_97"><text:s/></text:span><text:span text:style-name="T112_98">will</text:span><text:span text:style-name="T112_99"><text:s/></text:span><text:span text:style-name="T112_100">not</text:span><text:span text:style-name="T112_101"><text:s/></text:span><text:span text:style-name="T112_102">started</text:span><text:span text:style-name="T112_103"><text:s/></text:span><text:span text:style-name="T112_104">in</text:span><text:span text:style-name="T112_105"><text:s/></text:span><text:span text:style-name="T112_106">very</text:span><text:span text:style-name="T112_107"><text:s/></text:span><text:span text:style-name="T112_108">inconvenient</text:span><text:span text:style-name="T112_109"><text:s/></text:span><text:span text:style-name="T112_110">energy</text:span><text:span text:style-name="T112_111"><text:s/></text:span><text:span text:style-name="T112_112">state</text:span><text:span text:style-name="T112_113">.</text:span></text:p>
      <text:p text:style-name="P113"><text:span text:style-name="T113_1"><text:tab/></text:span><text:span text:style-name="T113_2">The</text:span><text:span text:style-name="T113_3"><text:s/></text:span><text:span text:style-name="T113_4">second</text:span><text:span text:style-name="T113_5"><text:s/></text:span><text:span text:style-name="T113_6">option</text:span><text:span text:style-name="T113_7"><text:s/></text:span><text:span text:style-name="T113_8">is</text:span><text:span text:style-name="T113_9"><text:s/></text:span><text:span text:style-name="T113_10">for</text:span><text:span text:style-name="T113_11"><text:s/></text:span><text:span text:style-name="T113_12">Progression</text:span><text:span text:style-name="T113_13"><text:s/></text:span><text:span text:style-name="T113_14">Restrained</text:span><text:span text:style-name="T113_15"><text:s/></text:span><text:span text:style-name="T113_16">MD</text:span><text:span text:style-name="T113_17">.</text:span><text:span text:style-name="T113_18"><text:s/></text:span><text:span text:style-name="T113_19">This</text:span><text:span text:style-name="T113_20"><text:s/></text:span><text:span text:style-name="T113_21">step</text:span><text:span text:style-name="T113_22"><text:s/></text:span><text:span text:style-name="T113_23">keep</text:span><text:span text:style-name="T113_24"><text:s/></text:span><text:span text:style-name="T113_25">molecule</text:span><text:span text:style-name="T113_26"><text:s/></text:span><text:span text:style-name="T113_27">fix</text:span><text:span text:style-name="T113_28">,<text:s/></text:span><text:span text:style-name="T113_29">while</text:span><text:span text:style-name="T113_30"><text:s/></text:span><text:span text:style-name="T113_31">allow</text:span><text:span text:style-name="T113_32"><text:s/></text:span><text:span text:style-name="T113_33">water</text:span><text:span text:style-name="T113_34"><text:s/></text:span><text:span text:style-name="T113_35">molecules</text:span><text:span text:style-name="T113_36"><text:s/></text:span><text:span text:style-name="T113_37">to</text:span><text:span text:style-name="T113_38"><text:s/></text:span><text:span text:style-name="T113_39">moves</text:span><text:span text:style-name="T113_40">.<text:s/></text:span><text:span text:style-name="T113_41">It</text:span><text:span text:style-name="T113_42"><text:s/></text:span><text:span text:style-name="T113_43">will</text:span><text:span text:style-name="T113_44"><text:s/></text:span><text:span text:style-name="T113_45">make</text:span><text:span text:style-name="T113_46"><text:s/></text:span><text:span text:style-name="T113_47">water</text:span><text:span text:style-name="T113_48"><text:s/></text:span><text:span text:style-name="T113_49">to</text:span><text:span text:style-name="T113_50"><text:s/></text:span><text:span text:style-name="T113_51">fill</text:span><text:span text:style-name="T113_52"><text:s/></text:span><text:span text:style-name="T113_53">any</text:span><text:span text:style-name="T113_54"><text:s/></text:span><text:span text:style-name="T113_55">holes</text:span><text:span text:style-name="T113_56"><text:s/></text:span><text:span text:style-name="T113_57">created</text:span><text:span text:style-name="T113_58"><text:s/></text:span><text:span text:style-name="T113_59">by</text:span><text:span text:style-name="T113_60"><text:s/></text:span><text:span text:style-name="T113_61">E</text:span><text:span text:style-name="T113_62">nergy</text:span><text:span text:style-name="T113_63"><text:s/></text:span><text:span text:style-name="T113_64">Minimalisation</text:span><text:span text:style-name="T113_65">.</text:span></text:p>
      <text:p text:style-name="P114"><text:span text:style-name="T114_1"><text:tab/></text:span><text:span text:style-name="T114_2">The</text:span><text:span text:style-name="T114_3"><text:s/></text:span><text:span text:style-name="T114_4">third</text:span><text:span text:style-name="T114_5"><text:s/></text:span><text:span text:style-name="T114_6">option</text:span><text:span text:style-name="T114_7"><text:s/></text:span><text:span text:style-name="T114_8">is</text:span><text:span text:style-name="T114_9"><text:s/></text:span><text:span text:style-name="T114_10">for</text:span><text:span text:style-name="T114_11"><text:s/></text:span><text:span text:style-name="T114_12">final</text:span><text:span text:style-name="T114_13"><text:s/></text:span><text:span text:style-name="T114_14">Molecular</text:span><text:span text:style-name="T114_15"><text:s/></text:span><text:span text:style-name="T114_16">Dynamics</text:span><text:span text:style-name="T114_17"><text:s/></text:span><text:span text:style-name="T114_18">Simulation</text:span><text:span text:style-name="T114_19">.</text:span></text:p>
      <text:p text:style-name="P115"><text:span text:style-name="T115_1"><text:tab/></text:span><text:span text:style-name="T115_2">To</text:span><text:span text:style-name="T115_3"><text:s/></text:span><text:span text:style-name="T115_4">get</text:span><text:span text:style-name="T115_5"><text:s/></text:span><text:span text:style-name="T115_6">exact</text:span><text:span text:style-name="T115_7"><text:s/></text:span><text:span text:style-name="T115_8">info</text:span><text:span text:style-name="T115_9"><text:s/></text:span><text:span text:style-name="T115_10">about</text:span><text:span text:style-name="T115_11"><text:s/></text:span><text:span text:style-name="T115_12">available</text:span><text:span text:style-name="T115_13"><text:s/></text:span><text:span text:style-name="T115_14">options</text:span><text:span text:style-name="T115_15"><text:s/></text:span><text:span text:style-name="T115_16">look</text:span><text:span text:style-name="T115_17"><text:s/></text:span><text:span text:style-name="T115_18">at</text:span><text:span text:style-name="T115_19"><text:s/></text:span><text:span text:style-name="T115_20">GROMACS</text:span><text:span text:style-name="T115_21"><text:s/></text:span><text:span text:style-name="T115_22">configuration</text:span><text:span text:style-name="T115_23"><text:s/></text:span><text:span text:style-name="T115_24">MDP</text:span><text:span text:style-name="T115_25"><text:s/></text:span><text:span text:style-name="T115_26">files</text:span><text:span text:style-name="T115_27"><text:s/></text:span><text:span text:style-name="T115_28">options</text:span><text:span text:style-name="T115_29">:</text:span></text:p>
      <text:p text:style-name="P116"><text:span text:style-name="T116_1"><text:a xlink:type="simple" xlink:href="http://manual.gromacs.org/current/online/mdp_opt.html"><text:span text:style-name="T116_2">http</text:span></text:a></text:span><text:span text:style-name="T116_3"><text:a xlink:type="simple" xlink:href="http://manual.gromacs.org/current/online/mdp_opt.html"><text:span text:style-name="T116_4">://</text:span></text:a></text:span><text:span text:style-name="T116_5"><text:a xlink:type="simple" xlink:href="http://manual.gromacs.org/current/online/mdp_opt.html"><text:span text:style-name="T116_6">manual</text:span></text:a></text:span><text:span text:style-name="T116_7"><text:a xlink:type="simple" xlink:href="http://manual.gromacs.org/current/online/mdp_opt.html"><text:span text:style-name="T116_8">.</text:span></text:a></text:span><text:span text:style-name="T116_9"><text:a xlink:type="simple" xlink:href="http://manual.gromacs.org/current/online/mdp_opt.html"><text:span text:style-name="T116_10">gromacs</text:span></text:a></text:span><text:span text:style-name="T116_11"><text:a xlink:type="simple" xlink:href="http://manual.gromacs.org/current/online/mdp_opt.html"><text:span text:style-name="T116_12">.</text:span></text:a></text:span><text:span text:style-name="T116_13"><text:a xlink:type="simple" xlink:href="http://manual.gromacs.org/current/online/mdp_opt.html"><text:span text:style-name="T116_14">org</text:span></text:a></text:span><text:span text:style-name="T116_15"><text:a xlink:type="simple" xlink:href="http://manual.gromacs.org/current/online/mdp_opt.html"><text:span text:style-name="T116_16">/</text:span></text:a></text:span><text:span text:style-name="T116_17"><text:a xlink:type="simple" xlink:href="http://manual.gromacs.org/current/online/mdp_opt.html"><text:span text:style-name="T116_18">current</text:span></text:a></text:span><text:span text:style-name="T116_19"><text:a xlink:type="simple" xlink:href="http://manual.gromacs.org/current/online/mdp_opt.html"><text:span text:style-name="T116_20">/</text:span></text:a></text:span><text:span text:style-name="T116_21"><text:a xlink:type="simple" xlink:href="http://manual.gromacs.org/current/online/mdp_opt.html"><text:span text:style-name="T116_22">online</text:span></text:a></text:span><text:span text:style-name="T116_23"><text:a xlink:type="simple" xlink:href="http://manual.gromacs.org/current/online/mdp_opt.html"><text:span text:style-name="T116_24">/</text:span></text:a></text:span><text:span text:style-name="T116_25"><text:a xlink:type="simple" xlink:href="http://manual.gromacs.org/current/online/mdp_opt.html"><text:span text:style-name="T116_26">mdp</text:span></text:a></text:span><text:span text:style-name="T116_27"><text:a xlink:type="simple" xlink:href="http://manual.gromacs.org/current/online/mdp_opt.html"><text:span text:style-name="T116_28">_</text:span></text:a></text:span><text:span text:style-name="T116_29"><text:a xlink:type="simple" xlink:href="http://manual.gromacs.org/current/online/mdp_opt.html"><text:span text:style-name="T116_30">opt</text:span></text:a></text:span><text:span text:style-name="T116_31"><text:a xlink:type="simple" xlink:href="http://manual.gromacs.org/current/online/mdp_opt.html"><text:span text:style-name="T116_32">.</text:span></text:a></text:span><text:span text:style-name="T116_33"><text:a xlink:type="simple" xlink:href="http://manual.gromacs.org/current/online/mdp_opt.html"><text:span text:style-name="T116_34">html</text:span></text:a></text:span></text:p>
      <text:p text:style-name="P117"><text:span text:style-name="T117_1"><text:tab/></text:span><text:span text:style-name="T117_2">If</text:span><text:span text:style-name="T117_3"><text:s/></text:span><text:span text:style-name="T117_4">you</text:span><text:span text:style-name="T117_5"><text:s/></text:span><text:span text:style-name="T117_6">want</text:span><text:span text:style-name="T117_7"><text:s/></text:span><text:span text:style-name="T117_8">to</text:span><text:span text:style-name="T117_9"><text:s/></text:span><text:span text:style-name="T117_10">use</text:span><text:span text:style-name="T117_11"><text:s/></text:span><text:span text:style-name="T117_12">your</text:span><text:span text:style-name="T117_13"><text:s/></text:span><text:span text:style-name="T117_14">own</text:span><text:span text:style-name="T117_15"><text:s/></text:span><text:span text:style-name="T117_16">MDP</text:span><text:span text:style-name="T117_17"><text:s/></text:span><text:span text:style-name="T117_18">files</text:span><text:span text:style-name="T117_19"><text:s/></text:span><text:span text:style-name="T117_20">instead</text:span><text:span text:style-name="T117_21"><text:s/></text:span><text:span text:style-name="T117_22">of</text:span><text:span text:style-name="T117_23"><text:s/></text:span><text:span text:style-name="T117_24">available</text:span><text:span text:style-name="T117_25"><text:s/></text:span><text:span text:style-name="T117_26">configuration</text:span><text:span text:style-name="T117_27"><text:s/></text:span><text:span text:style-name="T117_28">options</text:span><text:span text:style-name="T117_29"><text:s/></text:span><text:span text:style-name="T117_30">just</text:span><text:span text:style-name="T117_31"><text:s/></text:span><text:span text:style-name="T117_32">paste</text:span><text:span text:style-name="T117_33"><text:s/></text:span><text:span text:style-name="T117_34">your</text:span><text:span text:style-name="T117_35"><text:s/></text:span><text:span text:style-name="T117_36">files</text:span><text:span text:style-name="T117_37"><text:s/></text:span><text:span text:style-name="T117_38">to</text:span><text:span text:style-name="T117_39"><text:s/></text:span><text:span text:style-name="T117_40">~/.</text:span><text:span text:style-name="T117_41">dynamics</text:span><text:span text:style-name="T117_42">/<text:s/></text:span><text:span text:style-name="T117_43">directory</text:span><text:span text:style-name="T117_44">.<text:s/></text:span><text:span text:style-name="T117_45">File</text:span><text:span text:style-name="T117_46"><text:s/></text:span><text:span text:style-name="T117_47">names</text:span><text:span text:style-name="T117_48"><text:s/></text:span><text:span text:style-name="T117_49">are</text:span><text:span text:style-name="T117_50"><text:s/></text:span><text:span text:style-name="T117_51">respectively</text:span><text:span text:style-name="T117_52"><text:s/></text:span><text:span text:style-name="T117_53">em</text:span><text:span text:style-name="T117_54">.</text:span><text:span text:style-name="T117_55">mdp</text:span><text:span text:style-name="T117_56">,<text:s/></text:span><text:span text:style-name="T117_57">pr</text:span><text:span text:style-name="T117_58">.</text:span><text:span text:style-name="T117_59">mdp</text:span><text:span text:style-name="T117_60">,<text:s/></text:span><text:span text:style-name="T117_61">md</text:span><text:span text:style-name="T117_62">.</text:span><text:span text:style-name="T117_63">mdp</text:span><text:span text:style-name="T117_64">.</text:span></text:p>
      <text:p text:style-name="P118"/>
      <text:p text:style-name="P119"><draw:frame svg:x="0cm" svg:y="0cm" svg:width="7.488cm" svg:height="13.758cm" draw:style-name="FR8" text:anchor-type="as-char" draw:z-index="0"><draw:image xlink:href="Pictures/image8.png" xlink:type="simple" xlink:show="embed" xlink:actuate="onLoad"/></draw:frame></text:p>
      <text:p text:style-name="P120"><text:span text:style-name="T120_1">Picture</text:span><text:span text:style-name="T120_2"><text:s/>8.</text:span></text:p>
      <text:p text:style-name="P121"/>
      <text:p text:style-name="P122"><text:span text:style-name="T122_1">3.4.<text:s/></text:span><text:span text:style-name="T122_2">Restraints</text:span></text:p>
      <text:p text:style-name="P123"/>
      <text:p text:style-name="P124"><text:span text:style-name="T124_1"><text:tab/></text:span><text:span text:style-name="T124_2">In</text:span><text:span text:style-name="T124_3"><text:s/></text:span><text:span text:style-name="T124_4">the</text:span><text:span text:style-name="T124_5"><text:s/></text:span><text:span text:style-name="T124_6">right</text:span><text:span text:style-name="T124_7"><text:s/></text:span><text:span text:style-name="T124_8">column</text:span><text:span text:style-name="T124_9"><text:s/></text:span><text:span text:style-name="T124_10">there</text:span><text:span text:style-name="T124_11"><text:s/></text:span><text:span text:style-name="T124_12">is</text:span><text:span text:style-name="T124_13"><text:s/></text:span><text:span text:style-name="T124_14">checkbox</text:span><text:span text:style-name="T124_15"><text:s/></text:span><text:span text:style-name="T124_16">for</text:span><text:span text:style-name="T124_17"><text:s/></text:span><text:span text:style-name="T124_18">Position</text:span><text:span text:style-name="T124_19"><text:s/></text:span><text:span text:style-name="T124_20">Restraints</text:span><text:span text:style-name="T124_21">.<text:s/></text:span><text:span text:style-name="T124_22">After</text:span><text:span text:style-name="T124_23"><text:s/></text:span><text:span text:style-name="T124_24">clicking</text:span><text:span text:style-name="T124_25"><text:s/></text:span><text:span text:style-name="T124_26">it</text:span><text:span text:style-name="T124_27">,<text:s/></text:span><text:span text:style-name="T124_28">the</text:span><text:span text:style-name="T124_29"><text:s/></text:span><text:span text:style-name="T124_30">Configure</text:span><text:span text:style-name="T124_31"><text:s/></text:span><text:span text:style-name="T124_32">button</text:span><text:span text:style-name="T124_33"><text:s/></text:span><text:span text:style-name="T124_34">will</text:span><text:span text:style-name="T124_35"><text:s/></text:span><text:span text:style-name="T124_36">become</text:span><text:span text:style-name="T124_37"><text:s/></text:span><text:span text:style-name="T124_38">active</text:span><text:span text:style-name="T124_39">.<text:s/></text:span><text:span text:style-name="T124_40">After</text:span><text:span text:style-name="T124_41"><text:s/></text:span><text:span text:style-name="T124_42">clicking</text:span><text:span text:style-name="T124_43"><text:s/></text:span><text:span text:style-name="T124_44">button</text:span><text:span text:style-name="T124_45"><text:s/></text:span><text:span text:style-name="T124_46">you</text:span><text:span text:style-name="T124_47"><text:s/></text:span><text:span text:style-name="T124_48">will</text:span><text:span text:style-name="T124_49"><text:s/></text:span><text:span text:style-name="T124_50">get</text:span><text:span text:style-name="T124_51"><text:s/></text:span><text:span text:style-name="T124_52">the</text:span><text:span text:style-name="T124_53"><text:s/></text:span><text:span text:style-name="T124_54">list</text:span><text:span text:style-name="T124_55"><text:s/></text:span><text:span text:style-name="T124_56">of</text:span><text:span text:style-name="T124_57"><text:s/></text:span><text:span text:style-name="T124_58">proposed</text:span><text:span text:style-name="T124_59"><text:s/></text:span><text:span text:style-name="T124_60">parts</text:span><text:span text:style-name="T124_61"><text:s/></text:span><text:span text:style-name="T124_62">of</text:span><text:span text:style-name="T124_63"><text:s/></text:span><text:span text:style-name="T124_64">molecules</text:span><text:span text:style-name="T124_65"><text:s/></text:span><text:span text:style-name="T124_66">to</text:span><text:span text:style-name="T124_67"><text:s/></text:span><text:span text:style-name="T124_68">be</text:span><text:span text:style-name="T124_69"><text:s/></text:span><text:span text:style-name="T124_70">restraints</text:span><text:span text:style-name="T124_71">.<text:s/></text:span><text:span text:style-name="T124_72">Every</text:span><text:span text:style-name="T124_73"><text:s/></text:span><text:span text:style-name="T124_74">list</text:span><text:span text:style-name="T124_75"><text:s/></text:span><text:span text:style-name="T124_76">of</text:span><text:span text:style-name="T124_77"><text:s/></text:span><text:span text:style-name="T124_78">the</text:span><text:span text:style-name="T124_79"><text:s/></text:span><text:span text:style-name="T124_80">atoms</text:span><text:span text:style-name="T124_81"><text:s/></text:span><text:span text:style-name="T124_82">contain</text:span><text:span text:style-name="T124_83"><text:s/></text:span><text:span text:style-name="T124_84">atoms</text:span><text:span text:style-name="T124_85"><text:s/></text:span><text:span text:style-name="T124_86">IDs</text:span><text:span text:style-name="T124_87">,<text:s/></text:span><text:span text:style-name="T124_88">which</text:span><text:span text:style-name="T124_89"><text:s/></text:span><text:span text:style-name="T124_90">are</text:span><text:span text:style-name="T124_91"><text:s/></text:span><text:span text:style-name="T124_92">assigned</text:span><text:span text:style-name="T124_93"><text:s/></text:span><text:span text:style-name="T124_94">to</text:span><text:span text:style-name="T124_95"><text:s/></text:span><text:span text:style-name="T124_96">them</text:span><text:span text:style-name="T124_97"><text:s/></text:span><text:span text:style-name="T124_98">in</text:span><text:span text:style-name="T124_99"><text:s/></text:span><text:span text:style-name="T124_100">PDB</text:span><text:span text:style-name="T124_101"><text:s/></text:span><text:span text:style-name="T124_102">file</text:span><text:span text:style-name="T124_103">.<text:s/></text:span><text:span text:style-name="T124_104">The</text:span><text:span text:style-name="T124_105"><text:s/></text:span><text:span text:style-name="T124_106">last</text:span><text:span text:style-name="T124_107"><text:s/></text:span><text:span text:style-name="T124_108">options</text:span><text:span text:style-name="T124_109"><text:s/></text:span><text:span text:style-name="T124_110">show</text:span><text:span text:style-name="T124_111"><text:s/></text:span><text:span text:style-name="T124_112">atoms</text:span><text:span text:style-name="T124_113"><text:s/></text:span><text:span text:style-name="T124_114">selected</text:span><text:span text:style-name="T124_115"><text:s/></text:span><text:span text:style-name="T124_116">in</text:span><text:span text:style-name="T124_117"><text:s/></text:span><text:span text:style-name="T124_118">PyMOL</text:span><text:span text:style-name="T124_119">.<text:s/></text:span><text:span text:style-name="T124_120">You</text:span><text:span text:style-name="T124_121"><text:s/></text:span><text:span text:style-name="T124_122">can</text:span><text:span text:style-name="T124_123"><text:s/></text:span><text:span text:style-name="T124_124">choose</text:span><text:span text:style-name="T124_125"><text:s/></text:span><text:span text:style-name="T124_126">one</text:span><text:span text:style-name="T124_127"><text:s/></text:span><text:span text:style-name="T124_128">of</text:span><text:span text:style-name="T124_129"><text:s/></text:span><text:span text:style-name="T124_130">the</text:span><text:span text:style-name="T124_131"><text:s/></text:span><text:span text:style-name="T124_132">available</text:span><text:span text:style-name="T124_133"><text:s/></text:span><text:span text:style-name="T124_134">list</text:span><text:span text:style-name="T124_135"><text:s/></text:span><text:span text:style-name="T124_136">and</text:span><text:span text:style-name="T124_137"><text:s/></text:span><text:span text:style-name="T124_138">modify</text:span><text:span text:style-name="T124_139"><text:s/></text:span><text:span text:style-name="T124_140">which</text:span><text:span text:style-name="T124_141"><text:s/></text:span><text:span text:style-name="T124_142">atoms</text:span><text:span text:style-name="T124_143"><text:s/></text:span><text:span text:style-name="T124_144">should</text:span><text:span text:style-name="T124_145"><text:s/></text:span><text:span text:style-name="T124_146">be</text:span><text:span text:style-name="T124_147"><text:s/></text:span><text:span text:style-name="T124_148">restrained</text:span><text:span text:style-name="T124_149">.<text:s/></text:span><text:span text:style-name="T124_150">Those</text:span><text:span text:style-name="T124_151"><text:s/></text:span><text:span text:style-name="T124_152">atoms</text:span><text:span text:style-name="T124_153"><text:s/></text:span><text:span text:style-name="T124_154">will</text:span><text:span text:style-name="T124_155"><text:s/></text:span><text:span text:style-name="T124_156">get</text:span><text:span text:style-name="T124_157"><text:s/></text:span><text:span text:style-name="T124_158">big</text:span><text:span text:style-name="T124_159"><text:s/></text:span><text:span text:style-name="T124_160">energy</text:span><text:span text:style-name="T124_161"><text:s/></text:span><text:span text:style-name="T124_162">penalty</text:span><text:span text:style-name="T124_163"><text:s/></text:span><text:span text:style-name="T124_164">for</text:span><text:span text:style-name="T124_165"><text:s/></text:span><text:span text:style-name="T124_166">every</text:span><text:span text:style-name="T124_167"><text:s/></text:span><text:span text:style-name="T124_168">move</text:span><text:span text:style-name="T124_169"><text:s/></text:span><text:span text:style-name="T124_170">while</text:span><text:span text:style-name="T124_171"><text:s/></text:span><text:span text:style-name="T124_172">performing</text:span><text:span text:style-name="T124_173"><text:s/></text:span><text:span text:style-name="T124_174">molecular</text:span><text:span text:style-name="T124_175"><text:s/></text:span><text:span text:style-name="T124_176">dynamics</text:span><text:span text:style-name="T124_177"><text:s/></text:span><text:span text:style-name="T124_178">simulation</text:span><text:span text:style-name="T124_179">,<text:s/></text:span><text:span text:style-name="T124_180">so</text:span><text:span text:style-name="T124_181"><text:s/></text:span><text:span text:style-name="T124_182">they</text:span><text:span text:style-name="T124_183"><text:s/></text:span><text:span text:style-name="T124_184">will</text:span><text:span text:style-name="T124_185"><text:s/></text:span><text:span text:style-name="T124_186">stay</text:span><text:span text:style-name="T124_187"><text:s/></text:span><text:span text:style-name="T124_188">fixed</text:span><text:span text:style-name="T124_189"><text:s/></text:span><text:span text:style-name="T124_190">and</text:span><text:span text:style-name="T124_191"><text:s/></text:span><text:span text:style-name="T124_192">only</text:span><text:span text:style-name="T124_193"><text:s/></text:span><text:span text:style-name="T124_194">not</text:span><text:span text:style-name="T124_195"><text:s/></text:span><text:span text:style-name="T124_196">selected</text:span><text:span text:style-name="T124_197"><text:s/></text:span><text:span text:style-name="T124_198">atoms</text:span><text:span text:style-name="T124_199"><text:s/></text:span><text:span text:style-name="T124_200">will</text:span><text:span text:style-name="T124_201"><text:s/></text:span><text:span text:style-name="T124_202">get</text:span><text:span text:style-name="T124_203"><text:s/></text:span><text:span text:style-name="T124_204">proper</text:span><text:span text:style-name="T124_205"><text:s/></text:span><text:span text:style-name="T124_206">molecular</text:span><text:span text:style-name="T124_207"><text:s/></text:span><text:span text:style-name="T124_208">dynamics</text:span><text:span text:style-name="T124_209"><text:s/></text:span><text:span text:style-name="T124_210">simulation</text:span><text:span text:style-name="T124_211">.</text:span></text:p>
      <text:p text:style-name="P125"/>
      <text:p text:style-name="P126"><draw:frame svg:x="0cm" svg:y="0cm" svg:width="10.557cm" svg:height="18.6cm" draw:style-name="FR9" text:anchor-type="as-char" draw:z-index="0"><draw:image xlink:href="Pictures/image9.png" xlink:type="simple" xlink:show="embed" xlink:actuate="onLoad"/></draw:frame></text:p>
      <text:p text:style-name="P127"><text:span text:style-name="T127_1">Picture</text:span><text:span text:style-name="T127_2"><text:s/>9.</text:span></text:p>
      <text:p text:style-name="P128"/>
      <text:p text:style-name="P129"><text:span text:style-name="T129_1">3.5.<text:s/></text:span><text:span text:style-name="T129_2">Jobs</text:span></text:p>
      <text:p text:style-name="P130"/>
      <text:p text:style-name="P131"><text:span text:style-name="T131_1"><text:tab/></text:span><text:span text:style-name="T131_2">Not</text:span><text:span text:style-name="T131_3"><text:s/></text:span><text:span text:style-name="T131_4">all</text:span><text:span text:style-name="T131_5"><text:s/></text:span><text:span text:style-name="T131_6">of</text:span><text:span text:style-name="T131_7"><text:s/></text:span><text:span text:style-name="T131_8">molecular</text:span><text:span text:style-name="T131_9"><text:s/></text:span><text:span text:style-name="T131_10">dynamics</text:span><text:span text:style-name="T131_11"><text:s/></text:span><text:span text:style-name="T131_12">calculation</text:span><text:span text:style-name="T131_13"><text:s/></text:span><text:span text:style-name="T131_14">need</text:span><text:span text:style-name="T131_15"><text:s/></text:span><text:span text:style-name="T131_16">to</text:span><text:span text:style-name="T131_17"><text:s/></text:span><text:span text:style-name="T131_18">be</text:span><text:span text:style-name="T131_19"><text:s/></text:span><text:span text:style-name="T131_20">done</text:span><text:span text:style-name="T131_21"><text:s/></text:span><text:span text:style-name="T131_22">at</text:span><text:span text:style-name="T131_23"><text:s/></text:span><text:span text:style-name="T131_24">once</text:span><text:span text:style-name="T131_25">.<text:s/></text:span><text:span text:style-name="T131_26">In</text:span><text:span text:style-name="T131_27"><text:s/></text:span><text:span text:style-name="T131_28">the</text:span><text:span text:style-name="T131_29"><text:s/></text:span><text:span text:style-name="T131_30">right</text:span><text:span text:style-name="T131_31"><text:s/></text:span><text:span text:style-name="T131_32">column</text:span><text:span text:style-name="T131_33"><text:s/></text:span><text:span text:style-name="T131_34">at</text:span><text:span text:style-name="T131_35"><text:s/></text:span><text:span text:style-name="T131_36">the</text:span><text:span text:style-name="T131_37"><text:s/></text:span><text:span text:style-name="T131_38">bottom</text:span><text:span text:style-name="T131_39">,<text:s/></text:span><text:span text:style-name="T131_40">you</text:span><text:span text:style-name="T131_41"><text:s/></text:span><text:span text:style-name="T131_42">can</text:span><text:span text:style-name="T131_43"><text:s/></text:span><text:span text:style-name="T131_44">click</text:span><text:span text:style-name="T131_45"><text:s/></text:span><text:span text:style-name="T131_46">Jobs</text:span><text:span text:style-name="T131_47"><text:s/></text:span><text:span text:style-name="T131_48">to</text:span><text:span text:style-name="T131_49"><text:s/></text:span><text:span text:style-name="T131_50">do</text:span><text:span text:style-name="T131_51"><text:s/></text:span><text:span text:style-name="T131_52">button</text:span><text:span text:style-name="T131_53">.<text:s/></text:span><text:span text:style-name="T131_54">You</text:span><text:span text:style-name="T131_55"><text:s/></text:span><text:span text:style-name="T131_56">will</text:span><text:span text:style-name="T131_57"><text:s/></text:span><text:span text:style-name="T131_58">then</text:span><text:span text:style-name="T131_59"><text:s/></text:span><text:span text:style-name="T131_60">get</text:span><text:span text:style-name="T131_61"><text:s/></text:span><text:span text:style-name="T131_62">list</text:span><text:span text:style-name="T131_63"><text:s/></text:span><text:span text:style-name="T131_64">of</text:span><text:span text:style-name="T131_65"><text:s/></text:span><text:span text:style-name="T131_66">available</text:span><text:span text:style-name="T131_67"><text:s/></text:span><text:span text:style-name="T131_68">jobs</text:span><text:span text:style-name="T131_69">.<text:s/></text:span><text:span text:style-name="T131_70">Select</text:span><text:span text:style-name="T131_71"><text:s/></text:span><text:span text:style-name="T131_72">those</text:span><text:span text:style-name="T131_73">,<text:s/></text:span><text:span text:style-name="T131_74">which</text:span><text:span text:style-name="T131_75"><text:s/></text:span><text:span text:style-name="T131_76">you</text:span><text:span text:style-name="T131_77"><text:s/></text:span><text:span text:style-name="T131_78">want</text:span><text:span text:style-name="T131_79"><text:s/></text:span><text:span text:style-name="T131_80">to</text:span><text:span text:style-name="T131_81"><text:s/></text:span><text:span text:style-name="T131_82">do</text:span><text:span text:style-name="T131_83">.<text:s/></text:span><text:span text:style-name="T131_84">After</text:span><text:span text:style-name="T131_85"><text:s/></text:span><text:span text:style-name="T131_86">calculation</text:span><text:span text:style-name="T131_87"><text:s/></text:span><text:span text:style-name="T131_88">you</text:span><text:span text:style-name="T131_89"><text:s/></text:span><text:span text:style-name="T131_90">can</text:span><text:span text:style-name="T131_91"><text:s/></text:span><text:span text:style-name="T131_92">save</text:span><text:span text:style-name="T131_93"><text:s/></text:span><text:span text:style-name="T131_94">results</text:span><text:span text:style-name="T131_95"><text:s/></text:span><text:span text:style-name="T131_96">and</text:span><text:span text:style-name="T131_97"><text:s/></text:span><text:span text:style-name="T131_98">finish</text:span><text:span text:style-name="T131_99"><text:s/></text:span><text:span text:style-name="T131_100">work</text:span><text:span text:style-name="T131_101"><text:s/></text:span><text:span text:style-name="T131_102">on</text:span><text:span text:style-name="T131_103"><text:s/></text:span><text:span text:style-name="T131_104">other</text:span><text:span text:style-name="T131_105"><text:s/></text:span><text:span text:style-name="T131_106">machine</text:span><text:span text:style-name="T131_107"><text:s/></text:span><text:span text:style-name="T131_108">or</text:span><text:span text:style-name="T131_109"><text:s/></text:span><text:span text:style-name="T131_110">resume</text:span><text:span text:style-name="T131_111"><text:s/></text:span><text:span text:style-name="T131_112">work</text:span><text:span text:style-name="T131_113"><text:s/></text:span><text:span text:style-name="T131_114">on</text:span><text:span text:style-name="T131_115"><text:s/></text:span><text:span text:style-name="T131_116">the</text:span><text:span text:style-name="T131_117"><text:s/></text:span><text:span text:style-name="T131_118">same</text:span><text:span text:style-name="T131_119"><text:s/></text:span><text:span text:style-name="T131_120">computer</text:span><text:span text:style-name="T131_121"><text:s/></text:span><text:span text:style-name="T131_122">later</text:span><text:span text:style-name="T131_123">.<text:s/></text:span><text:span text:style-name="T131_124">To</text:span><text:span text:style-name="T131_125"><text:s/></text:span><text:span text:style-name="T131_126">resume</text:span><text:span text:style-name="T131_127"><text:s/></text:span><text:span text:style-name="T131_128">work</text:span><text:span text:style-name="T131_129"><text:s/></text:span><text:span text:style-name="T131_130">in</text:span><text:span text:style-name="T131_131"><text:s/></text:span><text:span text:style-name="T131_132">the</text:span><text:span text:style-name="T131_133"><text:s/></text:span><text:span text:style-name="T131_134">main</text:span><text:span text:style-name="T131_135"><text:s/></text:span><text:span text:style-name="T131_136">menu</text:span><text:span text:style-name="T131_137"><text:s/></text:span><text:span text:style-name="T131_138">select</text:span><text:span text:style-name="T131_139"><text:s/></text:span><text:span text:style-name="T131_140">molecule</text:span><text:span text:style-name="T131_141"><text:s/></text:span><text:span text:style-name="T131_142">in</text:span><text:span text:style-name="T131_143"><text:s/></text:span><text:span text:style-name="T131_144">left</text:span><text:span text:style-name="T131_145"><text:s/></text:span><text:span text:style-name="T131_146">column</text:span><text:span text:style-name="T131_147"><text:s/></text:span><text:span text:style-name="T131_148">from</text:span><text:span text:style-name="T131_149"><text:s/></text:span><text:span text:style-name="T131_150">list</text:span><text:span text:style-name="T131_151"><text:s/></text:span><text:span text:style-name="T131_152">Previous</text:span><text:span text:style-name="T131_153"><text:s/></text:span><text:span text:style-name="T131_154">Projects</text:span><text:span text:style-name="T131_155"><text:s/></text:span><text:span text:style-name="T131_156">and</text:span><text:span text:style-name="T131_157"><text:s/></text:span><text:span text:style-name="T131_158">uncheck</text:span><text:span text:style-name="T131_159"><text:s/></text:span><text:span text:style-name="T131_160">box</text:span><text:span text:style-name="T131_161"><text:s/></text:span><text:span text:style-name="T131_162">Molecular</text:span><text:span text:style-name="T131_163"><text:s/></text:span><text:span text:style-name="T131_164">Dynamics</text:span><text:span text:style-name="T131_165"><text:s/></text:span><text:span text:style-name="T131_166">Simulation</text:span><text:span text:style-name="T131_167"><text:s/></text:span><text:span text:style-name="T131_168">from</text:span><text:span text:style-name="T131_169"><text:s/></text:span><text:span text:style-name="T131_170">the</text:span><text:span text:style-name="T131_171"><text:s/></text:span><text:span text:style-name="T131_172">beginning</text:span><text:span text:style-name="T131_173"><text:s/></text:span><text:span text:style-name="T131_174">in</text:span><text:span text:style-name="T131_175"><text:s/></text:span><text:span text:style-name="T131_176">the</text:span><text:span text:style-name="T131_177"><text:s/></text:span><text:span text:style-name="T131_178">right</text:span><text:span text:style-name="T131_179"><text:s/></text:span><text:span text:style-name="T131_180">column</text:span><text:span text:style-name="T131_181">.</text:span></text:p>
      <text:p text:style-name="P132"/>
      <text:p text:style-name="P133"><draw:frame svg:x="0cm" svg:y="0cm" svg:width="5.821cm" svg:height="6.509cm" draw:style-name="FR10" text:anchor-type="as-char" draw:z-index="0"><draw:image xlink:href="Pictures/image10.png" xlink:type="simple" xlink:show="embed" xlink:actuate="onLoad"/></draw:frame></text:p>
      <text:p text:style-name="P134"><text:span text:style-name="T134_1">Picture</text:span><text:span text:style-name="T134_2"><text:s/>10.</text:span></text:p>
      <text:p text:style-name="P135"/>
      <text:p text:style-name="P136"><text:span text:style-name="T136_1">3.6.<text:s/></text:span><text:span text:style-name="T136_2">Command</text:span><text:span text:style-name="T136_3"><text:s/></text:span><text:span text:style-name="T136_4">line</text:span></text:p>
      <text:p text:style-name="P137"/>
      <text:p text:style-name="P138"><text:span text:style-name="T138_1">There</text:span><text:span text:style-name="T138_2"><text:s/></text:span><text:span text:style-name="T138_3">is</text:span><text:span text:style-name="T138_4"><text:s/></text:span><text:span text:style-name="T138_5">command</text:span><text:span text:style-name="T138_6"><text:s/></text:span><text:span text:style-name="T138_7">line</text:span><text:span text:style-name="T138_8"><text:s/></text:span><text:span text:style-name="T138_9">interface</text:span><text:span text:style-name="T138_10"><text:s/></text:span><text:span text:style-name="T138_11">for</text:span><text:span text:style-name="T138_12"><text:s/></text:span><text:span text:style-name="T138_13">Dynamics</text:span><text:span text:style-name="T138_14"><text:s/></text:span><text:span text:style-name="T138_15">PyMOL</text:span><text:span text:style-name="T138_16"><text:s/></text:span><text:span text:style-name="T138_17">Plugin</text:span><text:span text:style-name="T138_18">,<text:s/></text:span><text:span text:style-name="T138_19">which</text:span><text:span text:style-name="T138_20"><text:s/></text:span><text:span text:style-name="T138_21">allows</text:span><text:span text:style-name="T138_22"><text:s/></text:span><text:span text:style-name="T138_23">you</text:span><text:span text:style-name="T138_24"><text:s/></text:span><text:span text:style-name="T138_25">to</text:span><text:span text:style-name="T138_26"><text:s/></text:span><text:span text:style-name="T138_27">use</text:span><text:span text:style-name="T138_28"><text:s/></text:span><text:span text:style-name="T138_29">the</text:span><text:span text:style-name="T138_30"><text:s/></text:span><text:span text:style-name="T138_31">plugin</text:span><text:span text:style-name="T138_32"><text:s/></text:span><text:span text:style-name="T138_33">directly</text:span><text:span text:style-name="T138_34"><text:s/></text:span><text:span text:style-name="T138_35">from</text:span><text:span text:style-name="T138_36"><text:s/></text:span><text:span text:style-name="T138_37">the</text:span><text:span text:style-name="T138_38"><text:s/></text:span><text:span text:style-name="T138_39">PyMOL</text:span><text:span text:style-name="T138_40"><text:s/></text:span><text:span text:style-name="T138_41">shell</text:span><text:span text:style-name="T138_42">.<text:s/></text:span><text:span text:style-name="T138_43">At</text:span><text:span text:style-name="T138_44"><text:s/></text:span><text:span text:style-name="T138_45">the</text:span><text:span text:style-name="T138_46"><text:s/></text:span><text:span text:style-name="T138_47">moment</text:span><text:span text:style-name="T138_48"><text:s/></text:span><text:span text:style-name="T138_49">this</text:span><text:span text:style-name="T138_50"><text:s/></text:span><text:span text:style-name="T138_51">option</text:span><text:span text:style-name="T138_52"><text:s/></text:span><text:span text:style-name="T138_53">is</text:span><text:span text:style-name="T138_54"><text:s/></text:span><text:span text:style-name="T138_55">unfortunately</text:span><text:span text:style-name="T138_56"><text:s/></text:span><text:span text:style-name="T138_57">depreciated</text:span><text:span text:style-name="T138_58">.</text:span></text:p>
      <text:p text:style-name="P139"/>
      <text:p text:style-name="P140"><text:span text:style-name="T140_1">3.7.<text:s/></text:span><text:span text:style-name="T140_2">Additional</text:span><text:span text:style-name="T140_3"><text:s/></text:span><text:span text:style-name="T140_4">buttons</text:span></text:p>
      <text:p text:style-name="P141"/>
      <text:p text:style-name="P142"><text:span text:style-name="T142_1"><text:tab/></text:span><text:span text:style-name="T142_2">In</text:span><text:span text:style-name="T142_3"><text:s/></text:span><text:span text:style-name="T142_4">the</text:span><text:span text:style-name="T142_5"><text:s/></text:span><text:span text:style-name="T142_6">main</text:span><text:span text:style-name="T142_7"><text:s/></text:span><text:span text:style-name="T142_8">menu</text:span><text:span text:style-name="T142_9"><text:s/></text:span><text:span text:style-name="T142_10">on</text:span><text:span text:style-name="T142_11"><text:s/></text:span><text:span text:style-name="T142_12">the</text:span><text:span text:style-name="T142_13"><text:s/></text:span><text:span text:style-name="T142_14">bottom</text:span><text:span text:style-name="T142_15"><text:s/></text:span><text:span text:style-name="T142_16">there</text:span><text:span text:style-name="T142_17"><text:s/></text:span><text:span text:style-name="T142_18">are</text:span><text:span text:style-name="T142_19"><text:s/></text:span><text:span text:style-name="T142_20">six</text:span><text:span text:style-name="T142_21"><text:s/></text:span><text:span text:style-name="T142_22">buttons</text:span><text:span text:style-name="T142_23">.<text:s/></text:span><text:span text:style-name="T142_24">From</text:span><text:span text:style-name="T142_25"><text:s/></text:span><text:span text:style-name="T142_26">the</text:span><text:span text:style-name="T142_27"><text:s/></text:span><text:span text:style-name="T142_28">left</text:span><text:span text:style-name="T142_29">.</text:span><text:span text:style-name="T142_30"><text:s/></text:span><text:span text:style-name="T142_31">Cancel</text:span><text:span text:style-name="T142_32"><text:s/></text:span><text:span text:style-name="T142_33">button</text:span><text:span text:style-name="T142_34"><text:s/></text:span><text:span text:style-name="T142_35">will</text:span><text:span text:style-name="T142_36"><text:s/></text:span><text:span text:style-name="T142_37">exit</text:span><text:span text:style-name="T142_38"><text:s/></text:span><text:span text:style-name="T142_39">the</text:span><text:span text:style-name="T142_40"><text:s/></text:span><text:span text:style-name="T142_41">plugin</text:span><text:span text:style-name="T142_42">.<text:s/></text:span><text:span text:style-name="T142_43">Clean</text:span><text:span text:style-name="T142_44"><text:s/></text:span><text:span text:style-name="T142_45">button</text:span><text:span text:style-name="T142_46"><text:s/></text:span><text:span text:style-name="T142_47">will</text:span><text:span text:style-name="T142_48"><text:s/></text:span><text:span text:style-name="T142_49">remove</text:span><text:span text:style-name="T142_50"><text:s/></text:span><text:span text:style-name="T142_51">all</text:span><text:span text:style-name="T142_52"><text:s/></text:span><text:span text:style-name="T142_53">temporary</text:span><text:span text:style-name="T142_54"><text:s/></text:span><text:span text:style-name="T142_55">plugin</text:span><text:span text:style-name="T142_56"><text:s/></text:span><text:span text:style-name="T142_57">files</text:span><text:span text:style-name="T142_58"><text:s/></text:span><text:span text:style-name="T142_59">including</text:span><text:span text:style-name="T142_60"><text:s/></text:span><text:span text:style-name="T142_61">previous</text:span><text:span text:style-name="T142_62"><text:s/></text:span><text:span text:style-name="T142_63">project</text:span><text:span text:style-name="T142_64"><text:s/></text:span><text:span text:style-name="T142_65">files</text:span><text:span text:style-name="T142_66">.<text:s/></text:span><text:span text:style-name="T142_67">Help</text:span><text:span text:style-name="T142_68"><text:s/></text:span><text:span text:style-name="T142_69">button</text:span><text:span text:style-name="T142_70"><text:s/></text:span><text:span text:style-name="T142_71">will</text:span><text:span text:style-name="T142_72"><text:s/></text:span><text:span text:style-name="T142_73">display</text:span><text:span text:style-name="T142_74"><text:s/></text:span><text:span text:style-name="T142_75">brief</text:span><text:span text:style-name="T142_76"><text:s/></text:span><text:span text:style-name="T142_77">help</text:span><text:span text:style-name="T142_78"><text:s/></text:span><text:span text:style-name="T142_79">information</text:span><text:span text:style-name="T142_80">.<text:s/></text:span><text:span text:style-name="T142_81">Save</text:span><text:span text:style-name="T142_82"><text:s/></text:span><text:span text:style-name="T142_83">button</text:span><text:span text:style-name="T142_84"><text:s/></text:span><text:span text:style-name="T142_85">will</text:span><text:span text:style-name="T142_86"><text:s/></text:span><text:span text:style-name="T142_87">allow</text:span><text:span text:style-name="T142_88"><text:s/></text:span><text:span text:style-name="T142_89">you</text:span><text:span text:style-name="T142_90"><text:s/></text:span><text:span text:style-name="T142_91">to</text:span><text:span text:style-name="T142_92"><text:s/></text:span><text:span text:style-name="T142_93">save</text:span><text:span text:style-name="T142_94"><text:s/></text:span><text:span text:style-name="T142_95">your</text:span><text:span text:style-name="T142_96"><text:s/></text:span><text:span text:style-name="T142_97">molecule</text:span><text:span text:style-name="T142_98"><text:s/></text:span><text:span text:style-name="T142_99">with</text:span><text:span text:style-name="T142_100"><text:s/></text:span><text:span text:style-name="T142_101">all</text:span><text:span text:style-name="T142_102"><text:s/></text:span><text:span text:style-name="T142_103">settings</text:span><text:span text:style-name="T142_104"><text:s/></text:span><text:span text:style-name="T142_105">and</text:span><text:span text:style-name="T142_106"><text:s/></text:span><text:span text:style-name="T142_107">any</text:span><text:span text:style-name="T142_108"><text:s/></text:span><text:span text:style-name="T142_109">previous</text:span><text:span text:style-name="T142_110"><text:s/></text:span><text:span text:style-name="T142_111">work</text:span><text:span text:style-name="T142_112"><text:s/></text:span><text:span text:style-name="T142_113">as</text:span><text:span text:style-name="T142_114"><text:s/></text:span><text:span text:style-name="T142_115">at</text:span><text:span text:style-name="T142_116"><text:s/></text:span><text:span text:style-name="T142_117">tar</text:span><text:span text:style-name="T142_118">.</text:span><text:span text:style-name="T142_119">bz</text:span><text:span text:style-name="T142_120">2</text:span><text:span text:style-name="T142_121"><text:s/></text:span><text:span text:style-name="T142_122">archive</text:span><text:span text:style-name="T142_123">.<text:s/></text:span><text:span text:style-name="T142_124">Load</text:span><text:span text:style-name="T142_125"><text:s/></text:span><text:span text:style-name="T142_126">button</text:span><text:span text:style-name="T142_127"><text:s/></text:span><text:span text:style-name="T142_128">will</text:span><text:span text:style-name="T142_129"><text:s/></text:span><text:span text:style-name="T142_130">allow</text:span><text:span text:style-name="T142_131"><text:s/></text:span><text:span text:style-name="T142_132">you</text:span><text:span text:style-name="T142_133"><text:s/></text:span><text:span text:style-name="T142_134">to</text:span><text:span text:style-name="T142_135"><text:s/></text:span><text:span text:style-name="T142_136">load</text:span><text:span text:style-name="T142_137"><text:s/></text:span><text:span text:style-name="T142_138">previously</text:span><text:span text:style-name="T142_139"><text:s/></text:span><text:span text:style-name="T142_140">saved</text:span><text:span text:style-name="T142_141"><text:s/></text:span><text:span text:style-name="T142_142">tar</text:span><text:span text:style-name="T142_143">.</text:span><text:span text:style-name="T142_144">bz</text:span><text:span text:style-name="T142_145">2</text:span><text:span text:style-name="T142_146"><text:s/></text:span><text:span text:style-name="T142_147">archive</text:span><text:span text:style-name="T142_148">.<text:s/></text:span><text:span text:style-name="T142_149">OK</text:span><text:span text:style-name="T142_150"><text:s/></text:span><text:span text:style-name="T142_151">button</text:span><text:span text:style-name="T142_152"><text:s/></text:span><text:span text:style-name="T142_153">will</text:span><text:span text:style-name="T142_154"><text:s/></text:span><text:span text:style-name="T142_155">take</text:span><text:span text:style-name="T142_156"><text:s/></text:span><text:span text:style-name="T142_157">you</text:span><text:span text:style-name="T142_158"><text:s/></text:span><text:span text:style-name="T142_159">to</text:span><text:span text:style-name="T142_160"><text:s/></text:span><text:span text:style-name="T142_161">next</text:span><text:span text:style-name="T142_162"><text:s/></text:span><text:span text:style-name="T142_163">window</text:span><text:span text:style-name="T142_164">,<text:s/></text:span><text:span text:style-name="T142_165">in</text:span><text:span text:style-name="T142_166"><text:s/></text:span><text:span text:style-name="T142_167">which</text:span><text:span text:style-name="T142_168"><text:s/></text:span><text:span text:style-name="T142_169">you</text:span><text:span text:style-name="T142_170"><text:s/></text:span><text:span text:style-name="T142_171">will</text:span><text:span text:style-name="T142_172"><text:s/></text:span><text:span text:style-name="T142_173">perform</text:span><text:span text:style-name="T142_174"><text:s/></text:span><text:span text:style-name="T142_175">molecular</text:span><text:span text:style-name="T142_176"><text:s/></text:span><text:span text:style-name="T142_177">dynamics</text:span><text:span text:style-name="T142_178"><text:s/></text:span><text:span text:style-name="T142_179">simulation</text:span><text:span text:style-name="T142_180">.</text:span></text:p>
      <text:p text:style-name="P143"/>
      <text:p text:style-name="P144"><draw:frame svg:x="0cm" svg:y="0cm" svg:width="16.695cm" svg:height="7.885cm" draw:style-name="FR11" text:anchor-type="as-char" draw:z-index="0"><draw:image xlink:href="Pictures/image11.png" xlink:type="simple" xlink:show="embed" xlink:actuate="onLoad"/></draw:frame></text:p>
      <text:p text:style-name="P145"><text:span text:style-name="T145_1">Picture</text:span><text:span text:style-name="T145_2"><text:s/>11.</text:span></text:p>
      <text:p text:style-name="P146"/>
      <text:p text:style-name="P147"><text:span text:style-name="T147_1">In</text:span><text:span text:style-name="T147_2"><text:s/></text:span><text:span text:style-name="T147_3">the</text:span><text:span text:style-name="T147_4"><text:s/></text:span><text:span text:style-name="T147_5">next</text:span><text:span text:style-name="T147_6"><text:s/></text:span><text:span text:style-name="T147_7">menu</text:span><text:span text:style-name="T147_8"><text:s/></text:span><text:span text:style-name="T147_9">there</text:span><text:span text:style-name="T147_10"><text:s/></text:span><text:span text:style-name="T147_11">are</text:span><text:span text:style-name="T147_12"><text:s/>4<text:s/></text:span><text:span text:style-name="T147_13">buttons</text:span><text:span text:style-name="T147_14">.<text:s/></text:span><text:span text:style-name="T147_15">From</text:span><text:span text:style-name="T147_16"><text:s/></text:span><text:span text:style-name="T147_17">the</text:span><text:span text:style-name="T147_18"><text:s/></text:span><text:span text:style-name="T147_19">left</text:span><text:span text:style-name="T147_20">.<text:s/></text:span><text:span text:style-name="T147_21">EXIT</text:span><text:span text:style-name="T147_22"><text:s/></text:span><text:span text:style-name="T147_23">button</text:span><text:span text:style-name="T147_24"><text:s/></text:span><text:span text:style-name="T147_25">will</text:span><text:span text:style-name="T147_26"><text:s/></text:span><text:span text:style-name="T147_27">quit</text:span><text:span text:style-name="T147_28"><text:s/></text:span><text:span text:style-name="T147_29">plugin</text:span><text:span text:style-name="T147_30">.<text:s/></text:span><text:span text:style-name="T147_31">SAV</text:span><text:span text:style-name="T147_32">E</text:span><text:span text:style-name="T147_33"><text:s/></text:span><text:span text:style-name="T147_34">button</text:span><text:span text:style-name="T147_35"><text:s/></text:span><text:span text:style-name="T147_36">will</text:span><text:span text:style-name="T147_37"><text:s/></text:span><text:span text:style-name="T147_38">allow</text:span><text:span text:style-name="T147_39"><text:s/></text:span><text:span text:style-name="T147_40">you</text:span><text:span text:style-name="T147_41"><text:s/></text:span><text:span text:style-name="T147_42">to</text:span><text:span text:style-name="T147_43"><text:s/></text:span><text:span text:style-name="T147_44">save</text:span><text:span text:style-name="T147_45"><text:s/></text:span><text:span text:style-name="T147_46">current</text:span><text:span text:style-name="T147_47"><text:s/></text:span><text:span text:style-name="T147_48">project</text:span><text:span text:style-name="T147_49"><text:s/></text:span><text:span text:style-name="T147_50">with</text:span><text:span text:style-name="T147_51"><text:s/></text:span><text:span text:style-name="T147_52">its</text:span><text:span text:style-name="T147_53"><text:s/></text:span><text:span text:style-name="T147_54">progress</text:span><text:span text:style-name="T147_55"><text:s/></text:span><text:span text:style-name="T147_56">and</text:span><text:span text:style-name="T147_57"><text:s/></text:span><text:span text:style-name="T147_58">settings</text:span><text:span text:style-name="T147_59"><text:s/></text:span><text:span text:style-name="T147_60">as</text:span><text:span text:style-name="T147_61"><text:s/></text:span><text:span text:style-name="T147_62">a</text:span><text:span text:style-name="T147_63"><text:s/></text:span><text:span text:style-name="T147_64">tar</text:span><text:span text:style-name="T147_65">.</text:span><text:span text:style-name="T147_66">bz</text:span><text:span text:style-name="T147_67"><text:s/></text:span><text:span text:style-name="T147_68">archive</text:span><text:span text:style-name="T147_69">.<text:s/></text:span><text:span text:style-name="T147_70">STOP</text:span><text:span text:style-name="T147_71"><text:s/></text:span><text:span text:style-name="T147_72">button</text:span><text:span text:style-name="T147_73"><text:s/></text:span><text:span text:style-name="T147_74">will</text:span><text:span text:style-name="T147_75"><text:s/></text:span><text:span text:style-name="T147_76">suspend</text:span><text:span text:style-name="T147_77"><text:s/></text:span><text:span text:style-name="T147_78">calculations</text:span><text:span text:style-name="T147_79">,<text:s/></text:span><text:span text:style-name="T147_80">while</text:span><text:span text:style-name="T147_81"><text:s/></text:span><text:span text:style-name="T147_82">START</text:span><text:span text:style-name="T147_83"><text:s/></text:span><text:span text:style-name="T147_84">button</text:span><text:span text:style-name="T147_85"><text:s/></text:span><text:span text:style-name="T147_86">will</text:span><text:span text:style-name="T147_87"><text:s/></text:span><text:span text:style-name="T147_88">resume</text:span><text:span text:style-name="T147_89"><text:s/></text:span><text:span text:style-name="T147_90">or</text:span><text:span text:style-name="T147_91"><text:s/></text:span><text:span text:style-name="T147_92">start</text:span><text:span text:style-name="T147_93"><text:s/></text:span><text:span text:style-name="T147_94">counting</text:span><text:span text:style-name="T147_95">.</text:span></text:p>
      <text:p text:style-name="P148"/>
      <text:p text:style-name="P149"><draw:frame svg:x="0cm" svg:y="0cm" svg:width="5.98cm" svg:height="2.672cm" draw:style-name="FR12" text:anchor-type="as-char" draw:z-index="0"><draw:image xlink:href="Pictures/image12.png" xlink:type="simple" xlink:show="embed" xlink:actuate="onLoad"/></draw:frame></text:p>
      <text:p text:style-name="P150"><text:span text:style-name="T150_1">Picture</text:span><text:span text:style-name="T150_2"><text:s/>12.</text:span></text:p>
      <text:p text:style-name="P151"><text:span text:style-name="T151_1">4.<text:s/></text:span><text:span text:style-name="T151_2">Standalone</text:span><text:span text:style-name="T151_3"><text:s/></text:span><text:span text:style-name="T151_4">Application</text:span></text:p>
      <text:p text:style-name="P152"/>
      <text:p text:style-name="P153"><text:span text:style-name="T153_1"><text:tab/></text:span><text:span text:style-name="T153_2">It</text:span><text:span text:style-name="T153_3"><text:s/></text:span><text:span text:style-name="T153_4">is</text:span><text:span text:style-name="T153_5"><text:s/></text:span><text:span text:style-name="T153_6">possible</text:span><text:span text:style-name="T153_7"><text:s/></text:span><text:span text:style-name="T153_8">to</text:span><text:span text:style-name="T153_9"><text:s/></text:span><text:span text:style-name="T153_10">use</text:span><text:span text:style-name="T153_11"><text:s/></text:span><text:span text:style-name="T153_12">dynamics</text:span><text:span text:style-name="T153_13">-</text:span><text:span text:style-name="T153_14">pymol</text:span><text:span text:style-name="T153_15">-</text:span><text:span text:style-name="T153_16">plugin</text:span><text:span text:style-name="T153_17"><text:s/></text:span><text:span text:style-name="T153_18">outside</text:span><text:span text:style-name="T153_19"><text:s/></text:span><text:span text:style-name="T153_20">PyMOL</text:span><text:span text:style-name="T153_21"><text:s/></text:span><text:span text:style-name="T153_22">environment</text:span><text:span text:style-name="T153_23">,<text:s/></text:span><text:span text:style-name="T153_24">as</text:span><text:span text:style-name="T153_25"><text:s/></text:span><text:span text:style-name="T153_26">a</text:span><text:span text:style-name="T153_27"><text:s/></text:span><text:span text:style-name="T153_28">separate</text:span><text:span text:style-name="T153_29"><text:s/></text:span><text:span text:style-name="T153_30">application</text:span><text:span text:style-name="T153_31">.<text:s/></text:span><text:span text:style-name="T153_32">The</text:span><text:span text:style-name="T153_33"><text:s/></text:span><text:span text:style-name="T153_34">project</text:span><text:span text:style-name="T153_35"><text:s/></text:span><text:span text:style-name="T153_36">to</text:span><text:span text:style-name="T153_37"><text:s/></text:span><text:span text:style-name="T153_38">allow</text:span><text:span text:style-name="T153_39"><text:s/></text:span><text:span text:style-name="T153_40">that</text:span><text:span text:style-name="T153_41"><text:s/></text:span><text:span text:style-name="T153_42">is</text:span><text:span text:style-name="T153_43"><text:s/></text:span><text:span text:style-name="T153_44">called</text:span><text:span text:style-name="T153_45"><text:s/></text:span><text:span text:style-name="T153_46">pyDynamics</text:span><text:span text:style-name="T153_47">.<text:s/></text:span><text:span text:style-name="T153_48">It</text:span><text:span text:style-name="T153_49"><text:s/></text:span><text:span text:style-name="T153_50">won</text:span><text:span text:style-name="T153_51">’</text:span><text:span text:style-name="T153_52">t</text:span><text:span text:style-name="T153_53"><text:s/></text:span><text:span text:style-name="T153_54">give</text:span><text:span text:style-name="T153_55"><text:s/></text:span><text:span text:style-name="T153_56">you</text:span><text:span text:style-name="T153_57"><text:s/></text:span><text:span text:style-name="T153_58">ability</text:span><text:span text:style-name="T153_59"><text:s/></text:span><text:span text:style-name="T153_60">to</text:span><text:span text:style-name="T153_61"><text:s/></text:span><text:span text:style-name="T153_62">view</text:span><text:span text:style-name="T153_63"><text:s/></text:span><text:span text:style-name="T153_64">results</text:span><text:span text:style-name="T153_65"><text:s/></text:span><text:span text:style-name="T153_66">and</text:span><text:span text:style-name="T153_67"><text:s/></text:span><text:span text:style-name="T153_68">some</text:span><text:span text:style-name="T153_69"><text:s/></text:span><text:span text:style-name="T153_70">other</text:span><text:span text:style-name="T153_71"><text:s/></text:span><text:span text:style-name="T153_72">options</text:span><text:span text:style-name="T153_73"><text:s/></text:span><text:span text:style-name="T153_74">will</text:span><text:span text:style-name="T153_75"><text:s/></text:span><text:span text:style-name="T153_76">be</text:span><text:span text:style-name="T153_77"><text:s/></text:span><text:span text:style-name="T153_78">restricted</text:span><text:span text:style-name="T153_79">,<text:s/></text:span><text:span text:style-name="T153_80">as</text:span><text:span text:style-name="T153_81"><text:s/></text:span><text:span text:style-name="T153_82">they</text:span><text:span text:style-name="T153_83"><text:s/></text:span><text:span text:style-name="T153_84">are</text:span><text:span text:style-name="T153_85"><text:s/></text:span><text:span text:style-name="T153_86">internal</text:span><text:span text:style-name="T153_87"><text:s/></text:span><text:span text:style-name="T153_88">PyMOL</text:span><text:span text:style-name="T153_89"><text:s/></text:span><text:span text:style-name="T153_90">features</text:span><text:span text:style-name="T153_91">.<text:s/></text:span><text:span text:style-name="T153_92">But</text:span><text:span text:style-name="T153_93"><text:s/></text:span><text:span text:style-name="T153_94">it</text:span><text:span text:style-name="T153_95"><text:s/></text:span><text:span text:style-name="T153_96">will</text:span><text:span text:style-name="T153_97"><text:s/></text:span><text:span text:style-name="T153_98">allow</text:span><text:span text:style-name="T153_99"><text:s/></text:span><text:span text:style-name="T153_100">you</text:span><text:span text:style-name="T153_101"><text:s/></text:span><text:span text:style-name="T153_102">to</text:span><text:span text:style-name="T153_103"><text:s/></text:span><text:span text:style-name="T153_104">do</text:span><text:span text:style-name="T153_105"><text:s/></text:span><text:span text:style-name="T153_106">all</text:span><text:span text:style-name="T153_107"><text:s/></text:span><text:span text:style-name="T153_108">the</text:span><text:span text:style-name="T153_109"><text:s/></text:span><text:span text:style-name="T153_110">calculation</text:span><text:span text:style-name="T153_111"><text:s/></text:span><text:span text:style-name="T153_112">even</text:span><text:span text:style-name="T153_113"><text:s/></text:span><text:span text:style-name="T153_114">without</text:span><text:span text:style-name="T153_115"><text:s/></text:span><text:span text:style-name="T153_116">graphic</text:span><text:span text:style-name="T153_117"><text:s/></text:span><text:span text:style-name="T153_118">environment</text:span><text:span text:style-name="T153_119">.<text:s/></text:span><text:span text:style-name="T153_120">To</text:span><text:span text:style-name="T153_121"><text:s/></text:span><text:span text:style-name="T153_122">install</text:span><text:span text:style-name="T153_123"><text:s/></text:span><text:span text:style-name="T153_124">pyDynamics</text:span><text:span text:style-name="T153_125"><text:s/></text:span><text:span text:style-name="T153_126">on</text:span><text:span text:style-name="T153_127"><text:s/></text:span><text:span text:style-name="T153_128">Ubuntu</text:span><text:span text:style-name="T153_129"><text:s/></text:span><text:span text:style-name="T153_130">do</text:span><text:span text:style-name="T153_131">:</text:span></text:p>
      <text:p text:style-name="P154"><text:span text:style-name="T154_1">sudo</text:span><text:span text:style-name="T154_2"><text:s/></text:span><text:span text:style-name="T154_3">add</text:span><text:span text:style-name="T154_4">-</text:span><text:span text:style-name="T154_5">apt</text:span><text:span text:style-name="T154_6">-</text:span><text:span text:style-name="T154_7">repository</text:span><text:span text:style-name="T154_8"><text:s/></text:span><text:span text:style-name="T154_9">ppa</text:span><text:span text:style-name="T154_10">:</text:span><text:span text:style-name="T154_11">tomaszm</text:span><text:span text:style-name="T154_12">/</text:span><text:span text:style-name="T154_13">dynamics</text:span></text:p>
      <text:p text:style-name="P155"><text:span text:style-name="T155_1"><text:tab/></text:span><text:span text:style-name="T155_2">sudo</text:span><text:span text:style-name="T155_3"><text:s/></text:span><text:span text:style-name="T155_4">apt</text:span><text:span text:style-name="T155_5">-</text:span><text:span text:style-name="T155_6">get</text:span><text:span text:style-name="T155_7"><text:s/></text:span><text:span text:style-name="T155_8">update</text:span></text:p>
      <text:p text:style-name="P156"><text:span text:style-name="T156_1"><text:tab/></text:span><text:span text:style-name="T156_2">sudo</text:span><text:span text:style-name="T156_3"><text:s/></text:span><text:span text:style-name="T156_4">apt</text:span><text:span text:style-name="T156_5">-</text:span><text:span text:style-name="T156_6">get</text:span><text:span text:style-name="T156_7"><text:s/></text:span><text:span text:style-name="T156_8">install</text:span><text:span text:style-name="T156_9"><text:s/></text:span><text:span text:style-name="T156_10">pydynamics</text:span></text:p>
      <text:p text:style-name="P157"><text:span text:style-name="T157_1">On</text:span><text:span text:style-name="T157_2"><text:s/></text:span><text:span text:style-name="T157_3">other</text:span><text:span text:style-name="T157_4"><text:s/></text:span><text:span text:style-name="T157_5">systems</text:span><text:span text:style-name="T157_6"><text:s/></text:span><text:span text:style-name="T157_7">you</text:span><text:span text:style-name="T157_8"><text:s/></text:span><text:span text:style-name="T157_9">can</text:span><text:span text:style-name="T157_10"><text:s/></text:span><text:span text:style-name="T157_11">download</text:span><text:span text:style-name="T157_12"><text:s/></text:span><text:span text:style-name="T157_13">latest</text:span><text:span text:style-name="T157_14"><text:s/></text:span><text:span text:style-name="T157_15">master</text:span><text:span text:style-name="T157_16"><text:s/></text:span><text:span text:style-name="T157_17">snapshot</text:span><text:span text:style-name="T157_18">:</text:span></text:p>
      <text:p text:style-name="P158"><text:span text:style-name="T158_1">git</text:span><text:span text:style-name="T158_2"><text:s/></text:span><text:span text:style-name="T158_3">clone</text:span><text:span text:style-name="T158_4"><text:s/></text:span><text:span text:style-name="T158_5">git</text:span><text:span text:style-name="T158_6">://</text:span><text:span text:style-name="T158_7">github</text:span><text:span text:style-name="T158_8">.</text:span><text:span text:style-name="T158_9">com</text:span><text:span text:style-name="T158_10">/</text:span><text:span text:style-name="T158_11">tomaszmakarewicz</text:span><text:span text:style-name="T158_12">/</text:span><text:span text:style-name="T158_13">Dynamics</text:span><text:span text:style-name="T158_14">.</text:span><text:span text:style-name="T158_15">git</text:span></text:p>
      <text:p text:style-name="P159"><text:span text:style-name="T159_1">And</text:span><text:span text:style-name="T159_2"><text:s/></text:span><text:span text:style-name="T159_3">use</text:span><text:span text:style-name="T159_4"><text:s/></text:span><text:span text:style-name="T159_5">pydynamics</text:span><text:span text:style-name="T159_6">-</text:span><text:span text:style-name="T159_7">gui</text:span><text:span text:style-name="T159_8">.</text:span><text:span text:style-name="T159_9">py</text:span><text:span text:style-name="T159_10"><text:s/></text:span><text:span text:style-name="T159_11">as</text:span><text:span text:style-name="T159_12"><text:s/></text:span><text:span text:style-name="T159_13">a</text:span><text:span text:style-name="T159_14"><text:s/></text:span><text:span text:style-name="T159_15">normal</text:span><text:span text:style-name="T159_16"><text:s/></text:span><text:span text:style-name="T159_17">Python</text:span><text:span text:style-name="T159_18"><text:s/></text:span><text:span text:style-name="T159_19">scripts</text:span><text:span text:style-name="T159_20"><text:s/></text:span><text:span text:style-name="T159_21">for</text:span><text:span text:style-name="T159_22"><text:s/></text:span><text:span text:style-name="T159_23">GUI</text:span><text:span text:style-name="T159_24"><text:s/></text:span><text:span text:style-name="T159_25">interface</text:span><text:span text:style-name="T159_26"><text:s/></text:span><text:span text:style-name="T159_27">or</text:span><text:span text:style-name="T159_28"><text:s/></text:span><text:span text:style-name="T159_29">pydynamics</text:span><text:span text:style-name="T159_30">.</text:span><text:span text:style-name="T159_31">py</text:span><text:span text:style-name="T159_32"><text:s/></text:span><text:span text:style-name="T159_33">for</text:span><text:span text:style-name="T159_34"><text:s/></text:span><text:span text:style-name="T159_35">command</text:span><text:span text:style-name="T159_36"><text:s/></text:span><text:span text:style-name="T159_37">line</text:span><text:span text:style-name="T159_38"><text:s/></text:span><text:span text:style-name="T159_39">interface</text:span><text:span text:style-name="T159_40">.<text:s/></text:span><text:span text:style-name="T159_41">Remember</text:span><text:span text:style-name="T159_42"><text:s/></text:span><text:span text:style-name="T159_43">that</text:span><text:span text:style-name="T159_44"><text:s/></text:span><text:span text:style-name="T159_45">pyDynamics</text:span><text:span text:style-name="T159_46"><text:s/></text:span><text:span text:style-name="T159_47">require</text:span><text:span text:style-name="T159_48"><text:s/></text:span><text:span text:style-name="T159_49">dynamics</text:span><text:span text:style-name="T159_50">-</text:span><text:span text:style-name="T159_51">pymol</text:span><text:span text:style-name="T159_52">-</text:span><text:span text:style-name="T159_53">plugin</text:span><text:span text:style-name="T159_54"><text:s/></text:span><text:span text:style-name="T159_55">to</text:span><text:span text:style-name="T159_56"><text:s/></text:span><text:span text:style-name="T159_57">be</text:span><text:span text:style-name="T159_58"><text:s/></text:span><text:span text:style-name="T159_59">installed</text:span><text:span text:style-name="T159_60"><text:s/></text:span><text:span text:style-name="T159_61">or</text:span><text:span text:style-name="T159_62"><text:s/></text:span><text:span text:style-name="T159_63">to</text:span><text:span text:style-name="T159_64"><text:s/></text:span><text:span text:style-name="T159_65">be</text:span><text:span text:style-name="T159_66"><text:s/></text:span><text:span text:style-name="T159_67">in</text:span><text:span text:style-name="T159_68"><text:s/></text:span><text:span text:style-name="T159_69">the</text:span><text:span text:style-name="T159_70"><text:s/></text:span><text:span text:style-name="T159_71">same</text:span><text:span text:style-name="T159_72"><text:s/></text:span><text:span text:style-name="T159_73">directory</text:span><text:span text:style-name="T159_74"><text:s/></text:span><text:span text:style-name="T159_75">as</text:span><text:span text:style-name="T159_76"><text:s/></text:span><text:span text:style-name="T159_77">a</text:span><text:span text:style-name="T159_78"><text:s/></text:span><text:span text:style-name="T159_79">pyDynamics</text:span><text:span text:style-name="T159_80"><text:s/></text:span><text:span text:style-name="T159_81">script</text:span><text:span text:style-name="T159_82"><text:s/></text:span><text:span text:style-name="T159_83">to</text:span><text:span text:style-name="T159_84"><text:s/></text:span><text:span text:style-name="T159_85">run</text:span><text:span text:style-name="T159_86">.</text:span></text:p>
      <text:p text:style-name="P160"/>
      <text:p text:style-name="P161"><text:span text:style-name="T161_1">4.1.<text:s/></text:span><text:span text:style-name="T161_2">pyDynamics</text:span><text:span text:style-name="T161_3">-</text:span><text:span text:style-name="T161_4">gui</text:span></text:p>
      <text:p text:style-name="P162"/>
      <text:p text:style-name="P163"><text:span text:style-name="T163_1"><text:tab/></text:span><text:span text:style-name="T163_2">After</text:span><text:span text:style-name="T163_3"><text:s/></text:span><text:span text:style-name="T163_4">installation</text:span><text:span text:style-name="T163_5"><text:s/></text:span><text:span text:style-name="T163_6">this</text:span><text:span text:style-name="T163_7"><text:s/></text:span><text:span text:style-name="T163_8">program</text:span><text:span text:style-name="T163_9"><text:s/></text:span><text:span text:style-name="T163_10">can</text:span><text:span text:style-name="T163_11"><text:s/></text:span><text:span text:style-name="T163_12">be</text:span><text:span text:style-name="T163_13"><text:s/></text:span><text:span text:style-name="T163_14">found</text:span><text:span text:style-name="T163_15"><text:s/></text:span><text:span text:style-name="T163_16">in</text:span><text:span text:style-name="T163_17"><text:s/></text:span><text:span text:style-name="T163_18">Menu</text:span><text:span text:style-name="T163_19">-&gt;</text:span><text:span text:style-name="T163_20">Programs</text:span><text:span text:style-name="T163_21">-&gt;</text:span><text:span text:style-name="T163_22">Education</text:span><text:span text:style-name="T163_23">.<text:s/></text:span><text:span text:style-name="T163_24">It</text:span><text:span text:style-name="T163_25"><text:s/></text:span><text:span text:style-name="T163_26">also</text:span><text:span text:style-name="T163_27"><text:s/></text:span><text:span text:style-name="T163_28">can</text:span><text:span text:style-name="T163_29"><text:s/></text:span><text:span text:style-name="T163_30">be</text:span><text:span text:style-name="T163_31"><text:s/></text:span><text:span text:style-name="T163_32">called</text:span><text:span text:style-name="T163_33"><text:s/></text:span><text:span text:style-name="T163_34">from</text:span><text:span text:style-name="T163_35"><text:s/></text:span><text:span text:style-name="T163_36">command</text:span><text:span text:style-name="T163_37"><text:s/></text:span><text:span text:style-name="T163_38">line</text:span><text:span text:style-name="T163_39">:</text:span></text:p>
      <text:p text:style-name="P164"><text:span text:style-name="T164_1"><text:tab/></text:span><text:span text:style-name="T164_2">pydynamics</text:span><text:span text:style-name="T164_3">-</text:span><text:span text:style-name="T164_4">gui</text:span></text:p>
      <text:p text:style-name="P165"><text:span text:style-name="T165_1">This</text:span><text:span text:style-name="T165_2"><text:s/></text:span><text:span text:style-name="T165_3">variant</text:span><text:span text:style-name="T165_4"><text:s/></text:span><text:span text:style-name="T165_5">of</text:span><text:span text:style-name="T165_6"><text:s/></text:span><text:span text:style-name="T165_7">application</text:span><text:span text:style-name="T165_8"><text:s/></text:span><text:span text:style-name="T165_9">offers</text:span><text:span text:style-name="T165_10"><text:s/></text:span><text:span text:style-name="T165_11">the</text:span><text:span text:style-name="T165_12"><text:s/></text:span><text:span text:style-name="T165_13">same</text:span><text:span text:style-name="T165_14"><text:s/></text:span><text:span text:style-name="T165_15">graphic</text:span><text:span text:style-name="T165_16"><text:s/></text:span><text:span text:style-name="T165_17">interface</text:span><text:span text:style-name="T165_18"><text:s/></text:span><text:span text:style-name="T165_19">as</text:span><text:span text:style-name="T165_20"><text:s/></text:span><text:span text:style-name="T165_21">known</text:span><text:span text:style-name="T165_22"><text:s/></text:span><text:span text:style-name="T165_23">from</text:span><text:span text:style-name="T165_24"><text:s/></text:span><text:span text:style-name="T165_25">Dynamics</text:span><text:span text:style-name="T165_26"><text:s/></text:span><text:span text:style-name="T165_27">PyMOL</text:span><text:span text:style-name="T165_28"><text:s/></text:span><text:span text:style-name="T165_29">Plugin</text:span><text:span text:style-name="T165_30">.<text:s/></text:span><text:span text:style-name="T165_31">One</text:span><text:span text:style-name="T165_32"><text:s/></text:span><text:span text:style-name="T165_33">of</text:span><text:span text:style-name="T165_34"><text:s/></text:span><text:span text:style-name="T165_35">the</text:span><text:span text:style-name="T165_36"><text:s/></text:span><text:span text:style-name="T165_37">most</text:span><text:span text:style-name="T165_38"><text:s/></text:span><text:span text:style-name="T165_39">worthy</text:span><text:span text:style-name="T165_40"><text:s/></text:span><text:span text:style-name="T165_41">difference</text:span><text:span text:style-name="T165_42"><text:s/></text:span><text:span text:style-name="T165_43">is</text:span><text:span text:style-name="T165_44"><text:s/></text:span><text:span text:style-name="T165_45">that</text:span><text:span text:style-name="T165_46"><text:s/></text:span><text:span text:style-name="T165_47">after</text:span><text:span text:style-name="T165_48"><text:s/></text:span><text:span text:style-name="T165_49">dynamics</text:span><text:span text:style-name="T165_50"><text:s/></text:span><text:span text:style-name="T165_51">simulation</text:span><text:span text:style-name="T165_52"><text:s/></text:span><text:span text:style-name="T165_53">is</text:span><text:span text:style-name="T165_54"><text:s/></text:span><text:span text:style-name="T165_55">finished</text:span><text:span text:style-name="T165_56"><text:s/></text:span><text:span text:style-name="T165_57">it</text:span><text:span text:style-name="T165_58"><text:s/></text:span><text:span text:style-name="T165_59">will</text:span><text:span text:style-name="T165_60"><text:s/></text:span><text:span text:style-name="T165_61">not</text:span><text:span text:style-name="T165_62"><text:s/></text:span><text:span text:style-name="T165_63">show</text:span><text:span text:style-name="T165_64"><text:s/></text:span><text:span text:style-name="T165_65">molecule</text:span><text:span text:style-name="T165_66"><text:s/></text:span><text:span text:style-name="T165_67">multimodel</text:span><text:span text:style-name="T165_68"><text:s/></text:span><text:span text:style-name="T165_69">in</text:span><text:span text:style-name="T165_70"><text:s/></text:span><text:span text:style-name="T165_71">PyMOL</text:span><text:span text:style-name="T165_72">,<text:s/></text:span><text:span text:style-name="T165_73">but</text:span><text:span text:style-name="T165_74"><text:s/></text:span><text:span text:style-name="T165_75">offer</text:span><text:span text:style-name="T165_76"><text:s/></text:span><text:span text:style-name="T165_77">window</text:span><text:span text:style-name="T165_78"><text:s/></text:span><text:span text:style-name="T165_79">to</text:span><text:span text:style-name="T165_80"><text:s/></text:span><text:span text:style-name="T165_81">save</text:span><text:span text:style-name="T165_82"><text:s/></text:span><text:span text:style-name="T165_83">multimodel</text:span><text:span text:style-name="T165_84"><text:s/></text:span><text:span text:style-name="T165_85">pdb</text:span><text:span text:style-name="T165_86"><text:s/></text:span><text:span text:style-name="T165_87">file</text:span><text:span text:style-name="T165_88">.<text:s/></text:span><text:span text:style-name="T165_89">This</text:span><text:span text:style-name="T165_90"><text:s/></text:span><text:span text:style-name="T165_91">application</text:span><text:span text:style-name="T165_92"><text:s/></text:span><text:span text:style-name="T165_93">could</text:span><text:span text:style-name="T165_94"><text:s/></text:span><text:span text:style-name="T165_95">also</text:span><text:span text:style-name="T165_96"><text:s/></text:span><text:span text:style-name="T165_97">be</text:span><text:span text:style-name="T165_98"><text:s/></text:span><text:span text:style-name="T165_99">used</text:span><text:span text:style-name="T165_100"><text:s/></text:span><text:span text:style-name="T165_101">to</text:span><text:span text:style-name="T165_102"><text:s/></text:span><text:span text:style-name="T165_103">input</text:span><text:span text:style-name="T165_104"><text:s/></text:span><text:span text:style-name="T165_105">all</text:span><text:span text:style-name="T165_106"><text:s/></text:span><text:span text:style-name="T165_107">settings</text:span><text:span text:style-name="T165_108"><text:s/></text:span><text:span text:style-name="T165_109">and</text:span><text:span text:style-name="T165_110"><text:s/></text:span><text:span text:style-name="T165_111">save</text:span><text:span text:style-name="T165_112"><text:s/></text:span><text:span text:style-name="T165_113">file</text:span><text:span text:style-name="T165_114"><text:s/></text:span><text:span text:style-name="T165_115">for</text:span><text:span text:style-name="T165_116"><text:s/></text:span><text:span text:style-name="T165_117">non</text:span><text:span text:style-name="T165_118"><text:s/></text:span><text:span text:style-name="T165_119">GUI</text:span><text:span text:style-name="T165_120"><text:s/></text:span><text:span text:style-name="T165_121">pyDynamics</text:span><text:span text:style-name="T165_122">.</text:span></text:p>
      <text:p text:style-name="P166"/>
      <text:p text:style-name="P167"><text:span text:style-name="T167_1">4.2.<text:s/></text:span><text:span text:style-name="T167_2">pyDynamics</text:span></text:p>
      <text:p text:style-name="P168"/>
      <text:p text:style-name="P169"><text:span text:style-name="T169_1"><text:tab/></text:span><text:span text:style-name="T169_2">This</text:span><text:span text:style-name="T169_3"><text:s/></text:span><text:span text:style-name="T169_4">application</text:span><text:span text:style-name="T169_5"><text:s/></text:span><text:span text:style-name="T169_6">does</text:span><text:span text:style-name="T169_7"><text:s/></text:span><text:span text:style-name="T169_8">not</text:span><text:span text:style-name="T169_9"><text:s/></text:span><text:span text:style-name="T169_10">require</text:span><text:span text:style-name="T169_11"><text:s/></text:span><text:span text:style-name="T169_12">graphic</text:span><text:span text:style-name="T169_13"><text:s/></text:span><text:span text:style-name="T169_14">environment</text:span><text:span text:style-name="T169_15"><text:s/></text:span><text:span text:style-name="T169_16">to</text:span><text:span text:style-name="T169_17"><text:s/></text:span><text:span text:style-name="T169_18">run</text:span><text:span text:style-name="T169_19"><text:s/></text:span><text:span text:style-name="T169_20">and</text:span><text:span text:style-name="T169_21"><text:s/></text:span><text:span text:style-name="T169_22">can</text:span><text:span text:style-name="T169_23"><text:s/></text:span><text:span text:style-name="T169_24">be</text:span><text:span text:style-name="T169_25"><text:s/></text:span><text:span text:style-name="T169_26">called</text:span><text:span text:style-name="T169_27"><text:s/></text:span><text:span text:style-name="T169_28">from</text:span><text:span text:style-name="T169_29"><text:s/></text:span><text:span text:style-name="T169_30">command</text:span><text:span text:style-name="T169_31"><text:s/></text:span><text:span text:style-name="T169_32">line</text:span><text:span text:style-name="T169_33">:</text:span></text:p>
      <text:p text:style-name="P170"><text:span text:style-name="T170_1"><text:tab/></text:span><text:span text:style-name="T170_2">pydynamics</text:span></text:p>
      <text:p text:style-name="P171"><text:span text:style-name="T171_1">It</text:span><text:span text:style-name="T171_2"><text:s/></text:span><text:span text:style-name="T171_3">is</text:span><text:span text:style-name="T171_4"><text:s/></text:span><text:span text:style-name="T171_5">designed</text:span><text:span text:style-name="T171_6"><text:s/></text:span><text:span text:style-name="T171_7">with</text:span><text:span text:style-name="T171_8"><text:s/></text:span><text:span text:style-name="T171_9">servers</text:span><text:span text:style-name="T171_10"><text:s/></text:span><text:span text:style-name="T171_11">in</text:span><text:span text:style-name="T171_12"><text:s/></text:span><text:span text:style-name="T171_13">mind</text:span><text:span text:style-name="T171_14">.<text:s/></text:span><text:span text:style-name="T171_15">As</text:span><text:span text:style-name="T171_16"><text:s/></text:span><text:span text:style-name="T171_17">a</text:span><text:span text:style-name="T171_18"><text:s/></text:span><text:span text:style-name="T171_19">input</text:span><text:span text:style-name="T171_20"><text:s/></text:span><text:span text:style-name="T171_21">it</text:span><text:span text:style-name="T171_22"><text:s/></text:span><text:span text:style-name="T171_23">takes</text:span><text:span text:style-name="T171_24"><text:s/></text:span><text:span text:style-name="T171_25">Dynamics</text:span><text:span text:style-name="T171_26"><text:s/></text:span><text:span text:style-name="T171_27">PyMOL</text:span><text:span text:style-name="T171_28"><text:s/></text:span><text:span text:style-name="T171_29">Plugin</text:span><text:span text:style-name="T171_30"><text:s/></text:span><text:span text:style-name="T171_31">saved</text:span><text:span text:style-name="T171_32"><text:s/></text:span><text:span text:style-name="T171_33">tar</text:span><text:span text:style-name="T171_34">.</text:span><text:span text:style-name="T171_35">bz</text:span><text:span text:style-name="T171_36"><text:s/></text:span><text:span text:style-name="T171_37">archive</text:span><text:span text:style-name="T171_38"><text:s/></text:span><text:span text:style-name="T171_39">files</text:span><text:span text:style-name="T171_40">.<text:s/></text:span><text:span text:style-name="T171_41">It</text:span><text:span text:style-name="T171_42"><text:s/></text:span><text:span text:style-name="T171_43">run</text:span><text:span text:style-name="T171_44"><text:s/></text:span><text:span text:style-name="T171_45">all</text:span><text:span text:style-name="T171_46"><text:s/></text:span><text:span text:style-name="T171_47">operations</text:span><text:span text:style-name="T171_48"><text:s/></text:span><text:span text:style-name="T171_49">set</text:span><text:span text:style-name="T171_50"><text:s/></text:span><text:span text:style-name="T171_51">in</text:span><text:span text:style-name="T171_52"><text:s/></text:span><text:span text:style-name="T171_53">settings</text:span><text:span text:style-name="T171_54"><text:s/></text:span><text:span text:style-name="T171_55">and</text:span><text:span text:style-name="T171_56"><text:s/></text:span><text:span text:style-name="T171_57">as</text:span><text:span text:style-name="T171_58"><text:s/></text:span><text:span text:style-name="T171_59">a</text:span><text:span text:style-name="T171_60"><text:s/></text:span><text:span text:style-name="T171_61">output</text:span><text:span text:style-name="T171_62"><text:s/></text:span><text:span text:style-name="T171_63">gives</text:span><text:span text:style-name="T171_64"><text:s/></text:span><text:span text:style-name="T171_65">multimodel</text:span><text:span text:style-name="T171_66"><text:s/></text:span><text:span text:style-name="T171_67">pdb</text:span><text:span text:style-name="T171_68"><text:s/></text:span><text:span text:style-name="T171_69">file</text:span><text:span text:style-name="T171_70">.</text:span></text:p>
      <text:p text:style-name="P172"><text:span text:style-name="T172_1">Example</text:span><text:span text:style-name="T172_2"><text:s/></text:span><text:span text:style-name="T172_3">of</text:span><text:span text:style-name="T172_4"><text:s/></text:span><text:span text:style-name="T172_5">how</text:span><text:span text:style-name="T172_6"><text:s/></text:span><text:span text:style-name="T172_7">to</text:span><text:span text:style-name="T172_8"><text:s/></text:span><text:span text:style-name="T172_9">use</text:span><text:span text:style-name="T172_10"><text:s/></text:span><text:span text:style-name="T172_11">program</text:span><text:span text:style-name="T172_12">:</text:span></text:p>
      <text:p text:style-name="P173"><text:span text:style-name="T173_1"><text:tab/></text:span><text:span text:style-name="T173_2">pydynamics</text:span><text:span text:style-name="T173_3"><text:s/>/</text:span><text:span text:style-name="T173_4">home</text:span><text:span text:style-name="T173_5">/</text:span><text:span text:style-name="T173_6">user</text:span><text:span text:style-name="T173_7">/</text:span><text:span text:style-name="T173_8">aprotein</text:span><text:span text:style-name="T173_9">_</text:span><text:span text:style-name="T173_10">saved</text:span><text:span text:style-name="T173_11">.</text:span><text:span text:style-name="T173_12">tar</text:span><text:span text:style-name="T173_13">.</text:span><text:span text:style-name="T173_14">bz</text:span><text:span text:style-name="T173_15"><text:s/>/</text:span><text:span text:style-name="T173_16">home</text:span><text:span text:style-name="T173_17">/</text:span><text:span text:style-name="T173_18">user</text:span><text:span text:style-name="T173_19">/</text:span><text:span text:style-name="T173_20">aprotein</text:span><text:span text:style-name="T173_21">_</text:span><text:span text:style-name="T173_22">multimodel</text:span><text:span text:style-name="T173_23">.</text:span><text:span text:style-name="T173_24">pdb</text:span></text:p>
      <text:p text:style-name="P174"><text:span text:style-name="T174_1">First</text:span><text:span text:style-name="T174_2"><text:s/></text:span><text:span text:style-name="T174_3">argument</text:span><text:span text:style-name="T174_4"><text:s/></text:span><text:span text:style-name="T174_5">after</text:span><text:span text:style-name="T174_6"><text:s/></text:span><text:span text:style-name="T174_7">pydynamics</text:span><text:span text:style-name="T174_8"><text:s/></text:span><text:span text:style-name="T174_9">command</text:span><text:span text:style-name="T174_10"><text:s/></text:span><text:span text:style-name="T174_11">is</text:span><text:span text:style-name="T174_12"><text:s/></text:span><text:span text:style-name="T174_13">path</text:span><text:span text:style-name="T174_14"><text:s/></text:span><text:span text:style-name="T174_15">to</text:span><text:span text:style-name="T174_16"><text:s/></text:span><text:span text:style-name="T174_17">saved</text:span><text:span text:style-name="T174_18"><text:s/></text:span><text:span text:style-name="T174_19">Dynamics</text:span><text:span text:style-name="T174_20"><text:s/></text:span><text:span text:style-name="T174_21">PyMOL</text:span><text:span text:style-name="T174_22"><text:s/></text:span><text:span text:style-name="T174_23">Plugin</text:span><text:span text:style-name="T174_24"><text:s/></text:span><text:span text:style-name="T174_25">project</text:span><text:span text:style-name="T174_26"><text:s/>(</text:span><text:span text:style-name="T174_27">which</text:span><text:span text:style-name="T174_28"><text:s/></text:span><text:span text:style-name="T174_29">could</text:span><text:span text:style-name="T174_30"><text:s/></text:span><text:span text:style-name="T174_31">be</text:span><text:span text:style-name="T174_32"><text:s/></text:span><text:span text:style-name="T174_33">for</text:span><text:span text:style-name="T174_34"><text:s/></text:span><text:span text:style-name="T174_35">example</text:span><text:span text:style-name="T174_36"><text:s/></text:span><text:span text:style-name="T174_37">uploaded</text:span><text:span text:style-name="T174_38"><text:s/></text:span><text:span text:style-name="T174_39">to</text:span><text:span text:style-name="T174_40"><text:s/></text:span><text:span text:style-name="T174_41">a</text:span><text:span text:style-name="T174_42"><text:s/></text:span><text:span text:style-name="T174_43">server</text:span><text:span text:style-name="T174_44">).<text:s/></text:span><text:span text:style-name="T174_45">The</text:span><text:span text:style-name="T174_46"><text:s/></text:span><text:span text:style-name="T174_47">second</text:span><text:span text:style-name="T174_48"><text:s/></text:span><text:span text:style-name="T174_49">argument</text:span><text:span text:style-name="T174_50"><text:s/></text:span><text:span text:style-name="T174_51">is</text:span><text:span text:style-name="T174_52"><text:s/></text:span><text:span text:style-name="T174_53">path</text:span><text:span text:style-name="T174_54"><text:s/></text:span><text:span text:style-name="T174_55">to</text:span><text:span text:style-name="T174_56"><text:s/></text:span><text:span text:style-name="T174_57">which</text:span><text:span text:style-name="T174_58"><text:s/></text:span><text:span text:style-name="T174_59">output</text:span><text:span text:style-name="T174_60"><text:s/></text:span><text:span text:style-name="T174_61">multimodel</text:span><text:span text:style-name="T174_62"><text:s/></text:span><text:span text:style-name="T174_63">pdb</text:span><text:span text:style-name="T174_64"><text:s/></text:span><text:span text:style-name="T174_65">file</text:span><text:span text:style-name="T174_66"><text:s/></text:span><text:span text:style-name="T174_67">will</text:span><text:span text:style-name="T174_68"><text:s/></text:span><text:span text:style-name="T174_69">be</text:span><text:span text:style-name="T174_70"><text:s/></text:span><text:span text:style-name="T174_71">saved</text:span><text:span text:style-name="T174_72">.</text:span></text:p>
      <text:p text:style-name="P175"><text:span text:style-name="T175_1">5.<text:s/></text:span><text:span text:style-name="T175_2">Changelog</text:span></text:p>
      <text:p text:style-name="P176"/>
      <text:p text:style-name="P177"><text:span text:style-name="T177_1">What</text:span><text:span text:style-name="T177_2">'</text:span><text:span text:style-name="T177_3">s</text:span><text:span text:style-name="T177_4"><text:s/></text:span><text:span text:style-name="T177_5">new</text:span><text:span text:style-name="T177_6"><text:s/></text:span><text:span text:style-name="T177_7">in</text:span><text:span text:style-name="T177_8"><text:s/>1.0.0:</text:span></text:p>
      <text:p text:style-name="P178"><text:span text:style-name="T178_1">-<text:s/></text:span><text:span text:style-name="T178_2">initial</text:span><text:span text:style-name="T178_3"><text:s/></text:span><text:span text:style-name="T178_4">release</text:span></text:p>
      <text:p text:style-name="P179"/>
      <text:p text:style-name="P180"><text:span text:style-name="T180_1">Known</text:span><text:span text:style-name="T180_2"><text:s/></text:span><text:span text:style-name="T180_3">issues</text:span><text:span text:style-name="T180_4">:</text:span></text:p>
      <text:p text:style-name="P181"><text:span text:style-name="T181_1">-<text:s/></text:span><text:span text:style-name="T181_2">command</text:span><text:span text:style-name="T181_3"><text:s/></text:span><text:span text:style-name="T181_4">line</text:span><text:span text:style-name="T181_5"><text:s/></text:span><text:span text:style-name="T181_6">interface</text:span><text:span text:style-name="T181_7"><text:s/></text:span><text:span text:style-name="T181_8">is</text:span><text:span text:style-name="T181_9"><text:s/></text:span><text:span text:style-name="T181_10">depreciated</text:span></text:p>
      <text:p text:style-name="P182"><text:span text:style-name="T182_1">6.<text:s/></text:span><text:span text:style-name="T182_2">Copyright</text:span></text:p>
      <text:p text:style-name="P183"/>
      <text:p text:style-name="P184"><text:span text:style-name="T184_1"><text:tab/></text:span><text:span text:style-name="T184_2">This</text:span><text:span text:style-name="T184_3"><text:s/></text:span><text:span text:style-name="T184_4">software</text:span><text:span text:style-name="T184_5"><text:s/>(</text:span><text:span text:style-name="T184_6">including</text:span><text:span text:style-name="T184_7"><text:s/></text:span><text:span text:style-name="T184_8">its</text:span><text:span text:style-name="T184_9"><text:s/></text:span><text:span text:style-name="T184_10">Debian</text:span><text:span text:style-name="T184_11"><text:s/></text:span><text:span text:style-name="T184_12">packaging</text:span><text:span text:style-name="T184_13">)<text:s/></text:span><text:span text:style-name="T184_14">is</text:span><text:span text:style-name="T184_15"><text:s/></text:span><text:span text:style-name="T184_16">available</text:span><text:span text:style-name="T184_17"><text:s/></text:span><text:span text:style-name="T184_18">to</text:span><text:span text:style-name="T184_19"><text:s/></text:span><text:span text:style-name="T184_20">you</text:span><text:span text:style-name="T184_21"><text:s/></text:span><text:span text:style-name="T184_22">under</text:span><text:span text:style-name="T184_23"><text:s/></text:span><text:span text:style-name="T184_24">the</text:span><text:span text:style-name="T184_25"><text:s/></text:span><text:span text:style-name="T184_26">terms</text:span><text:span text:style-name="T184_27"><text:s/></text:span><text:span text:style-name="T184_28">of</text:span><text:span text:style-name="T184_29"><text:s/></text:span><text:span text:style-name="T184_30">the</text:span><text:span text:style-name="T184_31"><text:s/></text:span><text:span text:style-name="T184_32">GPL</text:span><text:span text:style-name="T184_33">-3,<text:s/></text:span><text:span text:style-name="T184_34">see</text:span><text:span text:style-name="T184_35"><text:s/>"/</text:span><text:span text:style-name="T184_36">usr</text:span><text:span text:style-name="T184_37">/</text:span><text:span text:style-name="T184_38">share</text:span><text:span text:style-name="T184_39">/</text:span><text:span text:style-name="T184_40">common</text:span><text:span text:style-name="T184_41">-</text:span><text:span text:style-name="T184_42">licenses</text:span><text:span text:style-name="T184_43">/</text:span><text:span text:style-name="T184_44">GPL</text:span><text:span text:style-name="T184_45">-3".</text:span></text:p>
      <text:p text:style-name="P185"><text:span text:style-name="T185_1"><text:tab/></text:span><text:span text:style-name="T185_2">Software</text:span><text:span text:style-name="T185_3"><text:s/></text:span><text:span text:style-name="T185_4">is</text:span><text:span text:style-name="T185_5"><text:s/></text:span><text:span text:style-name="T185_6">created</text:span><text:span text:style-name="T185_7"><text:s/></text:span><text:span text:style-name="T185_8">and</text:span><text:span text:style-name="T185_9"><text:s/></text:span><text:span text:style-name="T185_10">maintained</text:span><text:span text:style-name="T185_11"><text:s/></text:span><text:span text:style-name="T185_12">by</text:span><text:span text:style-name="T185_13"><text:s/></text:span><text:span text:style-name="T185_14">Laboratory</text:span><text:span text:style-name="T185_15"><text:s/></text:span><text:span text:style-name="T185_16">of</text:span><text:span text:style-name="T185_17"><text:s/></text:span><text:span text:style-name="T185_18">Biomolecular</text:span><text:span text:style-name="T185_19"><text:s/></text:span><text:span text:style-name="T185_20">Systems</text:span><text:span text:style-name="T185_21"><text:s/></text:span><text:span text:style-name="T185_22">Simulation</text:span><text:span text:style-name="T185_23"><text:s/></text:span><text:span text:style-name="T185_24">at</text:span><text:span text:style-name="T185_25"><text:s/></text:span><text:span text:style-name="T185_26">University</text:span><text:span text:style-name="T185_27"><text:s/></text:span><text:span text:style-name="T185_28">of</text:span><text:span text:style-name="T185_29"><text:s/></text:span><text:span text:style-name="T185_30">Gdansk</text:span><text:span text:style-name="T185_31">.</text:span></text:p>
      <text:p text:style-name="P186"><text:span text:style-name="T186_1">Contributors</text:span><text:span text:style-name="T186_2">:</text:span></text:p>
      <text:p text:style-name="P187"><text:span text:style-name="T187_1">-<text:s/></text:span><text:span text:style-name="T187_2">Tomasz</text:span><text:span text:style-name="T187_3"><text:s/></text:span><text:span text:style-name="T187_4">Makarewicz</text:span><text:span text:style-name="T187_5"><text:s/>(</text:span><text:span text:style-name="T187_6">tomaszm</text:span><text:span text:style-name="T187_7">@</text:span><text:span text:style-name="T187_8">biotech</text:span><text:span text:style-name="T187_9">.</text:span><text:span text:style-name="T187_10">ug</text:span><text:span text:style-name="T187_11">.</text:span><text:span text:style-name="T187_12">edu</text:span><text:span text:style-name="T187_13">.</text:span><text:span text:style-name="T187_14">pl</text:span><text:span text:style-name="T187_15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